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d154ea" style:font-style-asian="normal" style:font-style-complex="normal"/>
    </style:style>
    <style:style style:name="P10" style:family="paragraph" style:parent-style-name="Text_20_body">
      <style:text-properties fo:font-style="normal" officeooo:rsid="0475a486" officeooo:paragraph-rsid="04ea9696" style:font-style-asian="normal" style:font-style-complex="normal"/>
    </style:style>
    <style:style style:name="P11" style:family="paragraph" style:parent-style-name="Text_20_body">
      <style:text-properties fo:font-style="normal" officeooo:rsid="0475a486" officeooo:paragraph-rsid="04f45378" style:font-style-asian="normal" style:font-style-complex="normal"/>
    </style:style>
    <style:style style:name="P12" style:family="paragraph" style:parent-style-name="Text_20_body">
      <style:text-properties fo:font-style="normal" officeooo:rsid="0475a486" officeooo:paragraph-rsid="04f788f4" style:font-style-asian="normal" style:font-style-complex="normal"/>
    </style:style>
    <style:style style:name="P13" style:family="paragraph" style:parent-style-name="Text_20_body">
      <style:text-properties fo:font-style="normal" officeooo:rsid="0475a486" officeooo:paragraph-rsid="0500c219" style:font-style-asian="normal" style:font-style-complex="normal"/>
    </style:style>
    <style:style style:name="P14" style:family="paragraph" style:parent-style-name="Text_20_body">
      <style:text-properties fo:font-style="normal" officeooo:rsid="0475a486" officeooo:paragraph-rsid="0503b664" style:font-style-asian="normal" style:font-style-complex="normal"/>
    </style:style>
    <style:style style:name="P15" style:family="paragraph" style:parent-style-name="Text_20_body">
      <style:text-properties fo:font-style="normal" officeooo:rsid="0475a486" officeooo:paragraph-rsid="050fdc74" style:font-style-asian="normal" style:font-style-complex="normal"/>
    </style:style>
    <style:style style:name="P16" style:family="paragraph" style:parent-style-name="Text_20_body">
      <style:text-properties fo:font-style="normal" officeooo:rsid="0475a486" officeooo:paragraph-rsid="0519c5f5" style:font-style-asian="normal" style:font-style-complex="normal"/>
    </style:style>
    <style:style style:name="P17" style:family="paragraph" style:parent-style-name="Text_20_body">
      <style:text-properties fo:font-style="normal" officeooo:rsid="0475a486" officeooo:paragraph-rsid="051ff050" style:font-style-asian="normal" style:font-style-complex="normal"/>
    </style:style>
    <style:style style:name="P18" style:family="paragraph" style:parent-style-name="Text_20_body">
      <style:text-properties fo:font-style="normal" officeooo:rsid="0475a486" officeooo:paragraph-rsid="0551aec0" style:font-style-asian="normal" style:font-style-complex="normal"/>
    </style:style>
    <style:style style:name="P19" style:family="paragraph" style:parent-style-name="Text_20_body">
      <style:text-properties fo:font-style="normal" officeooo:rsid="0475a486" officeooo:paragraph-rsid="05791b4c" style:font-style-asian="normal" style:font-style-complex="normal"/>
    </style:style>
    <style:style style:name="P20" style:family="paragraph" style:parent-style-name="Text_20_body">
      <style:text-properties fo:font-style="normal" officeooo:rsid="0475a486" officeooo:paragraph-rsid="05a80fb1" style:font-style-asian="normal" style:font-style-complex="normal"/>
    </style:style>
    <style:style style:name="P21" style:family="paragraph" style:parent-style-name="Text_20_body">
      <style:text-properties fo:font-style="normal" officeooo:rsid="0475a486" officeooo:paragraph-rsid="05d480e3" style:font-style-asian="normal" style:font-style-complex="normal"/>
    </style:style>
    <style:style style:name="P22" style:family="paragraph" style:parent-style-name="Text_20_body">
      <style:text-properties fo:font-style="normal" officeooo:rsid="0475a486" officeooo:paragraph-rsid="05d63ce3" style:font-style-asian="normal" style:font-style-complex="normal"/>
    </style:style>
    <style:style style:name="P23" style:family="paragraph" style:parent-style-name="Text_20_body">
      <style:text-properties fo:font-style="normal" officeooo:rsid="0475a486" officeooo:paragraph-rsid="05d7a2b9" style:font-style-asian="normal" style:font-style-complex="normal"/>
    </style:style>
    <style:style style:name="P24" style:family="paragraph" style:parent-style-name="Text_20_body">
      <style:text-properties fo:font-style="normal" officeooo:rsid="0475a486" officeooo:paragraph-rsid="0644c9dc" style:font-style-asian="normal" style:font-style-complex="normal"/>
    </style:style>
    <style:style style:name="P25" style:family="paragraph" style:parent-style-name="Text_20_body">
      <style:text-properties fo:font-style="normal" officeooo:rsid="0475a486" officeooo:paragraph-rsid="06461a10" style:font-style-asian="normal" style:font-style-complex="normal"/>
    </style:style>
    <style:style style:name="P26" style:family="paragraph" style:parent-style-name="Text_20_body">
      <style:text-properties fo:font-style="normal" officeooo:rsid="0475a486" officeooo:paragraph-rsid="0661037c" style:font-style-asian="normal" style:font-style-complex="normal"/>
    </style:style>
    <style:style style:name="P27" style:family="paragraph" style:parent-style-name="Text_20_body">
      <style:text-properties fo:font-style="normal" officeooo:rsid="0475a486" officeooo:paragraph-rsid="0663d0ea" style:font-style-asian="normal" style:font-style-complex="normal"/>
    </style:style>
    <style:style style:name="P28" style:family="paragraph" style:parent-style-name="Text_20_body">
      <style:text-properties fo:font-style="normal" officeooo:rsid="0023406a" officeooo:paragraph-rsid="0551aec0" style:font-style-asian="normal" style:font-style-complex="normal"/>
    </style:style>
    <style:style style:name="P29" style:family="paragraph" style:parent-style-name="Text_20_body">
      <style:text-properties fo:font-style="normal" officeooo:rsid="039c618d" officeooo:paragraph-rsid="05edba65" style:font-style-asian="normal" style:font-style-complex="normal"/>
    </style:style>
    <style:style style:name="P30" style:family="paragraph" style:parent-style-name="Text_20_body">
      <style:text-properties fo:font-style="normal" officeooo:rsid="05e9da61" officeooo:paragraph-rsid="05edba65" style:font-style-asian="normal" style:font-style-complex="normal"/>
    </style:style>
    <style:style style:name="P31" style:family="paragraph" style:parent-style-name="Text_20_body">
      <style:text-properties officeooo:rsid="036742e5" officeooo:paragraph-rsid="036742e5"/>
    </style:style>
    <style:style style:name="P32" style:family="paragraph" style:parent-style-name="Text_20_body">
      <style:text-properties officeooo:rsid="03657a1c" officeooo:paragraph-rsid="03657a1c"/>
    </style:style>
    <style:style style:name="P33" style:family="paragraph" style:parent-style-name="Text_20_body">
      <style:text-properties officeooo:rsid="02085db8" officeooo:paragraph-rsid="0467166a"/>
    </style:style>
    <style:style style:name="P34" style:family="paragraph" style:parent-style-name="Text_20_body">
      <style:text-properties officeooo:rsid="0383a956" officeooo:paragraph-rsid="04d154ea"/>
    </style:style>
    <style:style style:name="P35" style:family="paragraph" style:parent-style-name="Text_20_body">
      <style:text-properties officeooo:rsid="0383a956" officeooo:paragraph-rsid="04ea9696"/>
    </style:style>
    <style:style style:name="P36" style:family="paragraph" style:parent-style-name="Text_20_body">
      <style:text-properties officeooo:rsid="0383a956" officeooo:paragraph-rsid="04f45378"/>
    </style:style>
    <style:style style:name="P37" style:family="paragraph" style:parent-style-name="Text_20_body">
      <style:text-properties officeooo:rsid="0383a956" officeooo:paragraph-rsid="04f788f4"/>
    </style:style>
    <style:style style:name="P38" style:family="paragraph" style:parent-style-name="Text_20_body">
      <style:text-properties officeooo:rsid="0383a956" officeooo:paragraph-rsid="0500c219"/>
    </style:style>
    <style:style style:name="P39" style:family="paragraph" style:parent-style-name="Text_20_body">
      <style:text-properties officeooo:rsid="0383a956" officeooo:paragraph-rsid="0503b664"/>
    </style:style>
    <style:style style:name="P40" style:family="paragraph" style:parent-style-name="Text_20_body">
      <style:text-properties officeooo:rsid="0383a956" officeooo:paragraph-rsid="050fdc74"/>
    </style:style>
    <style:style style:name="P41" style:family="paragraph" style:parent-style-name="Text_20_body">
      <style:text-properties officeooo:rsid="0383a956" officeooo:paragraph-rsid="0519c5f5"/>
    </style:style>
    <style:style style:name="P42" style:family="paragraph" style:parent-style-name="Text_20_body">
      <style:text-properties officeooo:rsid="0383a956" officeooo:paragraph-rsid="051ff050"/>
    </style:style>
    <style:style style:name="P43" style:family="paragraph" style:parent-style-name="Text_20_body">
      <style:text-properties officeooo:rsid="0383a956" officeooo:paragraph-rsid="0551aec0"/>
    </style:style>
    <style:style style:name="P44" style:family="paragraph" style:parent-style-name="Text_20_body">
      <style:text-properties officeooo:rsid="0383a956" officeooo:paragraph-rsid="05791b4c"/>
    </style:style>
    <style:style style:name="P45" style:family="paragraph" style:parent-style-name="Text_20_body">
      <style:text-properties officeooo:rsid="0383a956" officeooo:paragraph-rsid="05a80fb1"/>
    </style:style>
    <style:style style:name="P46" style:family="paragraph" style:parent-style-name="Text_20_body">
      <style:text-properties officeooo:rsid="0383a956" officeooo:paragraph-rsid="05d2a2d1"/>
    </style:style>
    <style:style style:name="P47" style:family="paragraph" style:parent-style-name="Text_20_body">
      <style:text-properties officeooo:rsid="0383a956" officeooo:paragraph-rsid="05d972f4"/>
    </style:style>
    <style:style style:name="P48" style:family="paragraph" style:parent-style-name="Text_20_body">
      <style:text-properties officeooo:paragraph-rsid="04d4d527"/>
    </style:style>
    <style:style style:name="P49" style:family="paragraph" style:parent-style-name="Text_20_body">
      <style:text-properties officeooo:rsid="009f7541" officeooo:paragraph-rsid="04d4d527"/>
    </style:style>
    <style:style style:name="P50" style:family="paragraph" style:parent-style-name="Text_20_body">
      <style:text-properties officeooo:rsid="0078ca9c" officeooo:paragraph-rsid="04d4d527"/>
    </style:style>
    <style:style style:name="P51" style:family="paragraph" style:parent-style-name="Text_20_body">
      <style:text-properties officeooo:rsid="01dc8f75" officeooo:paragraph-rsid="04d53a08"/>
    </style:style>
    <style:style style:name="P52" style:family="paragraph" style:parent-style-name="Text_20_body">
      <style:text-properties officeooo:rsid="01112f24" officeooo:paragraph-rsid="04d53a08"/>
    </style:style>
    <style:style style:name="P53" style:family="paragraph" style:parent-style-name="Text_20_body">
      <style:text-properties officeooo:rsid="031f4bed" officeooo:paragraph-rsid="04d53a08"/>
    </style:style>
    <style:style style:name="P54" style:family="paragraph" style:parent-style-name="Text_20_body">
      <style:text-properties officeooo:paragraph-rsid="04d53a08"/>
    </style:style>
    <style:style style:name="P55" style:family="paragraph" style:parent-style-name="Text_20_body">
      <style:text-properties officeooo:paragraph-rsid="050fdc74"/>
    </style:style>
    <style:style style:name="P56" style:family="paragraph" style:parent-style-name="Text_20_body">
      <style:text-properties officeooo:rsid="05186c98" officeooo:paragraph-rsid="05186c98"/>
    </style:style>
    <style:style style:name="P57" style:family="paragraph" style:parent-style-name="Text_20_body">
      <style:text-properties officeooo:paragraph-rsid="052532bc"/>
    </style:style>
    <style:style style:name="P58" style:family="paragraph" style:parent-style-name="Text_20_body">
      <style:text-properties officeooo:rsid="05118ffa" officeooo:paragraph-rsid="052e6ab5"/>
    </style:style>
    <style:style style:name="P59" style:family="paragraph" style:parent-style-name="Text_20_body">
      <style:text-properties officeooo:paragraph-rsid="052e6ab5"/>
    </style:style>
    <style:style style:name="P60" style:family="paragraph" style:parent-style-name="Text_20_body">
      <style:text-properties officeooo:rsid="05350c68" officeooo:paragraph-rsid="05350c68"/>
    </style:style>
    <style:style style:name="P61" style:family="paragraph" style:parent-style-name="Text_20_body">
      <style:text-properties officeooo:rsid="0382a284" officeooo:paragraph-rsid="051ff050"/>
    </style:style>
    <style:style style:name="P62" style:family="paragraph" style:parent-style-name="Text_20_body">
      <style:text-properties officeooo:rsid="0382a284" officeooo:paragraph-rsid="053c235a"/>
    </style:style>
    <style:style style:name="P63" style:family="paragraph" style:parent-style-name="Text_20_body">
      <style:text-properties officeooo:rsid="0382a284" officeooo:paragraph-rsid="05791b4c"/>
    </style:style>
    <style:style style:name="P64" style:family="paragraph" style:parent-style-name="Text_20_body">
      <style:text-properties officeooo:rsid="0382a284" officeooo:paragraph-rsid="0551aec0"/>
    </style:style>
    <style:style style:name="P65" style:family="paragraph" style:parent-style-name="Text_20_body">
      <style:text-properties officeooo:paragraph-rsid="054e6e37"/>
    </style:style>
    <style:style style:name="P66" style:family="paragraph" style:parent-style-name="Text_20_body">
      <style:text-properties officeooo:rsid="0021b0a1" officeooo:paragraph-rsid="0551aec0"/>
    </style:style>
    <style:style style:name="P67" style:family="paragraph" style:parent-style-name="Text_20_body">
      <style:text-properties officeooo:rsid="0021d3eb" officeooo:paragraph-rsid="0551aec0"/>
    </style:style>
    <style:style style:name="P68" style:family="paragraph" style:parent-style-name="Text_20_body">
      <style:text-properties officeooo:paragraph-rsid="0551aec0"/>
    </style:style>
    <style:style style:name="P69" style:family="paragraph" style:parent-style-name="Text_20_body">
      <style:text-properties officeooo:paragraph-rsid="055a4894"/>
    </style:style>
    <style:style style:name="P70" style:family="paragraph" style:parent-style-name="Text_20_body">
      <style:text-properties officeooo:paragraph-rsid="05626225"/>
    </style:style>
    <style:style style:name="P71" style:family="paragraph" style:parent-style-name="Text_20_body">
      <style:text-properties officeooo:rsid="05626225" officeooo:paragraph-rsid="05626225"/>
    </style:style>
    <style:style style:name="P72" style:family="paragraph" style:parent-style-name="Text_20_body">
      <style:text-properties officeooo:rsid="056fd2ec" officeooo:paragraph-rsid="056fd2ec"/>
    </style:style>
    <style:style style:name="P73" style:family="paragraph" style:parent-style-name="Text_20_body">
      <style:text-properties officeooo:rsid="0572040d" officeooo:paragraph-rsid="0572040d"/>
    </style:style>
    <style:style style:name="P74" style:family="paragraph" style:parent-style-name="Text_20_body">
      <style:text-properties officeooo:paragraph-rsid="058f44b2"/>
    </style:style>
    <style:style style:name="P75" style:family="paragraph" style:parent-style-name="Text_20_body">
      <style:text-properties officeooo:paragraph-rsid="05932b3d"/>
    </style:style>
    <style:style style:name="P76" style:family="paragraph" style:parent-style-name="Text_20_body">
      <style:text-properties officeooo:rsid="05958f84" officeooo:paragraph-rsid="05958f84"/>
    </style:style>
    <style:style style:name="P77" style:family="paragraph" style:parent-style-name="Text_20_body">
      <style:text-properties officeooo:paragraph-rsid="05958f84"/>
    </style:style>
    <style:style style:name="P78" style:family="paragraph" style:parent-style-name="Text_20_body">
      <style:text-properties officeooo:paragraph-rsid="0596fc25"/>
    </style:style>
    <style:style style:name="P79" style:family="paragraph" style:parent-style-name="Text_20_body">
      <style:text-properties officeooo:paragraph-rsid="05982496"/>
    </style:style>
    <style:style style:name="P80" style:family="paragraph" style:parent-style-name="Text_20_body">
      <style:text-properties officeooo:rsid="059a08d2" officeooo:paragraph-rsid="059a08d2"/>
    </style:style>
    <style:style style:name="P81" style:family="paragraph" style:parent-style-name="Text_20_body">
      <style:text-properties officeooo:paragraph-rsid="059a08d2"/>
    </style:style>
    <style:style style:name="P82" style:family="paragraph" style:parent-style-name="Text_20_body">
      <style:text-properties officeooo:paragraph-rsid="059b5882"/>
    </style:style>
    <style:style style:name="P83" style:family="paragraph" style:parent-style-name="Text_20_body">
      <style:text-properties officeooo:rsid="05cece4e" officeooo:paragraph-rsid="05cece4e"/>
    </style:style>
    <style:style style:name="P84" style:family="paragraph" style:parent-style-name="Text_20_body">
      <style:text-properties officeooo:rsid="0399cdc9" officeooo:paragraph-rsid="05edba65"/>
    </style:style>
    <style:style style:name="P85" style:family="paragraph" style:parent-style-name="Text_20_body">
      <style:text-properties officeooo:rsid="04742538" officeooo:paragraph-rsid="04742538"/>
    </style:style>
    <style:style style:name="P86" style:family="paragraph" style:parent-style-name="Text_20_body">
      <style:text-properties officeooo:rsid="04742538" officeooo:paragraph-rsid="066c75ac"/>
    </style:style>
    <style:style style:name="P87" style:family="paragraph" style:parent-style-name="Text_20_body">
      <style:text-properties fo:font-style="italic" officeooo:rsid="0475a486" officeooo:paragraph-rsid="0644c9dc" style:font-style-asian="italic" style:font-style-complex="italic"/>
    </style:style>
    <style:style style:name="P88" style:family="paragraph" style:parent-style-name="Text_20_body">
      <style:text-properties officeooo:paragraph-rsid="0644c9dc"/>
    </style:style>
    <style:style style:name="P89" style:family="paragraph" style:parent-style-name="Text_20_body">
      <style:text-properties officeooo:paragraph-rsid="06461a10"/>
    </style:style>
    <style:style style:name="P90" style:family="paragraph" style:parent-style-name="Text_20_body">
      <style:text-properties officeooo:paragraph-rsid="064a3108"/>
    </style:style>
    <style:style style:name="P91" style:family="paragraph" style:parent-style-name="Text_20_body">
      <style:text-properties officeooo:rsid="03ab3f00" officeooo:paragraph-rsid="0669e1cb"/>
    </style:style>
    <style:style style:name="P92" style:family="paragraph" style:parent-style-name="Text_20_body">
      <style:text-properties officeooo:paragraph-rsid="066c75ac"/>
    </style:style>
    <style:style style:name="P93" style:family="paragraph" style:parent-style-name="Footnote">
      <style:text-properties officeooo:rsid="00cd182e" officeooo:paragraph-rsid="00cd182e"/>
    </style:style>
    <style:style style:name="P94" style:family="paragraph" style:parent-style-name="Footnote">
      <style:text-properties officeooo:rsid="02085db8" officeooo:paragraph-rsid="02085db8"/>
    </style:style>
    <style:style style:name="P95" style:family="paragraph" style:parent-style-name="Footnote">
      <style:text-properties officeooo:rsid="03657a1c" officeooo:paragraph-rsid="03657a1c"/>
    </style:style>
    <style:style style:name="P96" style:family="paragraph" style:parent-style-name="Footnote">
      <style:text-properties officeooo:rsid="036742e5" officeooo:paragraph-rsid="036742e5"/>
    </style:style>
    <style:style style:name="P97" style:family="paragraph" style:parent-style-name="Footnote">
      <style:text-properties officeooo:rsid="050b1c6f" officeooo:paragraph-rsid="050b1c6f"/>
    </style:style>
    <style:style style:name="P98" style:family="paragraph" style:parent-style-name="Footnote">
      <style:text-properties officeooo:rsid="05157c64" officeooo:paragraph-rsid="05157c64"/>
    </style:style>
    <style:style style:name="P99" style:family="paragraph" style:parent-style-name="Footnote">
      <style:text-properties officeooo:rsid="052532bc" officeooo:paragraph-rsid="052532bc"/>
    </style:style>
    <style:style style:name="P100" style:family="paragraph" style:parent-style-name="Footnote">
      <style:text-properties officeooo:rsid="05a9a5db" officeooo:paragraph-rsid="05a9a5db"/>
    </style:style>
    <style:style style:name="P101" style:family="paragraph" style:parent-style-name="Footnote">
      <style:text-properties officeooo:rsid="05f50f96" officeooo:paragraph-rsid="05f50f96"/>
    </style:style>
    <style:style style:name="P102" style:family="paragraph" style:parent-style-name="Footnote">
      <style:text-properties officeooo:paragraph-rsid="061484a2"/>
    </style:style>
    <style:style style:name="P103" style:family="paragraph" style:parent-style-name="Footnote">
      <style:text-properties officeooo:rsid="065eddb6" officeooo:paragraph-rsid="065eddb6"/>
    </style:style>
    <style:style style:name="P104" style:family="paragraph" style:parent-style-name="Author_20_Bio">
      <style:text-properties officeooo:rsid="022622bf" officeooo:paragraph-rsid="022622bf"/>
    </style:style>
    <style:style style:name="P105" style:family="paragraph" style:parent-style-name="Author_20_Bio">
      <style:text-properties officeooo:rsid="022622bf" officeooo:paragraph-rsid="057d4f1e"/>
    </style:style>
    <style:style style:name="P106" style:family="paragraph" style:parent-style-name="Author_20_Bio">
      <style:paragraph-properties fo:text-align="center" style:justify-single-word="false"/>
    </style:style>
    <style:style style:name="P107" style:family="paragraph" style:parent-style-name="Author_20_Bio">
      <style:text-properties officeooo:rsid="0383a956" officeooo:paragraph-rsid="04ea9696"/>
    </style:style>
    <style:style style:name="P108" style:family="paragraph" style:parent-style-name="Author_20_Bio">
      <style:text-properties officeooo:rsid="0383a956" officeooo:paragraph-rsid="04f45378"/>
    </style:style>
    <style:style style:name="P109" style:family="paragraph" style:parent-style-name="Author_20_Bio">
      <style:text-properties officeooo:rsid="0383a956" officeooo:paragraph-rsid="04f788f4"/>
    </style:style>
    <style:style style:name="P110" style:family="paragraph" style:parent-style-name="Author_20_Bio">
      <style:text-properties officeooo:rsid="0383a956" officeooo:paragraph-rsid="0500c219"/>
    </style:style>
    <style:style style:name="P111" style:family="paragraph" style:parent-style-name="Author_20_Bio">
      <style:text-properties officeooo:rsid="0383a956" officeooo:paragraph-rsid="0503b664"/>
    </style:style>
    <style:style style:name="P112" style:family="paragraph" style:parent-style-name="Author_20_Bio">
      <style:text-properties officeooo:rsid="0383a956" officeooo:paragraph-rsid="050fdc74"/>
    </style:style>
    <style:style style:name="P113" style:family="paragraph" style:parent-style-name="Author_20_Bio">
      <style:text-properties officeooo:rsid="0383a956" officeooo:paragraph-rsid="051ff050"/>
    </style:style>
    <style:style style:name="P114" style:family="paragraph" style:parent-style-name="Author_20_Bio">
      <style:text-properties officeooo:rsid="0383a956" officeooo:paragraph-rsid="05370cfe"/>
    </style:style>
    <style:style style:name="P115" style:family="paragraph" style:parent-style-name="Author_20_Bio">
      <style:text-properties officeooo:rsid="0383a956" officeooo:paragraph-rsid="054e6e37"/>
    </style:style>
    <style:style style:name="P116" style:family="paragraph" style:parent-style-name="Author_20_Bio">
      <style:text-properties officeooo:rsid="0383a956" officeooo:paragraph-rsid="0551aec0"/>
    </style:style>
    <style:style style:name="P117" style:family="paragraph" style:parent-style-name="Author_20_Bio">
      <style:text-properties officeooo:rsid="0383a956" officeooo:paragraph-rsid="0555d78a"/>
    </style:style>
    <style:style style:name="P118" style:family="paragraph" style:parent-style-name="Author_20_Bio">
      <style:text-properties officeooo:rsid="0383a956" officeooo:paragraph-rsid="055e9bcf"/>
    </style:style>
    <style:style style:name="P119" style:family="paragraph" style:parent-style-name="Author_20_Bio">
      <style:text-properties officeooo:rsid="0383a956" officeooo:paragraph-rsid="05c4de7c"/>
    </style:style>
    <style:style style:name="P120" style:family="paragraph" style:parent-style-name="Author_20_Bio">
      <style:text-properties officeooo:rsid="0383a956" officeooo:paragraph-rsid="04d154ea"/>
    </style:style>
    <style:style style:name="P121" style:family="paragraph" style:parent-style-name="Author_20_Bio">
      <style:text-properties officeooo:rsid="0383a956" officeooo:paragraph-rsid="05791b4c"/>
    </style:style>
    <style:style style:name="P122" style:family="paragraph" style:parent-style-name="Author_20_Bio">
      <style:text-properties officeooo:rsid="032c322a" officeooo:paragraph-rsid="04d4d527"/>
    </style:style>
    <style:style style:name="P123" style:family="paragraph" style:parent-style-name="Author_20_Bio">
      <style:paragraph-properties fo:text-align="end" style:justify-single-word="false"/>
      <style:text-properties officeooo:paragraph-rsid="04d53a08"/>
    </style:style>
    <style:style style:name="P124" style:family="paragraph" style:parent-style-name="Author_20_Bio">
      <style:text-properties officeooo:rsid="03693d3b" officeooo:paragraph-rsid="03693d3b"/>
    </style:style>
    <style:style style:name="P125" style:family="paragraph" style:parent-style-name="Author_20_Bio">
      <style:text-properties officeooo:rsid="05626225" officeooo:paragraph-rsid="05626225"/>
    </style:style>
    <style:style style:name="P126" style:family="paragraph" style:parent-style-name="Author_20_Bio">
      <style:text-properties officeooo:rsid="05066342" officeooo:paragraph-rsid="0519c5f5"/>
    </style:style>
    <style:style style:name="P127" style:family="paragraph" style:parent-style-name="Author_20_Bio">
      <style:text-properties officeooo:paragraph-rsid="04d4d527"/>
    </style:style>
    <style:style style:name="P128" style:family="paragraph" style:parent-style-name="Author_20_Bio">
      <style:text-properties officeooo:rsid="05cc4fd5" officeooo:paragraph-rsid="05cc4fd5"/>
    </style:style>
    <style:style style:name="P129" style:family="paragraph" style:parent-style-name="Author_20_Bio">
      <style:text-properties officeooo:rsid="03ab3f00" officeooo:paragraph-rsid="03ab3f00"/>
    </style:style>
    <style:style style:name="P130" style:family="paragraph" style:parent-style-name="Author_20_Bio">
      <style:text-properties officeooo:rsid="0403290d" officeooo:paragraph-rsid="05e8cf1b"/>
    </style:style>
    <style:style style:name="P131" style:family="paragraph" style:parent-style-name="Author_20_Bio">
      <style:text-properties officeooo:rsid="0403290d" officeooo:paragraph-rsid="05edba65"/>
    </style:style>
    <style:style style:name="P132" style:family="paragraph" style:parent-style-name="Text_20_body">
      <style:paragraph-properties fo:text-align="start" style:justify-single-word="false" style:writing-mode="page"/>
    </style:style>
    <style:style style:name="P133" style:family="paragraph" style:parent-style-name="Text_20_body">
      <style:paragraph-properties fo:text-align="start" style:justify-single-word="false" style:writing-mode="page"/>
      <style:text-properties officeooo:rsid="04e14992" officeooo:paragraph-rsid="04e14992"/>
    </style:style>
    <style:style style:name="P134" style:family="paragraph" style:parent-style-name="Text_20_body">
      <style:paragraph-properties fo:text-align="start" style:justify-single-word="false" style:writing-mode="page"/>
      <style:text-properties officeooo:rsid="04f9166f" officeooo:paragraph-rsid="04f9166f"/>
    </style:style>
    <style:style style:name="P135" style:family="paragraph" style:parent-style-name="Text_20_body">
      <style:paragraph-properties fo:text-align="start" style:justify-single-word="false" style:writing-mode="page"/>
      <style:text-properties officeooo:rsid="04ffc269" officeooo:paragraph-rsid="04ffc269"/>
    </style:style>
    <style:style style:name="P136" style:family="paragraph" style:parent-style-name="Text_20_body">
      <style:paragraph-properties fo:text-align="start" style:justify-single-word="false" style:writing-mode="page"/>
      <style:text-properties officeooo:rsid="05033305" officeooo:paragraph-rsid="05033305"/>
    </style:style>
    <style:style style:name="P137" style:family="paragraph" style:parent-style-name="Text_20_body">
      <style:paragraph-properties fo:text-align="start" style:justify-single-word="false" style:writing-mode="page"/>
      <style:text-properties officeooo:rsid="04faa85d" officeooo:paragraph-rsid="04faa85d"/>
    </style:style>
    <style:style style:name="P138" style:family="paragraph" style:parent-style-name="Text_20_body">
      <style:paragraph-properties fo:text-align="start" style:justify-single-word="false" style:writing-mode="page"/>
      <style:text-properties officeooo:rsid="04ef8f77" officeooo:paragraph-rsid="04ef8f77"/>
    </style:style>
    <style:style style:name="P139" style:family="paragraph" style:parent-style-name="Text_20_body">
      <style:paragraph-properties fo:text-align="start" style:justify-single-word="false" style:writing-mode="page"/>
      <style:text-properties officeooo:rsid="05086201" officeooo:paragraph-rsid="05086201"/>
    </style:style>
    <style:style style:name="P140" style:family="paragraph" style:parent-style-name="Text_20_body">
      <style:paragraph-properties fo:text-align="start" style:justify-single-word="false" style:writing-mode="page"/>
      <style:text-properties officeooo:rsid="04e1b898" officeooo:paragraph-rsid="04e1b898"/>
    </style:style>
    <style:style style:name="P141" style:family="paragraph" style:parent-style-name="Text_20_body">
      <style:paragraph-properties fo:text-align="start" style:justify-single-word="false" style:writing-mode="page"/>
      <style:text-properties officeooo:rsid="0566f9fa" officeooo:paragraph-rsid="0566f9fa"/>
    </style:style>
    <style:style style:name="P142" style:family="paragraph" style:parent-style-name="Front_20_Heading_20_1">
      <style:text-properties officeooo:paragraph-rsid="02132a17"/>
    </style:style>
    <style:style style:name="P143" style:family="paragraph" style:parent-style-name="First_20_Paragraph">
      <style:text-properties officeooo:rsid="03657a1c" officeooo:paragraph-rsid="03657a1c"/>
    </style:style>
    <style:style style:name="P144" style:family="paragraph" style:parent-style-name="First_20_Paragraph">
      <style:text-properties officeooo:rsid="03ab3f00" officeooo:paragraph-rsid="03ab3f00"/>
    </style:style>
    <style:style style:name="P145" style:family="paragraph" style:parent-style-name="First_20_Paragraph">
      <style:text-properties officeooo:rsid="0382a284" officeooo:paragraph-rsid="04d154ea"/>
    </style:style>
    <style:style style:name="P146" style:family="paragraph" style:parent-style-name="First_20_Paragraph">
      <style:text-properties officeooo:rsid="0382a284" officeooo:paragraph-rsid="04ea9696"/>
    </style:style>
    <style:style style:name="P147" style:family="paragraph" style:parent-style-name="First_20_Paragraph">
      <style:text-properties officeooo:rsid="0382a284" officeooo:paragraph-rsid="04f45378"/>
    </style:style>
    <style:style style:name="P148" style:family="paragraph" style:parent-style-name="First_20_Paragraph">
      <style:text-properties officeooo:rsid="0382a284" officeooo:paragraph-rsid="04f788f4"/>
    </style:style>
    <style:style style:name="P149" style:family="paragraph" style:parent-style-name="First_20_Paragraph">
      <style:text-properties officeooo:rsid="0382a284" officeooo:paragraph-rsid="0500c219"/>
    </style:style>
    <style:style style:name="P150" style:family="paragraph" style:parent-style-name="First_20_Paragraph">
      <style:text-properties officeooo:rsid="0382a284" officeooo:paragraph-rsid="0503b664"/>
    </style:style>
    <style:style style:name="P151" style:family="paragraph" style:parent-style-name="First_20_Paragraph">
      <style:text-properties officeooo:rsid="0382a284" officeooo:paragraph-rsid="050fdc74"/>
    </style:style>
    <style:style style:name="P152" style:family="paragraph" style:parent-style-name="First_20_Paragraph">
      <style:text-properties officeooo:rsid="0382a284" officeooo:paragraph-rsid="0519c5f5"/>
    </style:style>
    <style:style style:name="P153" style:family="paragraph" style:parent-style-name="First_20_Paragraph">
      <style:text-properties officeooo:rsid="0382a284" officeooo:paragraph-rsid="051ff050"/>
    </style:style>
    <style:style style:name="P154" style:family="paragraph" style:parent-style-name="First_20_Paragraph">
      <style:paragraph-properties>
        <style:drop-cap style:lines="2" style:length="2" style:distance="0.0799in"/>
      </style:paragraph-properties>
      <style:text-properties officeooo:rsid="0382a284" officeooo:paragraph-rsid="050fdc74"/>
    </style:style>
    <style:style style:name="P155" style:family="paragraph" style:parent-style-name="First_20_Paragraph">
      <style:text-properties officeooo:rsid="0382a284" officeooo:paragraph-rsid="053c235a"/>
    </style:style>
    <style:style style:name="P156" style:family="paragraph" style:parent-style-name="First_20_Paragraph">
      <style:text-properties officeooo:rsid="0382a284" officeooo:paragraph-rsid="0551aec0"/>
    </style:style>
    <style:style style:name="P157" style:family="paragraph" style:parent-style-name="First_20_Paragraph">
      <style:text-properties officeooo:rsid="0382a284" officeooo:paragraph-rsid="05a80fb1"/>
    </style:style>
    <style:style style:name="P158" style:family="paragraph" style:parent-style-name="First_20_Paragraph">
      <style:text-properties officeooo:rsid="04742538" officeooo:paragraph-rsid="04742538"/>
    </style:style>
    <style:style style:name="P159" style:family="paragraph" style:parent-style-name="First_20_Paragraph">
      <style:text-properties officeooo:rsid="04742538" officeooo:paragraph-rsid="057d4f1e"/>
    </style:style>
    <style:style style:name="P160" style:family="paragraph" style:parent-style-name="First_20_Paragraph">
      <style:text-properties officeooo:paragraph-rsid="04d4d527"/>
    </style:style>
    <style:style style:name="P161" style:family="paragraph" style:parent-style-name="First_20_Paragraph">
      <style:text-properties officeooo:rsid="0399cdc9" officeooo:paragraph-rsid="05e8cf1b"/>
    </style:style>
    <style:style style:name="P162" style:family="paragraph" style:parent-style-name="First_20_Paragraph">
      <style:text-properties officeooo:rsid="0399cdc9" officeooo:paragraph-rsid="05edba65"/>
    </style:style>
    <style:style style:name="P163" style:family="paragraph" style:parent-style-name="Byline">
      <style:text-properties officeooo:rsid="03657a1c" officeooo:paragraph-rsid="03657a1c"/>
    </style:style>
    <style:style style:name="P164" style:family="paragraph" style:parent-style-name="Byline">
      <style:text-properties officeooo:rsid="03ab3f00" officeooo:paragraph-rsid="03ab3f00"/>
    </style:style>
    <style:style style:name="P165" style:family="paragraph" style:parent-style-name="Byline">
      <style:text-properties officeooo:rsid="04cc89ac" officeooo:paragraph-rsid="04cc89ac"/>
    </style:style>
    <style:style style:name="P166" style:family="paragraph" style:parent-style-name="Byline">
      <style:text-properties officeooo:rsid="04cc89ac" officeooo:paragraph-rsid="04f45378"/>
    </style:style>
    <style:style style:name="P167" style:family="paragraph" style:parent-style-name="Byline">
      <style:text-properties officeooo:rsid="04cc89ac" officeooo:paragraph-rsid="0503b664"/>
    </style:style>
    <style:style style:name="P168" style:family="paragraph" style:parent-style-name="Byline">
      <style:text-properties officeooo:rsid="04cc89ac" officeooo:paragraph-rsid="050fdc74"/>
    </style:style>
    <style:style style:name="P169" style:family="paragraph" style:parent-style-name="Byline">
      <style:text-properties officeooo:rsid="04cc89ac" officeooo:paragraph-rsid="0519c5f5"/>
    </style:style>
    <style:style style:name="P170" style:family="paragraph" style:parent-style-name="Byline">
      <style:text-properties officeooo:rsid="04cc89ac" officeooo:paragraph-rsid="051ff050"/>
    </style:style>
    <style:style style:name="P171" style:family="paragraph" style:parent-style-name="Byline">
      <style:text-properties officeooo:rsid="04cc89ac" officeooo:paragraph-rsid="0551aec0"/>
    </style:style>
    <style:style style:name="P172" style:family="paragraph" style:parent-style-name="Byline">
      <style:text-properties officeooo:rsid="04cc89ac" officeooo:paragraph-rsid="05791b4c"/>
    </style:style>
    <style:style style:name="P173" style:family="paragraph" style:parent-style-name="Byline">
      <style:text-properties officeooo:rsid="04cc89ac" officeooo:paragraph-rsid="05edba65"/>
    </style:style>
    <style:style style:name="P174" style:family="paragraph" style:parent-style-name="Byline">
      <style:text-properties officeooo:rsid="04cda9f6" officeooo:paragraph-rsid="04d4d527"/>
    </style:style>
    <style:style style:name="P175" style:family="paragraph" style:parent-style-name="Byline">
      <style:text-properties officeooo:paragraph-rsid="04d53a08"/>
    </style:style>
    <style:style style:name="P176" style:family="paragraph" style:parent-style-name="Byline">
      <style:text-properties officeooo:rsid="04ea9696" officeooo:paragraph-rsid="04ea9696"/>
    </style:style>
    <style:style style:name="P177" style:family="paragraph" style:parent-style-name="Byline">
      <style:text-properties officeooo:rsid="04f45378" officeooo:paragraph-rsid="04f45378"/>
    </style:style>
    <style:style style:name="P178" style:family="paragraph" style:parent-style-name="Byline">
      <style:text-properties officeooo:rsid="0500c219" officeooo:paragraph-rsid="0500c219"/>
    </style:style>
    <style:style style:name="P179" style:family="paragraph" style:parent-style-name="Byline">
      <style:text-properties officeooo:rsid="050b1c6f" officeooo:paragraph-rsid="050b1c6f"/>
    </style:style>
    <style:style style:name="P180" style:family="paragraph" style:parent-style-name="Byline">
      <style:text-properties officeooo:rsid="051556a3" officeooo:paragraph-rsid="051556a3"/>
    </style:style>
    <style:style style:name="P181" style:family="paragraph" style:parent-style-name="Byline">
      <style:text-properties officeooo:rsid="051ff050" officeooo:paragraph-rsid="051ff050"/>
    </style:style>
    <style:style style:name="P182" style:family="paragraph" style:parent-style-name="Byline">
      <style:text-properties officeooo:rsid="054e6e37" officeooo:paragraph-rsid="054e6e37"/>
    </style:style>
    <style:style style:name="P183" style:family="paragraph" style:parent-style-name="Byline">
      <style:text-properties officeooo:rsid="0551aec0" officeooo:paragraph-rsid="0551aec0"/>
    </style:style>
    <style:style style:name="P184" style:family="paragraph" style:parent-style-name="Byline">
      <style:text-properties officeooo:rsid="05626225" officeooo:paragraph-rsid="05626225"/>
    </style:style>
    <style:style style:name="P185" style:family="paragraph" style:parent-style-name="Byline">
      <style:text-properties officeooo:rsid="05a7661f" officeooo:paragraph-rsid="05a7661f"/>
    </style:style>
    <style:style style:name="P186" style:family="paragraph" style:parent-style-name="Byline">
      <style:text-properties officeooo:rsid="05a7661f" officeooo:paragraph-rsid="05a80fb1"/>
    </style:style>
    <style:style style:name="P187" style:family="paragraph" style:parent-style-name="Byline">
      <style:text-properties officeooo:rsid="05ca5d5b" officeooo:paragraph-rsid="05ca5d5b"/>
    </style:style>
    <style:style style:name="P188" style:family="paragraph" style:parent-style-name="Byline">
      <style:text-properties officeooo:rsid="05e8cf1b" officeooo:paragraph-rsid="04cb54e9"/>
    </style:style>
    <style:style style:name="P189" style:family="paragraph" style:parent-style-name="Byline">
      <style:text-properties officeooo:rsid="05e9da61" officeooo:paragraph-rsid="05e9da61"/>
    </style:style>
    <style:style style:name="P190" style:family="paragraph" style:parent-style-name="Byline">
      <style:text-properties officeooo:rsid="065edd66" officeooo:paragraph-rsid="065edd66"/>
    </style:style>
    <style:style style:name="P191" style:family="paragraph" style:parent-style-name="Callout">
      <style:text-properties officeooo:paragraph-rsid="03657a1c"/>
    </style:style>
    <style:style style:name="P192" style:family="paragraph" style:parent-style-name="Callout">
      <style:text-properties officeooo:paragraph-rsid="03ab3f00"/>
    </style:style>
    <style:style style:name="P193" style:family="paragraph" style:parent-style-name="Callout">
      <style:text-properties officeooo:paragraph-rsid="04d4d527"/>
    </style:style>
    <style:style style:name="P194" style:family="paragraph" style:parent-style-name="Table_20_Contents">
      <style:text-properties fo:font-weight="bold" officeooo:rsid="03658744" officeooo:paragraph-rsid="03658744" style:font-weight-asian="bold" style:font-weight-complex="bold"/>
    </style:style>
    <style:style style:name="P195" style:family="paragraph" style:parent-style-name="Table_20_Contents">
      <style:text-properties officeooo:rsid="04a337ba" officeooo:paragraph-rsid="04cb54e9"/>
    </style:style>
    <style:style style:name="P196" style:family="paragraph" style:parent-style-name="Table_20_Contents">
      <style:text-properties officeooo:rsid="04a337ba" officeooo:paragraph-rsid="05682f01"/>
    </style:style>
    <style:style style:name="P197" style:family="paragraph" style:parent-style-name="Table_20_Contents">
      <style:text-properties officeooo:rsid="04e00495" officeooo:paragraph-rsid="04e00495"/>
    </style:style>
    <style:style style:name="P198" style:family="paragraph" style:parent-style-name="Table_20_Contents">
      <style:text-properties officeooo:rsid="04faa85d" officeooo:paragraph-rsid="04faa85d"/>
    </style:style>
    <style:style style:name="P199" style:family="paragraph" style:parent-style-name="Table_20_Contents">
      <style:text-properties officeooo:rsid="050e944a" officeooo:paragraph-rsid="050e944a"/>
    </style:style>
    <style:style style:name="P200" style:family="paragraph" style:parent-style-name="Table_20_Contents">
      <style:text-properties officeooo:rsid="0514a349" officeooo:paragraph-rsid="0514a349"/>
    </style:style>
    <style:style style:name="P201" style:family="paragraph" style:parent-style-name="Table_20_Contents">
      <style:text-properties officeooo:rsid="052c5a92" officeooo:paragraph-rsid="052c5a92"/>
    </style:style>
    <style:style style:name="P202" style:family="paragraph" style:parent-style-name="Table_20_Contents">
      <style:text-properties officeooo:rsid="05066342" officeooo:paragraph-rsid="05066342"/>
    </style:style>
    <style:style style:name="P203" style:family="paragraph" style:parent-style-name="Table_20_Contents">
      <style:text-properties officeooo:rsid="05682f01" officeooo:paragraph-rsid="05682f01"/>
    </style:style>
    <style:style style:name="P204" style:family="paragraph" style:parent-style-name="Table_20_Contents">
      <style:text-properties officeooo:rsid="053a9c64" officeooo:paragraph-rsid="05682f01"/>
    </style:style>
    <style:style style:name="P205" style:family="paragraph" style:parent-style-name="Table_20_Contents">
      <style:text-properties officeooo:rsid="053a9c64" officeooo:paragraph-rsid="0655c393"/>
    </style:style>
    <style:style style:name="P206" style:family="paragraph" style:parent-style-name="Table_20_Contents">
      <style:text-properties officeooo:rsid="053a9c64" officeooo:paragraph-rsid="0655f4d4"/>
    </style:style>
    <style:style style:name="P207" style:family="paragraph" style:parent-style-name="Table_20_Contents">
      <style:text-properties officeooo:rsid="05bb61bd" officeooo:paragraph-rsid="05bb61bd"/>
    </style:style>
    <style:style style:name="P208" style:family="paragraph" style:parent-style-name="Table_20_Contents">
      <style:text-properties officeooo:rsid="05cece4e" officeooo:paragraph-rsid="05cece4e"/>
    </style:style>
    <style:style style:name="P209" style:family="paragraph" style:parent-style-name="Table_20_Contents">
      <style:text-properties officeooo:rsid="0655c393" officeooo:paragraph-rsid="0655c393"/>
    </style:style>
    <style:style style:name="P210" style:family="paragraph" style:parent-style-name="Table_20_Contents">
      <style:text-properties officeooo:rsid="0655f4d4" officeooo:paragraph-rsid="0655f4d4"/>
    </style:style>
    <style:style style:name="P211" style:family="paragraph" style:parent-style-name="Standard">
      <style:paragraph-properties fo:text-align="center" style:justify-single-word="false"/>
    </style:style>
    <style:style style:name="P212"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213"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14" style:family="paragraph" style:parent-style-name="Figure_20_Caption">
      <style:text-properties officeooo:paragraph-rsid="059a08d2"/>
    </style:style>
    <style:style style:name="P215" style:family="paragraph" style:parent-style-name="Front_20_Subtitle">
      <style:text-properties officeooo:rsid="05e8cf1b" officeooo:paragraph-rsid="05e8cf1b"/>
    </style:style>
    <style:style style:name="P216" style:family="paragraph" style:parent-style-name="Figure_20_Callout">
      <style:text-properties officeooo:paragraph-rsid="0618ce5a"/>
    </style:style>
    <style:style style:name="P217" style:family="paragraph" style:parent-style-name="Standard" style:master-page-name="Section_20_Page">
      <style:paragraph-properties style:page-number="auto"/>
    </style:style>
    <style:style style:name="P218" style:family="paragraph" style:parent-style-name="List" style:list-style-name="L1"/>
    <style:style style:name="P219" style:family="paragraph" style:parent-style-name="List" style:list-style-name="L2"/>
    <style:style style:name="P220" style:family="paragraph" style:parent-style-name="List" style:list-style-name="L3"/>
    <style:style style:name="P221" style:family="paragraph" style:parent-style-name="List" style:list-style-name="L4"/>
    <style:style style:name="P222" style:family="paragraph" style:parent-style-name="List" style:list-style-name="L5"/>
    <style:style style:name="P223" style:family="paragraph" style:parent-style-name="List" style:list-style-name="L6"/>
    <style:style style:name="P224" style:family="paragraph" style:parent-style-name="List" style:list-style-name="L7"/>
    <style:style style:name="P225" style:family="paragraph" style:parent-style-name="Text_20_body" style:master-page-name="Section_20_Page">
      <style:paragraph-properties style:page-number="auto"/>
      <style:text-properties fo:font-style="normal" officeooo:rsid="00e3ae92" officeooo:paragraph-rsid="04d4d527" style:font-style-asian="normal" style:font-style-complex="normal"/>
    </style:style>
    <style:style style:name="P226" style:family="paragraph" style:parent-style-name="Heading_20_1" style:master-page-name="Section_20_Page">
      <style:paragraph-properties style:page-number="auto"/>
    </style:style>
    <style:style style:name="P227" style:family="paragraph" style:parent-style-name="Heading_20_1" style:master-page-name="Section_20_Page">
      <style:paragraph-properties style:page-number="auto"/>
      <style:text-properties officeooo:rsid="04cc89ac" officeooo:paragraph-rsid="04cc89ac"/>
    </style:style>
    <style:style style:name="P228" style:family="paragraph" style:parent-style-name="Heading_20_1" style:master-page-name="Start_20_Page">
      <style:paragraph-properties style:page-number="auto"/>
      <style:text-properties officeooo:rsid="04d0d227" officeooo:paragraph-rsid="04d0d227"/>
    </style:style>
    <style:style style:name="P229" style:family="paragraph" style:parent-style-name="Heading_20_1" style:master-page-name="Start_20_Page">
      <style:paragraph-properties style:page-number="auto"/>
      <style:text-properties officeooo:rsid="04d154ea" officeooo:paragraph-rsid="04d154ea"/>
    </style:style>
    <style:style style:name="P230" style:family="paragraph" style:parent-style-name="Heading_20_2" style:master-page-name="Section_20_Page">
      <style:paragraph-properties style:page-number="auto"/>
    </style:style>
    <style:style style:name="P231" style:family="paragraph" style:parent-style-name="Heading_20_2" style:list-style-name="" style:master-page-name="Section_20_Page">
      <style:paragraph-properties style:page-number="auto"/>
      <style:text-properties officeooo:rsid="022207a5" officeooo:paragraph-rsid="022207a5"/>
    </style:style>
    <style:style style:name="P232" style:family="paragraph" style:parent-style-name="Heading_20_2" style:master-page-name="Section_20_Page">
      <style:paragraph-properties style:page-number="auto"/>
      <style:text-properties officeooo:rsid="03657a1c" officeooo:paragraph-rsid="03657a1c"/>
    </style:style>
    <style:style style:name="P233" style:family="paragraph" style:parent-style-name="Heading_20_2" style:master-page-name="Section_20_Page">
      <style:paragraph-properties style:page-number="auto"/>
      <style:text-properties officeooo:rsid="03ab3f00" officeooo:paragraph-rsid="03ea8e7e"/>
    </style:style>
    <style:style style:name="P234" style:family="paragraph" style:parent-style-name="Heading_20_2" style:master-page-name="Start_20_Page">
      <style:paragraph-properties style:page-number="auto"/>
    </style:style>
    <style:style style:name="P235" style:family="paragraph" style:parent-style-name="Heading_20_2" style:list-style-name="" style:master-page-name="Start_20_Page">
      <style:paragraph-properties style:page-number="auto"/>
      <style:text-properties officeooo:rsid="022207a5" officeooo:paragraph-rsid="022207a5"/>
    </style:style>
    <style:style style:name="P236" style:family="paragraph" style:parent-style-name="Heading_20_2" style:list-style-name="" style:master-page-name="Start_20_Page">
      <style:paragraph-properties style:page-number="auto"/>
      <style:text-properties officeooo:rsid="057d4f1e" officeooo:paragraph-rsid="057d4f1e"/>
    </style:style>
    <style:style style:name="P237" style:family="paragraph" style:parent-style-name="Heading_20_2" style:master-page-name="Start_20_Page">
      <style:paragraph-properties style:page-number="auto"/>
      <style:text-properties officeooo:rsid="05e9da61" officeooo:paragraph-rsid="05edba65"/>
    </style:style>
    <style:style style:name="P238" style:family="paragraph" style:parent-style-name="Heading_20_2" style:master-page-name="Start_20_Page">
      <style:paragraph-properties style:page-number="auto"/>
      <style:text-properties officeooo:rsid="04cc89ac" officeooo:paragraph-rsid="04cc89ac"/>
    </style:style>
    <style:style style:name="P239" style:family="paragraph" style:parent-style-name="Heading_20_2" style:master-page-name="Start_20_Page">
      <style:paragraph-properties style:page-number="auto"/>
      <style:text-properties officeooo:rsid="04cc89ac" officeooo:paragraph-rsid="0519c5f5"/>
    </style:style>
    <style:style style:name="P240" style:family="paragraph" style:parent-style-name="Heading_20_2" style:master-page-name="Start_20_Page">
      <style:paragraph-properties style:page-number="auto"/>
      <style:text-properties officeooo:rsid="04cc89ac" officeooo:paragraph-rsid="050fdc74"/>
    </style:style>
    <style:style style:name="P241" style:family="paragraph" style:parent-style-name="Heading_20_2" style:master-page-name="Start_20_Page">
      <style:paragraph-properties style:page-number="auto"/>
      <style:text-properties officeooo:rsid="04cc89ac" officeooo:paragraph-rsid="053c235a"/>
    </style:style>
    <style:style style:name="P242" style:family="paragraph" style:parent-style-name="Heading_20_2" style:master-page-name="Start_20_Page">
      <style:paragraph-properties style:page-number="auto"/>
      <style:text-properties officeooo:rsid="04cc89ac" officeooo:paragraph-rsid="0551aec0"/>
    </style:style>
    <style:style style:name="P243" style:family="paragraph" style:parent-style-name="Heading_20_2" style:master-page-name="Start_20_Page">
      <style:paragraph-properties style:page-number="auto"/>
      <style:text-properties officeooo:rsid="04cc89ac" officeooo:paragraph-rsid="04ea9696"/>
    </style:style>
    <style:style style:name="P244" style:family="paragraph" style:parent-style-name="Heading_20_2" style:master-page-name="Start_20_Page">
      <style:paragraph-properties style:page-number="auto"/>
      <style:text-properties officeooo:rsid="04cc89ac" officeooo:paragraph-rsid="05791b4c"/>
    </style:style>
    <style:style style:name="P245" style:family="paragraph" style:parent-style-name="Heading_20_2" style:master-page-name="Start_20_Page">
      <style:paragraph-properties style:page-number="auto"/>
      <style:text-properties officeooo:rsid="04cc89ac" officeooo:paragraph-rsid="05a80fb1"/>
    </style:style>
    <style:style style:name="P246" style:family="paragraph" style:parent-style-name="Heading_20_2" style:master-page-name="Start_20_Page">
      <style:paragraph-properties style:page-number="auto"/>
      <style:text-properties officeooo:rsid="04cc89ac" officeooo:paragraph-rsid="0500c219"/>
    </style:style>
    <style:style style:name="P247" style:family="paragraph" style:parent-style-name="Heading_20_2" style:master-page-name="Start_20_Page">
      <style:paragraph-properties style:page-number="auto"/>
      <style:text-properties officeooo:rsid="04cc89ac" officeooo:paragraph-rsid="051ff050"/>
    </style:style>
    <style:style style:name="P248" style:family="paragraph" style:parent-style-name="Heading_20_2" style:master-page-name="Start_20_Page">
      <style:paragraph-properties style:page-number="auto"/>
      <style:text-properties officeooo:rsid="04cc89ac" officeooo:paragraph-rsid="0503b664"/>
    </style:style>
    <style:style style:name="P249" style:family="paragraph" style:parent-style-name="Heading_20_2" style:master-page-name="Start_20_Page">
      <style:paragraph-properties style:page-number="auto"/>
      <style:text-properties officeooo:rsid="04cc89ac" officeooo:paragraph-rsid="04d154ea"/>
    </style:style>
    <style:style style:name="P250" style:family="paragraph" style:parent-style-name="Heading_20_2" style:master-page-name="Start_20_Page">
      <style:paragraph-properties style:page-number="auto"/>
      <style:text-properties officeooo:rsid="04cc89ac" officeooo:paragraph-rsid="04f45378"/>
    </style:style>
    <style:style style:name="P251" style:family="paragraph" style:parent-style-name="Heading_20_2" style:master-page-name="Start_20_Page">
      <style:paragraph-properties style:page-number="auto"/>
      <style:text-properties officeooo:rsid="053c235a" officeooo:paragraph-rsid="053c235a"/>
    </style:style>
    <style:style style:name="P252" style:family="paragraph" style:parent-style-name="Heading_20_2" style:master-page-name="Start_20_Page">
      <style:paragraph-properties style:page-number="auto"/>
      <style:text-properties officeooo:rsid="055b7f8c" officeooo:paragraph-rsid="055b7f8c"/>
    </style:style>
    <style:style style:name="P253" style:family="paragraph" style:parent-style-name="Heading_20_2" style:master-page-name="Start_20_Page">
      <style:paragraph-properties style:page-number="auto"/>
      <style:text-properties officeooo:rsid="0500c219" officeooo:paragraph-rsid="0500c219"/>
    </style:style>
    <style:style style:name="P254" style:family="paragraph" style:parent-style-name="Heading_20_2" style:master-page-name="Start_20_Page">
      <style:paragraph-properties style:page-number="auto"/>
      <style:text-properties officeooo:rsid="05251586" officeooo:paragraph-rsid="05251586"/>
    </style:style>
    <style:style style:name="P255" style:family="paragraph" style:parent-style-name="Heading_20_2" style:master-page-name="Start_20_Page">
      <style:paragraph-properties style:page-number="auto"/>
      <style:text-properties officeooo:rsid="04cda9f6" officeooo:paragraph-rsid="04d4d527"/>
    </style:style>
    <style:style style:name="P256" style:family="paragraph" style:parent-style-name="Heading_20_2" style:master-page-name="Start_20_Page">
      <style:paragraph-properties style:page-number="auto"/>
      <style:text-properties officeooo:rsid="054e89b8" officeooo:paragraph-rsid="054e89b8"/>
    </style:style>
    <style:style style:name="P257" style:family="paragraph" style:parent-style-name="Heading_20_2" style:master-page-name="Start_20_Page">
      <style:paragraph-properties style:page-number="auto"/>
      <style:text-properties officeooo:rsid="04e1b898" officeooo:paragraph-rsid="04e1b898"/>
    </style:style>
    <style:style style:name="P258" style:family="paragraph" style:parent-style-name="Heading_20_2" style:master-page-name="Start_20_Page">
      <style:paragraph-properties style:page-number="auto"/>
      <style:text-properties officeooo:rsid="05e8cf1b" officeooo:paragraph-rsid="05e8cf1b"/>
    </style:style>
    <style:style style:name="P259" style:family="paragraph" style:parent-style-name="Heading_20_2" style:master-page-name="Start_20_Page">
      <style:paragraph-properties style:page-number="auto"/>
      <style:text-properties officeooo:paragraph-rsid="04d53a08"/>
    </style:style>
    <style:style style:name="P260" style:family="paragraph" style:parent-style-name="Heading_20_2" style:master-page-name="Back_20_Page">
      <style:paragraph-properties style:page-number="auto"/>
      <style:text-properties officeooo:rsid="00c2630e" officeooo:paragraph-rsid="00df33ae"/>
    </style:style>
    <style:style style:name="P261" style:family="paragraph" style:parent-style-name="Heading_20_2" style:master-page-name="Back_20_Page">
      <style:paragraph-properties style:page-number="auto"/>
      <style:text-properties officeooo:paragraph-rsid="04d4d527"/>
    </style:style>
    <style:style style:name="P262" style:family="paragraph" style:parent-style-name="Heading_20_3">
      <style:text-properties officeooo:rsid="050fdc74" officeooo:paragraph-rsid="050fdc74"/>
    </style:style>
    <style:style style:name="P263" style:family="paragraph" style:parent-style-name="Heading_20_3">
      <style:text-properties officeooo:rsid="053c235a" officeooo:paragraph-rsid="053c235a"/>
    </style:style>
    <style:style style:name="P264" style:family="paragraph" style:parent-style-name="Heading_20_3">
      <style:text-properties officeooo:rsid="0586fd20" officeooo:paragraph-rsid="0586fd20"/>
    </style:style>
    <style:style style:name="P265" style:family="paragraph" style:parent-style-name="Heading_20_3">
      <style:text-properties officeooo:rsid="05bd1d60" officeooo:paragraph-rsid="05bd1d60"/>
    </style:style>
    <style:style style:name="P266" style:family="paragraph" style:parent-style-name="Heading_20_3">
      <style:text-properties officeooo:rsid="05251586" officeooo:paragraph-rsid="05251586"/>
    </style:style>
    <style:style style:name="P267" style:family="paragraph" style:parent-style-name="Heading_20_3">
      <style:text-properties officeooo:paragraph-rsid="04d4d527"/>
    </style:style>
    <style:style style:name="P268" style:family="paragraph" style:parent-style-name="Heading_20_3">
      <style:text-properties officeooo:rsid="05958f84" officeooo:paragraph-rsid="05958f84"/>
    </style:style>
    <style:style style:name="P269" style:family="paragraph" style:parent-style-name="Heading_20_3">
      <style:text-properties officeooo:rsid="0596fc25" officeooo:paragraph-rsid="058f44b2"/>
    </style:style>
    <style:style style:name="P270" style:family="paragraph" style:parent-style-name="Heading_20_3">
      <style:text-properties officeooo:paragraph-rsid="058f44b2"/>
    </style:style>
    <style:style style:name="P271" style:family="paragraph" style:parent-style-name="Heading_20_3">
      <style:text-properties officeooo:rsid="05982496" officeooo:paragraph-rsid="05982496"/>
    </style:style>
    <style:style style:name="P272" style:family="paragraph" style:parent-style-name="Heading_20_3">
      <style:text-properties officeooo:rsid="059b5882" officeooo:paragraph-rsid="059b5882"/>
    </style:style>
    <style:style style:name="P273" style:family="paragraph" style:parent-style-name="Heading_20_3">
      <style:text-properties officeooo:rsid="03ab3f00" officeooo:paragraph-rsid="03ab3f00"/>
    </style:style>
    <style:style style:name="P274" style:family="paragraph" style:parent-style-name="Heading_20_3">
      <style:text-properties officeooo:paragraph-rsid="04d53a08"/>
    </style:style>
    <style:style style:name="P275" style:family="paragraph" style:parent-style-name="Heading_20_3">
      <style:text-properties officeooo:rsid="01112f24" officeooo:paragraph-rsid="04d53a08"/>
    </style:style>
    <style:style style:name="P276" style:family="paragraph" style:parent-style-name="Heading_20_3">
      <style:text-properties officeooo:rsid="05118ffa" officeooo:paragraph-rsid="052e6ab5"/>
    </style:style>
    <style:style style:name="P277" style:family="paragraph" style:parent-style-name="Heading_20_3">
      <style:text-properties officeooo:rsid="00943c5f" officeooo:paragraph-rsid="04d4d527"/>
    </style:style>
    <style:style style:name="P278" style:family="paragraph" style:parent-style-name="Heading_20_3">
      <style:text-properties officeooo:rsid="00e01f40" officeooo:paragraph-rsid="04d4d527"/>
    </style:style>
    <style:style style:name="P279" style:family="paragraph" style:parent-style-name="Heading_20_3" style:master-page-name="Questions_20_Page">
      <style:paragraph-properties style:page-number="auto"/>
      <style:text-properties officeooo:paragraph-rsid="04d0d227"/>
    </style:style>
    <style:style style:name="P280" style:family="paragraph" style:parent-style-name="Heading_20_3" style:master-page-name="Questions_20_Page">
      <style:paragraph-properties style:page-number="auto"/>
      <style:text-properties officeooo:paragraph-rsid="0519c5f5"/>
    </style:style>
    <style:style style:name="P281" style:family="paragraph" style:parent-style-name="Heading_20_3" style:master-page-name="Questions_20_Page">
      <style:paragraph-properties style:page-number="auto"/>
      <style:text-properties officeooo:paragraph-rsid="050fdc74"/>
    </style:style>
    <style:style style:name="P282" style:family="paragraph" style:parent-style-name="Heading_20_3" style:master-page-name="Questions_20_Page">
      <style:paragraph-properties style:page-number="auto"/>
      <style:text-properties officeooo:paragraph-rsid="05cc4fd5"/>
    </style:style>
    <style:style style:name="P283" style:family="paragraph" style:parent-style-name="Heading_20_3" style:master-page-name="Questions_20_Page">
      <style:paragraph-properties style:page-number="auto"/>
      <style:text-properties officeooo:paragraph-rsid="053c235a"/>
    </style:style>
    <style:style style:name="P284" style:family="paragraph" style:parent-style-name="Heading_20_3" style:master-page-name="Questions_20_Page">
      <style:paragraph-properties style:page-number="auto"/>
      <style:text-properties officeooo:paragraph-rsid="0551aec0"/>
    </style:style>
    <style:style style:name="P285" style:family="paragraph" style:parent-style-name="Heading_20_3" style:master-page-name="Questions_20_Page">
      <style:paragraph-properties style:page-number="auto"/>
      <style:text-properties officeooo:paragraph-rsid="04ea9696"/>
    </style:style>
    <style:style style:name="P286" style:family="paragraph" style:parent-style-name="Heading_20_3" style:master-page-name="Questions_20_Page">
      <style:paragraph-properties style:page-number="auto"/>
      <style:text-properties officeooo:paragraph-rsid="05faff40"/>
    </style:style>
    <style:style style:name="P287" style:family="paragraph" style:parent-style-name="Heading_20_3" style:master-page-name="Questions_20_Page">
      <style:paragraph-properties style:page-number="auto"/>
      <style:text-properties officeooo:paragraph-rsid="05791b4c"/>
    </style:style>
    <style:style style:name="P288" style:family="paragraph" style:parent-style-name="Heading_20_3" style:master-page-name="Questions_20_Page">
      <style:paragraph-properties style:page-number="auto"/>
      <style:text-properties officeooo:paragraph-rsid="04f788f4"/>
    </style:style>
    <style:style style:name="P289" style:family="paragraph" style:parent-style-name="Heading_20_3" style:master-page-name="Questions_20_Page">
      <style:paragraph-properties style:page-number="auto"/>
      <style:text-properties officeooo:paragraph-rsid="04fe896c"/>
    </style:style>
    <style:style style:name="P290" style:family="paragraph" style:parent-style-name="Heading_20_3" style:master-page-name="Questions_20_Page">
      <style:paragraph-properties style:page-number="auto"/>
      <style:text-properties officeooo:paragraph-rsid="05a80fb1"/>
    </style:style>
    <style:style style:name="P291" style:family="paragraph" style:parent-style-name="Heading_20_3" style:master-page-name="Questions_20_Page">
      <style:paragraph-properties style:page-number="auto"/>
      <style:text-properties officeooo:paragraph-rsid="0500c219"/>
    </style:style>
    <style:style style:name="P292" style:family="paragraph" style:parent-style-name="Heading_20_3" style:master-page-name="Questions_20_Page">
      <style:paragraph-properties style:page-number="auto"/>
      <style:text-properties officeooo:paragraph-rsid="051ff050"/>
    </style:style>
    <style:style style:name="P293" style:family="paragraph" style:parent-style-name="Heading_20_3" style:master-page-name="Questions_20_Page">
      <style:paragraph-properties style:page-number="auto"/>
      <style:text-properties officeooo:paragraph-rsid="0503b664"/>
    </style:style>
    <style:style style:name="P294" style:family="paragraph" style:parent-style-name="Heading_20_3" style:master-page-name="Questions_20_Page">
      <style:paragraph-properties style:page-number="auto"/>
      <style:text-properties officeooo:paragraph-rsid="04d154ea"/>
    </style:style>
    <style:style style:name="P295" style:family="paragraph" style:parent-style-name="Heading_20_3" style:master-page-name="Questions_20_Page">
      <style:paragraph-properties style:page-number="auto"/>
      <style:text-properties officeooo:paragraph-rsid="04f45378"/>
    </style:style>
    <style:style style:name="P296" style:family="paragraph" style:parent-style-name="Contents_20_1">
      <style:paragraph-properties>
        <style:tab-stops>
          <style:tab-stop style:position="0in"/>
          <style:tab-stop style:position="4.3in" style:type="right"/>
        </style:tab-stops>
      </style:paragraph-properties>
    </style:style>
    <style:style style:name="P297" style:family="paragraph" style:parent-style-name="Contents_20_2">
      <style:paragraph-properties>
        <style:tab-stops>
          <style:tab-stop style:position="4.1035in" style:type="right"/>
        </style:tab-stops>
      </style:paragraph-properties>
    </style:style>
    <style:style style:name="P298" style:family="paragraph" style:parent-style-name="Contents_20_3">
      <style:paragraph-properties>
        <style:tab-stops>
          <style:tab-stop style:position="0in"/>
          <style:tab-stop style:position="3.9071in" style:type="right"/>
        </style:tab-stops>
      </style:paragraph-properties>
    </style:style>
    <style:style style:name="P299" style:family="paragraph" style:parent-style-name="Author_20_Bio" style:list-style-name="L7"/>
    <style:style style:name="P300" style:family="paragraph" style:parent-style-name="Front_20_Heading_20_1" style:master-page-name="Section_20_Page">
      <style:paragraph-properties style:page-number="auto"/>
    </style:style>
    <style:style style:name="P301" style:family="paragraph" style:parent-style-name="Front_20_Heading_20_1" style:master-page-name="Section_20_Page">
      <style:paragraph-properties style:page-number="auto"/>
      <style:text-properties officeooo:rsid="03fb39f1" officeooo:paragraph-rsid="03fb39f1"/>
    </style:style>
    <style:style style:name="P302" style:family="paragraph" style:parent-style-name="Front_20_Heading_20_1" style:master-page-name="Section_20_Page">
      <style:paragraph-properties style:page-number="auto"/>
      <style:text-properties officeooo:rsid="01b25c1e" officeooo:paragraph-rsid="01b25c1e"/>
    </style:style>
    <style:style style:name="P303" style:family="paragraph" style:parent-style-name="Front_20_Heading_20_1" style:master-page-name="Contents_20_Page">
      <style:paragraph-properties style:page-number="auto"/>
    </style:style>
    <style:style style:name="P304" style:family="paragraph" style:parent-style-name="Activity_20_Body">
      <style:text-properties officeooo:rsid="036259d2" officeooo:paragraph-rsid="04d0d227"/>
    </style:style>
    <style:style style:name="P305" style:family="paragraph" style:parent-style-name="Activity_20_Body">
      <style:text-properties officeooo:rsid="036259d2" officeooo:paragraph-rsid="0519c5f5"/>
    </style:style>
    <style:style style:name="P306" style:family="paragraph" style:parent-style-name="Activity_20_Body">
      <style:text-properties officeooo:rsid="036259d2" officeooo:paragraph-rsid="050fdc74"/>
    </style:style>
    <style:style style:name="P307" style:family="paragraph" style:parent-style-name="Activity_20_Body" style:list-style-name="List_20_1">
      <style:text-properties officeooo:rsid="036259d2" officeooo:paragraph-rsid="05e55a5d"/>
    </style:style>
    <style:style style:name="P308" style:family="paragraph" style:parent-style-name="Activity_20_Body">
      <style:text-properties officeooo:rsid="036259d2" officeooo:paragraph-rsid="05cc4fd5"/>
    </style:style>
    <style:style style:name="P309" style:family="paragraph" style:parent-style-name="Activity_20_Body">
      <style:text-properties officeooo:rsid="036259d2" officeooo:paragraph-rsid="04ea9696"/>
    </style:style>
    <style:style style:name="P310" style:family="paragraph" style:parent-style-name="Activity_20_Body">
      <style:text-properties officeooo:rsid="036259d2" officeooo:paragraph-rsid="05791b4c"/>
    </style:style>
    <style:style style:name="P311" style:family="paragraph" style:parent-style-name="Activity_20_Body">
      <style:text-properties officeooo:rsid="036259d2" officeooo:paragraph-rsid="04fe896c"/>
    </style:style>
    <style:style style:name="P312" style:family="paragraph" style:parent-style-name="Activity_20_Body">
      <style:text-properties officeooo:rsid="036259d2" officeooo:paragraph-rsid="051ff050"/>
    </style:style>
    <style:style style:name="P313" style:family="paragraph" style:parent-style-name="Activity_20_Body">
      <style:text-properties officeooo:rsid="036259d2" officeooo:paragraph-rsid="04d154ea"/>
    </style:style>
    <style:style style:name="P314" style:family="paragraph" style:parent-style-name="Activity_20_Body">
      <style:text-properties officeooo:rsid="036259d2" officeooo:paragraph-rsid="04f45378"/>
    </style:style>
    <style:style style:name="P315" style:family="paragraph" style:parent-style-name="Activity_20_Body" style:list-style-name="List_20_1">
      <style:text-properties officeooo:paragraph-rsid="063b6177"/>
    </style:style>
    <style:style style:name="P316" style:family="paragraph" style:parent-style-name="Activity_20_Body">
      <style:text-properties officeooo:rsid="061bdbca" officeooo:paragraph-rsid="061bdbca"/>
    </style:style>
    <style:style style:name="P317" style:family="paragraph" style:parent-style-name="Activity_20_Body">
      <style:text-properties officeooo:rsid="0615d3f9" officeooo:paragraph-rsid="0615d3f9"/>
    </style:style>
    <style:style style:name="P318" style:family="paragraph" style:parent-style-name="Activity_20_Body">
      <style:text-properties officeooo:paragraph-rsid="0551aec0"/>
    </style:style>
    <style:style style:name="P319" style:family="paragraph" style:parent-style-name="Activity_20_Body">
      <style:text-properties officeooo:paragraph-rsid="05faff40"/>
    </style:style>
    <style:style style:name="P320" style:family="paragraph" style:parent-style-name="Activity_20_Body">
      <style:text-properties officeooo:rsid="0621bb84" officeooo:paragraph-rsid="0621bb84"/>
    </style:style>
    <style:style style:name="P321" style:family="paragraph" style:parent-style-name="Activity_20_Body">
      <style:text-properties officeooo:paragraph-rsid="063b6177"/>
    </style:style>
    <style:style style:name="P322" style:family="paragraph" style:parent-style-name="Activity_20_Body">
      <style:text-properties officeooo:rsid="06199e45" officeooo:paragraph-rsid="06199e45"/>
    </style:style>
    <style:style style:name="P323" style:family="paragraph" style:parent-style-name="Activity_20_Body">
      <style:text-properties officeooo:rsid="061b210d" officeooo:paragraph-rsid="061b210d"/>
    </style:style>
    <style:style style:name="P324" style:family="paragraph" style:parent-style-name="Activity_20_Body">
      <style:text-properties officeooo:rsid="05f73970" officeooo:paragraph-rsid="05f73970"/>
    </style:style>
    <style:style style:name="P325" style:family="paragraph" style:parent-style-name="Activity_20_Body">
      <style:text-properties officeooo:rsid="05f8e8a3" officeooo:paragraph-rsid="05f8e8a3"/>
    </style:style>
    <style:style style:name="P326" style:family="paragraph" style:parent-style-name="Activity_20_Body">
      <style:text-properties officeooo:rsid="05f8e8a3" officeooo:paragraph-rsid="0500c219"/>
    </style:style>
    <style:style style:name="P327" style:family="paragraph" style:parent-style-name="Activity_20_Body">
      <style:text-properties officeooo:rsid="05fa87f8" officeooo:paragraph-rsid="05fa87f8"/>
    </style:style>
    <style:style style:name="P328" style:family="paragraph" style:parent-style-name="Activity_20_Body" style:list-style-name="List_20_1">
      <style:text-properties officeooo:rsid="05fa87f8" officeooo:paragraph-rsid="05fa87f8"/>
    </style:style>
    <style:style style:name="P329" style:family="paragraph" style:parent-style-name="Activity_20_Body">
      <style:text-properties officeooo:rsid="0620c11d" officeooo:paragraph-rsid="0620c11d"/>
    </style:style>
    <style:style style:name="P330" style:family="paragraph" style:parent-style-name="Activity_20_Body">
      <style:text-properties officeooo:rsid="05f3de3d" officeooo:paragraph-rsid="05f3de3d"/>
    </style:style>
    <style:style style:name="P331" style:family="paragraph" style:parent-style-name="Activity_20_Body">
      <style:text-properties officeooo:rsid="0641867c" officeooo:paragraph-rsid="0641867c"/>
    </style:style>
    <style:style style:name="P332" style:family="paragraph" style:parent-style-name="Activity_20_Body">
      <style:text-properties officeooo:rsid="063fa41c" officeooo:paragraph-rsid="063fa41c"/>
    </style:style>
    <style:style style:name="P333" style:family="paragraph" style:parent-style-name="Heading_20_4">
      <style:text-properties officeooo:paragraph-rsid="05d972f4"/>
    </style:style>
    <style:style style:name="P334" style:family="paragraph" style:parent-style-name="Heading_20_4">
      <style:text-properties officeooo:rsid="052532bc" officeooo:paragraph-rsid="052532bc"/>
    </style:style>
    <style:style style:name="P335" style:family="paragraph" style:parent-style-name="Heading_20_4">
      <style:text-properties officeooo:rsid="05982496" officeooo:paragraph-rsid="05982496"/>
    </style:style>
    <style:style style:name="P336" style:family="paragraph" style:parent-style-name="Heading_20_4">
      <style:text-properties officeooo:rsid="059a08d2" officeooo:paragraph-rsid="059a08d2"/>
    </style:style>
    <style:style style:name="P337" style:family="paragraph" style:parent-style-name="Heading_20_4">
      <style:text-properties officeooo:rsid="059b5882" officeooo:paragraph-rsid="059b5882"/>
    </style:style>
    <style:style style:name="P338"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39c618d" style:font-style-asian="normal" style:font-style-complex="normal"/>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4a06aab" style:font-style-asian="italic" style:font-style-complex="italic"/>
    </style:style>
    <style:style style:name="T18" style:family="text">
      <style:text-properties fo:font-style="italic" officeooo:rsid="0025a065" style:font-style-asian="italic" style:font-style-complex="italic"/>
    </style:style>
    <style:style style:name="T19" style:family="text">
      <style:text-properties fo:font-style="italic" officeooo:rsid="0027d89b" style:font-style-asian="italic" style:font-style-complex="italic"/>
    </style:style>
    <style:style style:name="T20" style:family="text">
      <style:text-properties officeooo:rsid="010d35f4"/>
    </style:style>
    <style:style style:name="T21" style:family="text">
      <style:text-properties officeooo:rsid="01dc8f75"/>
    </style:style>
    <style:style style:name="T22" style:family="text">
      <style:text-properties officeooo:rsid="02bb37a7"/>
    </style:style>
    <style:style style:name="T23" style:family="text">
      <style:text-properties officeooo:rsid="02cde6dd"/>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officeooo:rsid="03658744" style:font-weight-asian="bold" style:font-weight-complex="bold"/>
    </style:style>
    <style:style style:name="T27" style:family="text">
      <style:text-properties officeooo:rsid="02e7bc78"/>
    </style:style>
    <style:style style:name="T28" style:family="text">
      <style:text-properties officeooo:rsid="0332dee6"/>
    </style:style>
    <style:style style:name="T29" style:family="text">
      <style:text-properties officeooo:rsid="03657a1c"/>
    </style:style>
    <style:style style:name="T30" style:family="text">
      <style:text-properties officeooo:rsid="03693d3b"/>
    </style:style>
    <style:style style:name="T31" style:family="text">
      <style:text-properties officeooo:rsid="036eb0bf"/>
    </style:style>
    <style:style style:name="T32" style:family="text">
      <style:text-properties officeooo:rsid="03730161"/>
    </style:style>
    <style:style style:name="T33" style:family="text">
      <style:text-properties officeooo:rsid="03ab3f00"/>
    </style:style>
    <style:style style:name="T34" style:family="text">
      <style:text-properties officeooo:rsid="0462f4e9"/>
    </style:style>
    <style:style style:name="T35" style:family="text">
      <style:text-properties officeooo:rsid="04a06aab"/>
    </style:style>
    <style:style style:name="T36" style:family="text">
      <style:text-properties officeooo:rsid="04aac9c0"/>
    </style:style>
    <style:style style:name="T37" style:family="text">
      <style:text-properties officeooo:rsid="04c98c66"/>
    </style:style>
    <style:style style:name="T38" style:family="text">
      <style:text-properties officeooo:rsid="05118ffa"/>
    </style:style>
    <style:style style:name="T39" style:family="text">
      <style:text-properties officeooo:rsid="04c7c8d1"/>
    </style:style>
    <style:style style:name="T40" style:family="text">
      <style:text-properties officeooo:rsid="04cf0616"/>
    </style:style>
    <style:style style:name="T41" style:family="text">
      <style:text-properties officeooo:rsid="04d4d527"/>
    </style:style>
    <style:style style:name="T42" style:family="text">
      <style:text-properties officeooo:rsid="04d9a469"/>
    </style:style>
    <style:style style:name="T43" style:family="text">
      <style:text-properties officeooo:rsid="04dd647d"/>
    </style:style>
    <style:style style:name="T44" style:family="text">
      <style:text-properties officeooo:rsid="04e2d78c"/>
    </style:style>
    <style:style style:name="T45" style:family="text">
      <style:text-properties officeooo:rsid="04ea9696"/>
    </style:style>
    <style:style style:name="T46" style:family="text">
      <style:text-properties officeooo:rsid="04f9166f"/>
    </style:style>
    <style:style style:name="T47" style:family="text">
      <style:text-properties officeooo:rsid="04fe896c"/>
    </style:style>
    <style:style style:name="T48" style:family="text">
      <style:text-properties officeooo:rsid="0503cba9"/>
    </style:style>
    <style:style style:name="T49" style:family="text">
      <style:text-properties officeooo:rsid="05066342"/>
    </style:style>
    <style:style style:name="T50" style:family="text">
      <style:text-properties officeooo:rsid="050b1c6f"/>
    </style:style>
    <style:style style:name="T51" style:family="text">
      <style:text-properties officeooo:rsid="050fdc74"/>
    </style:style>
    <style:style style:name="T52" style:family="text">
      <style:text-properties officeooo:rsid="051437fc"/>
    </style:style>
    <style:style style:name="T53" style:family="text">
      <style:text-properties officeooo:rsid="05157c64"/>
    </style:style>
    <style:style style:name="T54" style:family="text">
      <style:text-properties officeooo:rsid="0515cc93"/>
    </style:style>
    <style:style style:name="T55" style:family="text">
      <style:text-properties officeooo:rsid="052532bc"/>
    </style:style>
    <style:style style:name="T56" style:family="text">
      <style:text-properties officeooo:rsid="052aadb5"/>
    </style:style>
    <style:style style:name="T57" style:family="text">
      <style:text-properties officeooo:rsid="05350c68"/>
    </style:style>
    <style:style style:name="T58" style:family="text">
      <style:text-properties officeooo:rsid="05370cfe"/>
    </style:style>
    <style:style style:name="T59" style:family="text">
      <style:text-properties officeooo:rsid="0544482c"/>
    </style:style>
    <style:style style:name="T60" style:family="text">
      <style:text-properties officeooo:rsid="054612f7"/>
    </style:style>
    <style:style style:name="T61" style:family="text">
      <style:text-properties officeooo:rsid="054e6e37"/>
    </style:style>
    <style:style style:name="T62" style:family="text">
      <style:text-properties officeooo:rsid="054ecc04"/>
    </style:style>
    <style:style style:name="T63" style:family="text">
      <style:text-properties officeooo:rsid="0024e41b"/>
    </style:style>
    <style:style style:name="T64" style:family="text">
      <style:text-properties officeooo:rsid="0025a065"/>
    </style:style>
    <style:style style:name="T65" style:family="text">
      <style:text-properties officeooo:rsid="0027d89b"/>
    </style:style>
    <style:style style:name="T66" style:family="text">
      <style:text-properties officeooo:rsid="001cac0e"/>
    </style:style>
    <style:style style:name="T67" style:family="text">
      <style:text-properties officeooo:rsid="0021d3eb"/>
    </style:style>
    <style:style style:name="T68" style:family="text">
      <style:text-properties officeooo:rsid="002d6754"/>
    </style:style>
    <style:style style:name="T69" style:family="text">
      <style:text-properties officeooo:rsid="00372595"/>
    </style:style>
    <style:style style:name="T70" style:family="text">
      <style:text-properties officeooo:rsid="002e08dc"/>
    </style:style>
    <style:style style:name="T71" style:family="text">
      <style:text-properties officeooo:rsid="00390a21"/>
    </style:style>
    <style:style style:name="T72" style:family="text">
      <style:text-properties officeooo:rsid="001d4b49"/>
    </style:style>
    <style:style style:name="T73" style:family="text">
      <style:text-properties officeooo:rsid="055a4894"/>
    </style:style>
    <style:style style:name="T74" style:family="text">
      <style:text-properties officeooo:rsid="055d40ba"/>
    </style:style>
    <style:style style:name="T75" style:family="text">
      <style:text-properties officeooo:rsid="055e9bcf"/>
    </style:style>
    <style:style style:name="T76" style:family="text">
      <style:text-properties officeooo:rsid="05626225"/>
    </style:style>
    <style:style style:name="T77" style:family="text">
      <style:text-properties officeooo:rsid="056fd2ec"/>
    </style:style>
    <style:style style:name="T78" style:family="text">
      <style:text-properties officeooo:rsid="057153f6"/>
    </style:style>
    <style:style style:name="T79" style:family="text">
      <style:text-properties officeooo:rsid="0572040d"/>
    </style:style>
    <style:style style:name="T80" style:family="text">
      <style:text-properties officeooo:rsid="0586fd20"/>
    </style:style>
    <style:style style:name="T81" style:family="text">
      <style:text-properties officeooo:rsid="0589e020"/>
    </style:style>
    <style:style style:name="T82" style:family="text">
      <style:text-properties officeooo:rsid="059023ed"/>
    </style:style>
    <style:style style:name="T83" style:family="text">
      <style:text-properties officeooo:rsid="0593e3b8"/>
    </style:style>
    <style:style style:name="T84" style:family="text">
      <style:text-properties officeooo:rsid="05958f84"/>
    </style:style>
    <style:style style:name="T85" style:family="text">
      <style:text-properties officeooo:rsid="0596fc25"/>
    </style:style>
    <style:style style:name="T86" style:family="text">
      <style:text-properties officeooo:rsid="05982496"/>
    </style:style>
    <style:style style:name="T87" style:family="text">
      <style:text-properties officeooo:rsid="059a08d2"/>
    </style:style>
    <style:style style:name="T88" style:family="text">
      <style:text-properties officeooo:rsid="059b5882"/>
    </style:style>
    <style:style style:name="T89" style:family="text">
      <style:text-properties officeooo:rsid="05a2b0d1"/>
    </style:style>
    <style:style style:name="T90" style:family="text">
      <style:text-properties officeooo:rsid="05a80fb1"/>
    </style:style>
    <style:style style:name="T91" style:family="text">
      <style:text-properties officeooo:rsid="05b09b4a"/>
    </style:style>
    <style:style style:name="T92" style:family="text">
      <style:text-properties officeooo:rsid="05bd1d60"/>
    </style:style>
    <style:style style:name="T93" style:family="text">
      <style:text-properties officeooo:rsid="05bec9af"/>
    </style:style>
    <style:style style:name="T94" style:family="text">
      <style:text-properties officeooo:rsid="05c4de7c"/>
    </style:style>
    <style:style style:name="T95" style:family="text">
      <style:text-properties officeooo:rsid="05cc4fd5"/>
    </style:style>
    <style:style style:name="T96" style:family="text">
      <style:text-properties officeooo:rsid="0383a956"/>
    </style:style>
    <style:style style:name="T97" style:family="text">
      <style:text-properties officeooo:rsid="05ddca92"/>
    </style:style>
    <style:style style:name="T98" style:family="text">
      <style:text-properties officeooo:rsid="05e21309"/>
    </style:style>
    <style:style style:name="T99" style:family="text">
      <style:text-properties officeooo:rsid="05e51e3a"/>
    </style:style>
    <style:style style:name="T100" style:family="text">
      <style:text-properties officeooo:rsid="05e55a5d"/>
    </style:style>
    <style:style style:name="T101" style:family="text">
      <style:text-properties officeooo:rsid="05e819ad"/>
    </style:style>
    <style:style style:name="T102" style:family="text">
      <style:text-properties officeooo:rsid="039c618d"/>
    </style:style>
    <style:style style:name="T103" style:family="text">
      <style:text-properties officeooo:rsid="05f5501d"/>
    </style:style>
    <style:style style:name="T104" style:family="text">
      <style:text-properties officeooo:rsid="05f959ae"/>
    </style:style>
    <style:style style:name="T105" style:family="text">
      <style:text-properties officeooo:rsid="05feeb50"/>
    </style:style>
    <style:style style:name="T106" style:family="text">
      <style:text-properties officeooo:rsid="0607822b"/>
    </style:style>
    <style:style style:name="T107" style:family="text">
      <style:text-properties officeooo:rsid="0607f8a7"/>
    </style:style>
    <style:style style:name="T108" style:family="text">
      <style:text-properties officeooo:rsid="0609e6c5"/>
    </style:style>
    <style:style style:name="T109" style:family="text">
      <style:text-properties officeooo:rsid="06112e7a"/>
    </style:style>
    <style:style style:name="T110" style:family="text">
      <style:text-properties officeooo:rsid="061169cf"/>
    </style:style>
    <style:style style:name="T111" style:family="text">
      <style:text-properties officeooo:rsid="0616d468"/>
    </style:style>
    <style:style style:name="T112" style:family="text">
      <style:text-properties officeooo:rsid="0618ce5a"/>
    </style:style>
    <style:style style:name="T113" style:family="text">
      <style:text-properties officeooo:rsid="061ae3c1"/>
    </style:style>
    <style:style style:name="T114" style:family="text">
      <style:text-properties officeooo:rsid="061b210d"/>
    </style:style>
    <style:style style:name="T115" style:family="text">
      <style:text-properties officeooo:rsid="061b7a59"/>
    </style:style>
    <style:style style:name="T116" style:family="text">
      <style:text-properties officeooo:rsid="061d0025"/>
    </style:style>
    <style:style style:name="T117" style:family="text">
      <style:text-properties officeooo:rsid="0621bb84"/>
    </style:style>
    <style:style style:name="T118" style:family="text">
      <style:text-properties officeooo:rsid="06296351"/>
    </style:style>
    <style:style style:name="T119" style:family="text">
      <style:text-properties officeooo:rsid="062f59c4"/>
    </style:style>
    <style:style style:name="T120" style:family="text">
      <style:text-properties officeooo:rsid="062f6bd2"/>
    </style:style>
    <style:style style:name="T121" style:family="text">
      <style:text-properties officeooo:rsid="06315651"/>
    </style:style>
    <style:style style:name="T122" style:family="text">
      <style:text-properties officeooo:rsid="0632c7c1"/>
    </style:style>
    <style:style style:name="T123" style:family="text">
      <style:text-properties officeooo:rsid="06345d0f"/>
    </style:style>
    <style:style style:name="T124" style:family="text">
      <style:text-properties officeooo:rsid="0635cccd"/>
    </style:style>
    <style:style style:name="T125" style:family="text">
      <style:text-properties officeooo:rsid="063b6177"/>
    </style:style>
    <style:style style:name="T126" style:family="text">
      <style:text-properties officeooo:rsid="063c6b79"/>
    </style:style>
    <style:style style:name="T127" style:family="text">
      <style:text-properties officeooo:rsid="063e2f44"/>
    </style:style>
    <style:style style:name="T128" style:family="text">
      <style:text-properties officeooo:rsid="063fa41c"/>
    </style:style>
    <style:style style:name="T129" style:family="text">
      <style:text-properties officeooo:rsid="0646284b"/>
    </style:style>
    <style:style style:name="T130" style:family="text">
      <style:text-properties officeooo:rsid="0649cc9e"/>
    </style:style>
    <style:style style:name="T131" style:family="text">
      <style:text-properties officeooo:rsid="064a3108"/>
    </style:style>
    <style:style style:name="T132" style:family="text">
      <style:text-properties officeooo:rsid="064ac58d"/>
    </style:style>
    <style:style style:name="T133" style:family="text">
      <style:text-properties officeooo:rsid="064c23b4"/>
    </style:style>
    <style:style style:name="T134" style:family="text">
      <style:text-properties officeooo:rsid="064ddd42"/>
    </style:style>
    <style:style style:name="T135" style:family="text">
      <style:text-properties officeooo:rsid="0650af8c"/>
    </style:style>
    <style:style style:name="T136" style:family="text">
      <style:text-properties officeooo:rsid="0652878d"/>
    </style:style>
    <style:style style:name="T137" style:family="text">
      <style:text-properties officeooo:rsid="0653e776"/>
    </style:style>
    <style:style style:name="T138" style:family="text">
      <style:text-properties officeooo:rsid="06577d5a"/>
    </style:style>
    <style:style style:name="T139" style:family="text">
      <style:text-properties officeooo:rsid="0658ec28"/>
    </style:style>
    <style:style style:name="T140" style:family="text">
      <style:text-properties officeooo:rsid="065a13eb"/>
    </style:style>
    <style:style style:name="T141" style:family="text">
      <style:text-properties officeooo:rsid="065f5f85"/>
    </style:style>
    <style:style style:name="T142" style:family="text">
      <style:text-properties officeooo:rsid="0661037c"/>
    </style:style>
    <style:style style:name="T143" style:family="text">
      <style:text-properties officeooo:rsid="06628ade"/>
    </style:style>
    <style:style style:name="T144" style:family="text">
      <style:text-properties officeooo:rsid="0663d0ea"/>
    </style:style>
    <style:style style:name="T145" style:family="text">
      <style:text-properties officeooo:rsid="0665b0c6"/>
    </style:style>
    <style:style style:name="T146" style:family="text">
      <style:text-properties officeooo:rsid="066994da"/>
    </style:style>
    <style:style style:name="T147" style:family="text">
      <style:text-properties officeooo:rsid="0669e1cb"/>
    </style:style>
    <style:style style:name="T148" style:family="text">
      <style:text-properties officeooo:rsid="06720848"/>
    </style:style>
    <style:style style:name="T149" style:family="text">
      <style:text-properties officeooo:rsid="0674dfe7"/>
    </style:style>
    <style:style style:name="T150" style:family="text">
      <style:text-properties officeooo:rsid="0675e6e9"/>
    </style:style>
    <style:style style:name="T151" style:family="text">
      <style:text-properties officeooo:rsid="067904a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1">The Open Organization<text:line-break/><text:span text:style-name="T37">Guide for Educators</text:span></text:p>
      <text:h text:style-name="P230" text:outline-level="2"/>
      <text:p text:style-name="P302"><text:bookmark-start text:name="__RefHeading___Toc1787_1213309432"/>The Open Organization<text:line-break/><text:span text:style-name="T37">Guide for Educators</text:span><text:bookmark-end text:name="__RefHeading___Toc1787_1213309432"/></text:p>
      <text:p text:style-name="P215">Transformative teaching and learning<text:line-break/>for a rapidly changing world</text:p>
      <text:p text:style-name="P300">Contributing authors</text:p>
      <text:p text:style-name="P106"><text:span text:style-name="T36">(</text:span>in alphabetical order<text:span text:style-name="T36">)</text:span></text:p>
      <table:table table:name="Table5" table:style-name="Table5">
        <table:table-column table:style-name="Table5.A"/>
        <table:table-column table:style-name="Table5.B"/>
        <table:table-row>
          <table:table-cell table:style-name="Table5.A1" office:value-type="string">
            <text:p text:style-name="P198">Amarachi Achonu</text:p>
            <text:p text:style-name="P197">Beth Anderson</text:p>
            <text:p text:style-name="P210">Bryan Behrenshausen</text:p>
            <text:p text:style-name="P197">Maxwell Bushong</text:p>
            <text:p text:style-name="P197">Carolyn Butler</text:p>
            <text:p text:style-name="P197">Curtis A. Carver </text:p>
            <text:p text:style-name="P203">Aria <text:span text:style-name="T122">F. </text:span>Chernik</text:p>
            <text:p text:style-name="P199">Susie Choi</text:p>
            <text:p text:style-name="P199">Dipankar Dasgupta</text:p>
            <text:p text:style-name="P197">Heidi Ellis</text:p>
            <text:p text:style-name="P197">Denise Ferebee</text:p>
            <text:p text:style-name="P202">David Goldschmidt</text:p>
            <text:p text:style-name="P202">Adam Haigler</text:p>
            <text:p text:style-name="P202">Jim Hall</text:p>
            <text:p text:style-name="P202">Tanner Jophnson</text:p>
            <text:p text:style-name="P202">Marcus Kelly</text:p>
          </table:table-cell>
          <table:table-cell table:style-name="Table5.A1" office:value-type="string">
            <text:p text:style-name="P206">Mukkai Krishnamoorthy</text:p>
            <text:p text:style-name="P205">Gina Likins</text:p>
            <text:p text:style-name="P209">Clara May</text:p>
            <text:p text:style-name="P204">Ian McDermott</text:p>
            <text:p text:style-name="P204">Dan McGuire</text:p>
            <text:p text:style-name="P204">Christopher McHale</text:p>
            <text:p text:style-name="P196">Race MoChridhe</text:p>
            <text:p text:style-name="P196">Steven Ovadia</text:p>
            <text:p text:style-name="P208">Ben Owens</text:p>
            <text:p text:style-name="P207">David Preston</text:p>
            <text:p text:style-name="P195">Rahul Razdan</text:p>
            <text:p text:style-name="P201">Charlie Reisinger</text:p>
            <text:p text:style-name="P200">Justin Sherman</text:p>
            <text:p text:style-name="P200">Wesley Turner</text:p>
            <text:p text:style-name="P201">Shobha Tyagi</text:p>
            <text:p text:style-name="P195">Jim Whitehurst</text:p>
            <text:p text:style-name="P209">Ryan Williams</text:p>
          </table:table-cell>
        </table:table-row>
      </table:table>
      <text:p text:style-name="Standard"/>
      <text:p text:style-name="P303"><text:bookmark-start text:name="__RefHeading___Toc1312_518888843"/>Copyright<text:bookmark-end text:name="__RefHeading___Toc1312_518888843"/></text:p>
      <text:p text:style-name="P132">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93">http://creativecommons.org/licenses/by-sa/4.0/</text:p></text:note-body></text:note></text:p>
      <text:p text:style-name="P133">Amarachi Achonu<text:span text:style-name="T46">'s "Making computer science curricula as adaptable as our code" originally appeared at https://opensource.com/open-organization/19/4/adaptable-curricula-computer-science</text:span></text:p>
      <text:p text:style-name="P133">Beth Anderson's "An open process for discovering our school's core values" originally appeared at https://opensource.com/open-organization/16/6/opening-discover-education-centers-core-values.</text:p>
      <text:p text:style-name="P135">Curtis A. Carver's "Crowdsourcing our way to a campus IT plan" originally appeared at https://opensource.com/open-organization/17/10/uab-100-wins-through-crowdsourcing.</text:p>
      <text:p text:style-name="P135">Brandon Dixon <text:span text:style-name="T121">and</text:span> Randall Joyce<text:span text:style-name="T121">'s "The most valuable cybersecurity education is an open one" originally appeared at https://opensource.com/open-organization/19/8/open-cybersecurity-education.</text:span></text:p>
      <text:p text:style-name="P136">Heidi Ellis' "What happened when I let my students fork the syllabus" originally appeared at https://opensource.com/open-organization/18/11/making-course-syllabus-open.</text:p>
      <text:p text:style-name="P140">Heidi Ellis' "<text:span text:style-name="T44">Open organizations on Mars</text:span>" originally appeared at https://opensource.com/open-organization/18/1/imagining-open-communities.</text:p>
      <text:p text:style-name="P139">Adam Haigler's "Truly open education will require sweeping changes" originally appeared at https://opensource.com/open-organization/18/1/open-education-public-mission.</text:p>
      <text:p text:style-name="P141">Jim Hall's "M-learning and beyond" originally appeared at https://opensource.com/open-organization/19/7/m-learning-open-education.</text:p>
      <text:p text:style-name="P134"><text:soft-page-break/>Tanner Johnson's "How our <text:span text:style-name="T123">organization</text:span> works openly to make education accessible" first appeared at https://opensource.com/open-organization/19/2/building-curriculahub.</text:p>
      <text:p text:style-name="P137">Gina Likins' "Performing the collaborative dilemma" originally appeared in <text:span text:style-name="T16">The Open Organization Workbook.</text:span></text:p>
      <text:p text:style-name="Text_20_body">Race MoChridhe<text:span text:style-name="T48">'s "Confronting linguistic bias: The case for an open human language" originally appeared at https://opensource.com/open-organization/19/4/open-language-for-open-education.</text:span></text:p>
      <text:p text:style-name="P83">Ben Owens' "Can schools be agile?" originally appeared at https://opensource.com/open-organization/19/4/education-culture-agile.</text:p>
      <text:p text:style-name="P60">Charlie Reisinger's "The open schoolhouse: Culture, praxis, empowerment" originally appeared at https://opensource.com/open-organization/19/7/open-schoolhouse-empowerment.</text:p>
      <text:p text:style-name="P56">Justin Sherman's "The future of ethical tech education must be open" originally appeared at https://opensource.com/open-organization/19/6/future-ethical-tech-edu-open.</text:p>
      <text:p text:style-name="P138">Jim Whitehrust's "Open education is more than open content" originally appeared at https://opensource.com/open-organization/16/8/harnessing-power-open-education.</text:p>
      <text:p text:style-name="P303"><text:bookmark-start text:name="__RefHeading___Toc2046_1315693447"/>Colophon<text:bookmark-end text:name="__RefHeading___Toc2046_1315693447"/></text:p>
      <text:p text:style-name="P33">Typeset in DejaVu<text:note text:id="ftn2" text:note-class="footnote"><text:note-citation>2</text:note-citation><text:note-body><text:p text:style-name="P94">https://dejavu-fonts.github.io/</text:p></text:note-body></text:note> and <text:span text:style-name="T59">Red Hat</text:span>.<text:note text:id="ftn3" text:note-class="footnote"><text:note-citation>3</text:note-citation><text:note-body><text:p text:style-name="P94">https://github.com/RedHatOfficial/RedHatFont</text:p></text:note-body></text:note> Produced with LibreOffice.<text:note text:id="ftn4" text:note-class="footnote"><text:note-citation>4</text:note-citation><text:note-body><text:p text:style-name="P94">https://www.libreoffice.org/</text:p></text:note-body></text:note> Cover design by <text:span text:style-name="T140">Clara May and Ryan Williams</text:span>.</text:p>
      <text:p text:style-name="P142"><text:bookmark-start text:name="__RefHeading___Toc1976_1055601491"/>Version <text:span text:style-name="T2">1.0</text:span><text:bookmark-end text:name="__RefHeading___Toc1976_1055601491"/></text:p>
      <text:p text:style-name="P211"><text:span text:style-name="T1">September </text:span>201<text:span text:style-name="T1">9</text:span></text:p>
      <text:p text:style-name="P300">Additional reading</text:p>
      <text:p text:style-name="Front_20_Subtitle">From Jim Whitehurst</text:p>
      <text:p text:style-name="P213"><text:span text:style-name="Emphasis">The Open Organization: Igniting Passion and Performance</text:span> (Harvard Business Review Press)</text:p>
      <text:p text:style-name="P212"/>
      <text:p text:style-name="P212"><text:span text:style-name="Emphasis">Organize for Innovation: Rethinking How We Work</text:span> (Opensource.com)</text:p>
      <text:p text:style-name="Front_20_Subtitle">From <text:span text:style-name="T38">the open organization community</text:span></text:p>
      <text:p text:style-name="P213"><text:span text:style-name="Emphasis"><text:span text:style-name="T1">The Open Organization Leaders Manual: A handbook for building innovative and engaged teams </text:span></text:span><text:span text:style-name="T12">(Opensource.com)</text:span></text:p>
      <text:p text:style-name="P212"/>
      <text:p text:style-name="P212"><text:span text:style-name="Emphasis">The Open Organization Guide to IT Culture Change: Open Principles and Practices for a More Innovative IT Department</text:span> <text:span text:style-name="T3">(Opensource.com)</text:span></text:p>
      <text:p text:style-name="P212"/>
      <text:p text:style-name="P212"><text:span text:style-name="Emphasis">The Open Organization </text:span><text:span text:style-name="Emphasis"><text:span text:style-name="T39">Workbook</text:span></text:span><text:span text:style-name="Emphasis">: </text:span><text:span text:style-name="Emphasis"><text:span text:style-name="T39">How to build a culture of innovation in your organization</text:span></text:span><text:span text:style-name="T39"> </text:span><text:span text:style-name="T11">(Opensource.com)</text:span></text:p>
      <text:p text:style-name="P212"/>
      <text:p text:style-name="P212">Every week, Opensource.com publishes new stories about the ways open principles help innovative leaders rethink organizational culture and design. Visit opensource.com/open-organization to read more.</text:p>
      <text:p text:style-name="P303"><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97"><text:a xlink:type="simple" xlink:href="#__RefHeading___Toc2312_1525055821" text:style-name="Index_20_Link" text:visited-style-name="Index_20_Link">Preface<text:tab/>13</text:a></text:p>
          <text:p text:style-name="P298"><text:a xlink:type="simple" xlink:href="#__RefHeading___Toc2314_1525055821" text:style-name="Index_20_Link" text:visited-style-name="Index_20_Link">Bryan Behrenshausen<text:tab/><text:tab/></text:a></text:p>
          <text:p text:style-name="P297"><text:a xlink:type="simple" xlink:href="#__RefHeading___Toc4400_3130673892" text:style-name="Index_20_Link" text:visited-style-name="Index_20_Link">About the cover<text:tab/>16</text:a></text:p>
          <text:p text:style-name="P298"><text:a xlink:type="simple" xlink:href="#__RefHeading___Toc2314_15250558211" text:style-name="Index_20_Link" text:visited-style-name="Index_20_Link">Clara May &amp; Ryan Williams<text:tab/><text:tab/></text:a></text:p>
          <text:p text:style-name="P297"><text:a xlink:type="simple" xlink:href="#__RefHeading___Toc6243_4096846065" text:style-name="Index_20_Link" text:visited-style-name="Index_20_Link">Foreword<text:tab/>18</text:a></text:p>
          <text:p text:style-name="P298"><text:a xlink:type="simple" xlink:href="#__RefHeading___Toc394_2120980716" text:style-name="Index_20_Link" text:visited-style-name="Index_20_Link">Aria F. Chernik<text:tab/><text:tab/></text:a></text:p>
          <text:p text:style-name="P296"><text:a xlink:type="simple" xlink:href="#__RefHeading___Toc2114_518888843" text:style-name="Index_20_Link" text:visited-style-name="Index_20_Link">Visions<text:tab/><text:tab/></text:a></text:p>
          <text:p text:style-name="P297"><text:a xlink:type="simple" xlink:href="#__RefHeading___Toc11289_2537557969" text:style-name="Index_20_Link" text:visited-style-name="Index_20_Link">Economics, openness, and the education system<text:tab/>23</text:a></text:p>
          <text:p text:style-name="P298"><text:a xlink:type="simple" xlink:href="#__RefHeading___Toc11291_2537557969" text:style-name="Index_20_Link" text:visited-style-name="Index_20_Link">Rahul Razdan<text:tab/><text:tab/></text:a></text:p>
          <text:p text:style-name="P297"><text:a xlink:type="simple" xlink:href="#__RefHeading___Toc3252_2385792462" text:style-name="Index_20_Link" text:visited-style-name="Index_20_Link">Truly open education will require sweeping changes<text:tab/>32</text:a></text:p>
          <text:p text:style-name="P298"><text:a xlink:type="simple" xlink:href="#__RefHeading___Toc11291_25375579691" text:style-name="Index_20_Link" text:visited-style-name="Index_20_Link">Adam Haigler<text:tab/><text:tab/></text:a></text:p>
          <text:p text:style-name="P297"><text:a xlink:type="simple" xlink:href="#__RefHeading___Toc4983_980413866" text:style-name="Index_20_Link" text:visited-style-name="Index_20_Link">The future of ethical tech education must be open<text:tab/>39</text:a></text:p>
          <text:p text:style-name="P298"><text:a xlink:type="simple" xlink:href="#__RefHeading___Toc11291_25375579692" text:style-name="Index_20_Link" text:visited-style-name="Index_20_Link">Justin Sherman<text:tab/><text:tab/></text:a></text:p>
          <text:p text:style-name="P297"><text:a xlink:type="simple" xlink:href="#__RefHeading___Toc4985_980413866" text:style-name="Index_20_Link" text:visited-style-name="Index_20_Link">A practical path to open education<text:tab/>48</text:a></text:p>
          <text:p text:style-name="P298"><text:a xlink:type="simple" xlink:href="#__RefHeading___Toc11291_25375579693" text:style-name="Index_20_Link" text:visited-style-name="Index_20_Link">Dan McGuire<text:tab/><text:tab/></text:a></text:p>
          <text:p text:style-name="P297"><text:a xlink:type="simple" xlink:href="#__RefHeading___Toc11689_2797622010" text:style-name="Index_20_Link" text:visited-style-name="Index_20_Link">Can schools be agile?<text:tab/>60</text:a></text:p>
          <text:p text:style-name="P298"><text:a xlink:type="simple" xlink:href="#__RefHeading___Toc11691_2797622010" text:style-name="Index_20_Link" text:visited-style-name="Index_20_Link">Ben Owens<text:tab/><text:tab/></text:a></text:p>
          <text:p text:style-name="P297"><text:a xlink:type="simple" xlink:href="#__RefHeading___Toc6467_1673353014" text:style-name="Index_20_Link" text:visited-style-name="Index_20_Link">M-learning and beyond<text:tab/>66</text:a></text:p>
          <text:p text:style-name="P298"><text:a xlink:type="simple" xlink:href="#__RefHeading___Toc11291_253755796933" text:style-name="Index_20_Link" text:visited-style-name="Index_20_Link">Jim Hall<text:tab/><text:tab/></text:a></text:p>
          <text:p text:style-name="P297"><text:a xlink:type="simple" xlink:href="#__RefHeading___Toc3660_3018102180" text:style-name="Index_20_Link" text:visited-style-name="Index_20_Link">The most valuable cybersecurity education is an open one<text:tab/>71</text:a></text:p>
          <text:p text:style-name="P298"><text:a xlink:type="simple" xlink:href="#__RefHeading___Toc11291_2537557969331" text:style-name="Index_20_Link" text:visited-style-name="Index_20_Link">Brandon Dixon &amp; Randall Joyce<text:tab/><text:tab/></text:a></text:p>
          <text:p text:style-name="P297"><text:a xlink:type="simple" xlink:href="#__RefHeading___Toc3662_3018102180" text:style-name="Index_20_Link" text:visited-style-name="Index_20_Link">Rethinking assessment in an open, peeragogical learning environment<text:tab/>78</text:a></text:p>
          <text:p text:style-name="P298"><text:a xlink:type="simple" xlink:href="#__RefHeading___Toc11291_2537557969332" text:style-name="Index_20_Link" text:visited-style-name="Index_20_Link">David Preston<text:tab/><text:tab/></text:a></text:p>
          <text:p text:style-name="P297"><text:a xlink:type="simple" xlink:href="#__RefHeading___Toc3401_169002272" text:style-name="Index_20_Link" text:visited-style-name="Index_20_Link">Three ways university classrooms can be more open<text:tab/>86</text:a></text:p>
          <text:p text:style-name="P298"><text:a xlink:type="simple" xlink:href="#__RefHeading___Toc11291_253755796911" text:style-name="Index_20_Link" text:visited-style-name="Index_20_Link">Susie Choi<text:tab/><text:tab/></text:a></text:p>
          <text:p text:style-name="P297"><text:a xlink:type="simple" xlink:href="#__RefHeading___Toc3403_169002272" text:style-name="Index_20_Link" text:visited-style-name="Index_20_Link">Open education is more than open content<text:tab/>91</text:a></text:p>
          <text:p text:style-name="P298"><text:a xlink:type="simple" xlink:href="#__RefHeading___Toc11291_253755796912" text:style-name="Index_20_Link" text:visited-style-name="Index_20_Link">Jim Whitehurst<text:tab/><text:tab/></text:a></text:p>
          <text:p text:style-name="P296"><text:soft-page-break/><text:a xlink:type="simple" xlink:href="#__RefHeading___Toc11329_2537557969" text:style-name="Index_20_Link" text:visited-style-name="Index_20_Link">Case Studies<text:tab/><text:tab/></text:a></text:p>
          <text:p text:style-name="P297"><text:a xlink:type="simple" xlink:href="#__RefHeading___Toc12656_2797622010" text:style-name="Index_20_Link" text:visited-style-name="Index_20_Link">A hybrid model of open source in academics: The Rensselaer Center for Open Source<text:tab/>98</text:a></text:p>
          <text:p text:style-name="P298"><text:a xlink:type="simple" xlink:href="#__RefHeading___Toc12658_2797622010" text:style-name="Index_20_Link" text:visited-style-name="Index_20_Link">Wesley Turner, David Goldschmidt &amp; Mukkai Krishnamoorthy<text:tab/><text:tab/></text:a></text:p>
          <text:p text:style-name="P297"><text:a xlink:type="simple" xlink:href="#__RefHeading___Toc4551_3839078803" text:style-name="Index_20_Link" text:visited-style-name="Index_20_Link">Teaching students to critically evaluate textbooks<text:tab/>109</text:a></text:p>
          <text:p text:style-name="P298"><text:a xlink:type="simple" xlink:href="#__RefHeading___Toc11291_2537557969312" text:style-name="Index_20_Link" text:visited-style-name="Index_20_Link">Christopher McHale, Ian McDermott &amp; Steven Ovadia<text:tab/><text:tab/></text:a></text:p>
          <text:p text:style-name="P297"><text:a xlink:type="simple" xlink:href="#__RefHeading___Toc1915_2434698073" text:style-name="Index_20_Link" text:visited-style-name="Index_20_Link">What happened when I let my students fork the syllabus<text:tab/>118</text:a></text:p>
          <text:p text:style-name="P298"><text:a xlink:type="simple" xlink:href="#__RefHeading___Toc11291_2537557969311" text:style-name="Index_20_Link" text:visited-style-name="Index_20_Link">Heidi Ellis<text:tab/><text:tab/></text:a></text:p>
          <text:p text:style-name="P297"><text:a xlink:type="simple" xlink:href="#__RefHeading___Toc21626_3512989452" text:style-name="Index_20_Link" text:visited-style-name="Index_20_Link">An open process for discovering our school's core values<text:tab/>126</text:a></text:p>
          <text:p text:style-name="P298"><text:a xlink:type="simple" xlink:href="#__RefHeading___Toc21628_3512989452" text:style-name="Index_20_Link" text:visited-style-name="Index_20_Link">Beth Anderson<text:tab/><text:tab/></text:a></text:p>
          <text:p text:style-name="P297"><text:a xlink:type="simple" xlink:href="#__RefHeading___Toc5594_2546339137" text:style-name="Index_20_Link" text:visited-style-name="Index_20_Link">5PH1NX: 5tudent Peer Heuristic for 1Nformation Xchange (a slightly transmedia use case in Open Source Learning and peeragogical assessment)<text:tab/>133</text:a></text:p>
          <text:p text:style-name="P298"><text:a xlink:type="simple" xlink:href="#__RefHeading___Toc11291_25375579693321" text:style-name="Index_20_Link" text:visited-style-name="Index_20_Link">David Preston<text:tab/><text:tab/></text:a></text:p>
          <text:p text:style-name="P297"><text:a xlink:type="simple" xlink:href="#__RefHeading___Toc10308_1036237620" text:style-name="Index_20_Link" text:visited-style-name="Index_20_Link">The open schoolhouse: Culture, praxis, empowerment<text:tab/>144</text:a></text:p>
          <text:p text:style-name="P298"><text:a xlink:type="simple" xlink:href="#__RefHeading___Toc11291_25375579693111" text:style-name="Index_20_Link" text:visited-style-name="Index_20_Link">Charlie Reisinger<text:tab/><text:tab/></text:a></text:p>
          <text:p text:style-name="P297"><text:a xlink:type="simple" xlink:href="#__RefHeading___Toc3035_1792337416" text:style-name="Index_20_Link" text:visited-style-name="Index_20_Link">Flip the script: An open community of practice at the student help desk<text:tab/>150</text:a></text:p>
          <text:p text:style-name="P298"><text:a xlink:type="simple" xlink:href="#__RefHeading___Toc11291_253755796931112" text:style-name="Index_20_Link" text:visited-style-name="Index_20_Link">Maxwell Bushong<text:tab/><text:tab/></text:a></text:p>
          <text:p text:style-name="P297"><text:a xlink:type="simple" xlink:href="#__RefHeading___Toc3037_1792337416" text:style-name="Index_20_Link" text:visited-style-name="Index_20_Link">Open education has a POSSE<text:tab/>157</text:a></text:p>
          <text:p text:style-name="P298"><text:a xlink:type="simple" xlink:href="#__RefHeading___Toc11291_253755796931113" text:style-name="Index_20_Link" text:visited-style-name="Index_20_Link">Shobha Tyagi<text:tab/><text:tab/></text:a></text:p>
          <text:p text:style-name="P297"><text:a xlink:type="simple" xlink:href="#__RefHeading___Toc2373_848053758" text:style-name="Index_20_Link" text:visited-style-name="Index_20_Link">Confronting linguistic bias: The case for an open human language<text:tab/>164</text:a></text:p>
          <text:p text:style-name="P298"><text:a xlink:type="simple" xlink:href="#__RefHeading___Toc11291_253755796931111" text:style-name="Index_20_Link" text:visited-style-name="Index_20_Link">Race MoChridhe<text:tab/><text:tab/></text:a></text:p>
          <text:p text:style-name="P297"><text:a xlink:type="simple" xlink:href="#__RefHeading___Toc10197_1036237620" text:style-name="Index_20_Link" text:visited-style-name="Index_20_Link">Crowdsourcing our way to a campus IT plan<text:tab/>172</text:a></text:p>
          <text:p text:style-name="P298"><text:a xlink:type="simple" xlink:href="#__RefHeading___Toc10199_1036237620" text:style-name="Index_20_Link" text:visited-style-name="Index_20_Link">Curtis A. Carver<text:tab/><text:tab/></text:a></text:p>
          <text:p text:style-name="P297"><text:a xlink:type="simple" xlink:href="#__RefHeading___Toc13369_3512989452" text:style-name="Index_20_Link" text:visited-style-name="Index_20_Link">How our organization works openly to make education accessible<text:tab/>178</text:a></text:p>
          <text:p text:style-name="P298"><text:a xlink:type="simple" xlink:href="#__RefHeading___Toc11291_253755796932" text:style-name="Index_20_Link" text:visited-style-name="Index_20_Link">Tanner Johnson<text:tab/><text:tab/></text:a></text:p>
          <text:p text:style-name="P297"><text:a xlink:type="simple" xlink:href="#__RefHeading___Toc1892_2434698073" text:style-name="Index_20_Link" text:visited-style-name="Index_20_Link">Making computer science curricula as adaptable as our code<text:tab/>188</text:a></text:p>
          <text:p text:style-name="P298"><text:a xlink:type="simple" xlink:href="#__RefHeading___Toc11291_2537557969321" text:style-name="Index_20_Link" text:visited-style-name="Index_20_Link">Amarachi Achonu<text:tab/><text:tab/></text:a></text:p>
          <text:p text:style-name="P296"><text:soft-page-break/><text:a xlink:type="simple" xlink:href="#__RefHeading___Toc588_2023088379" text:style-name="Index_20_Link" text:visited-style-name="Index_20_Link">Activities<text:tab/><text:tab/></text:a></text:p>
          <text:p text:style-name="P297"><text:a xlink:type="simple" xlink:href="#__RefHeading___Toc13371_3512989452" text:style-name="Index_20_Link" text:visited-style-name="Index_20_Link">Making those (dreaded) faculty meetings transparent, collaborative, and effective<text:tab/>194</text:a></text:p>
          <text:p text:style-name="P298"><text:a xlink:type="simple" xlink:href="#__RefHeading___Toc1545_2651233811" text:style-name="Index_20_Link" text:visited-style-name="Index_20_Link">Aria Chernik &amp; Tanner Johnson<text:tab/><text:tab/></text:a></text:p>
          <text:p text:style-name="P297"><text:a xlink:type="simple" xlink:href="#__RefHeading___Toc13375_3512989452" text:style-name="Index_20_Link" text:visited-style-name="Index_20_Link">Digital forensics the open way: A tabletop approach to common scenarios<text:tab/>200</text:a></text:p>
          <text:p text:style-name="P298"><text:a xlink:type="simple" xlink:href="#__RefHeading___Toc1545_26512338111" text:style-name="Index_20_Link" text:visited-style-name="Index_20_Link">Denise Ferebee, Carolyn Butler, Dipankar Dasgupta &amp; Marcus Kelly<text:tab/><text:tab/></text:a></text:p>
          <text:p text:style-name="P297"><text:a xlink:type="simple" xlink:href="#__RefHeading___Toc13379_3512989452" text:style-name="Index_20_Link" text:visited-style-name="Index_20_Link">How to collect feedback from your students (or, how to assess the sting of teenage rejection)<text:tab/>214</text:a></text:p>
          <text:p text:style-name="P298"><text:a xlink:type="simple" xlink:href="#__RefHeading___Toc1545_26512338112" text:style-name="Index_20_Link" text:visited-style-name="Index_20_Link">Charlie Reisinger<text:tab/><text:tab/></text:a></text:p>
          <text:p text:style-name="P297"><text:a xlink:type="simple" xlink:href="#__RefHeading___Toc2784_4119693890" text:style-name="Index_20_Link" text:visited-style-name="Index_20_Link">Performing the collaborative dilemma<text:tab/>218</text:a></text:p>
          <text:p text:style-name="P298"><text:a xlink:type="simple" xlink:href="#__RefHeading___Toc11456_253755796911" text:style-name="Index_20_Link" text:visited-style-name="Index_20_Link">Gina Likins<text:tab/><text:tab/></text:a></text:p>
          <text:p text:style-name="P297"><text:a xlink:type="simple" xlink:href="#__RefHeading___Toc13015_2537557969" text:style-name="Index_20_Link" text:visited-style-name="Index_20_Link">Open organizations on Mars<text:tab/>230</text:a></text:p>
          <text:p text:style-name="P298"><text:a xlink:type="simple" xlink:href="#__RefHeading___Toc13017_2537557969" text:style-name="Index_20_Link" text:visited-style-name="Index_20_Link">Heidi Ellis<text:tab/><text:tab/></text:a></text:p>
          <text:p text:style-name="P297"><text:a xlink:type="simple" xlink:href="#__RefHeading___Toc6122_4096846065" text:style-name="Index_20_Link" text:visited-style-name="Index_20_Link">Afterword<text:tab/>235</text:a></text:p>
          <text:p text:style-name="P298"><text:a xlink:type="simple" xlink:href="#__RefHeading___Toc394_21209807161" text:style-name="Index_20_Link" text:visited-style-name="Index_20_Link">Ben Owens<text:tab/><text:tab/></text:a></text:p>
          <text:p text:style-name="P296"><text:a xlink:type="simple" xlink:href="#__RefHeading___Toc822_1232125672" text:style-name="Index_20_Link" text:visited-style-name="Index_20_Link">Appendix<text:tab/><text:tab/></text:a></text:p>
          <text:p text:style-name="P297"><text:a xlink:type="simple" xlink:href="#__RefHeading___Toc13383_3512989452" text:style-name="Index_20_Link" text:visited-style-name="Index_20_Link">The Open Organization Definition<text:tab/>240</text:a></text:p>
          <text:p text:style-name="P298"><text:a xlink:type="simple" xlink:href="#__RefHeading___Toc5173_772903223" text:style-name="Index_20_Link" text:visited-style-name="Index_20_Link">The Open Organization Ambassadors<text:tab/><text:tab/></text:a></text:p>
          <text:p text:style-name="P296"><text:a xlink:type="simple" xlink:href="#__RefHeading___Toc842_1232125672" text:style-name="Index_20_Link" text:visited-style-name="Index_20_Link">Learn More<text:tab/><text:tab/></text:a></text:p>
          <text:p text:style-name="P297"><text:a xlink:type="simple" xlink:href="#__RefHeading___Toc2382_190016556" text:style-name="Index_20_Link" text:visited-style-name="Index_20_Link">Additional resources<text:tab/>248</text:a></text:p>
          <text:p text:style-name="P297"><text:a xlink:type="simple" xlink:href="#__RefHeading___Toc13385_3512989452" text:style-name="Index_20_Link" text:visited-style-name="Index_20_Link">Get involved<text:tab/>249</text:a></text:p>
        </text:index-body>
      </text:table-of-content>
      <text:p text:style-name="P4"/>
      <text:h text:style-name="P231" text:outline-level="2"/>
      <text:h text:style-name="P235" text:outline-level="2"><text:bookmark-start text:name="__RefHeading___Toc2312_1525055821"/>Preface<text:bookmark-end text:name="__RefHeading___Toc2312_1525055821"/></text:h>
      <text:p text:style-name="P188"><text:bookmark-start text:name="__RefHeading___Toc2314_1525055821"/>Bryan Behrenshausen<text:bookmark-end text:name="__RefHeading___Toc2314_1525055821"/></text:p>
      <text:p text:style-name="P158">One of this book's proposed subtitles was "Revolutionizing teaching and learning for a more collaborative future." It certainly was compelling. Who doesn't love a good revolution?</text:p>
      <text:p text:style-name="P85">But like <text:span text:style-name="T129">"</text:span>The Simpsons'<text:span text:style-name="T129">"</text:span> Nelson Muntz staring disappointedly at the cinema marquee for "Naked Lunch," co-editors Aria Chernik and Ben Owens mulled our work and said, "I can think of at least two things wrong with that title."<text:note text:id="ftn5" text:note-class="footnote"><text:note-citation>5</text:note-citation><text:note-body><text:p text:style-name="Footnote">https://www.youtube.com/watch?v=9sL102pyaLg</text:p></text:note-body></text:note></text:p>
      <text:p text:style-name="P88"><text:span text:style-name="T16">The Open Organization Guide for Educators</text:span> features stories from teachers, administrators, and students who certainly have embraced a collaborative, iterative, transparent, inclusive—and, in a word, more open—approach to building educational organizations. As they've all demonstrated, it's an approach to education with the power to create classrooms that are more engaging and learner-centered, faculty meetings that foreground meritocracy and accountability, lessons that are open to anyone's feedback and modification, assessments that empower rather than punish, and teaching communities built first and foremost on trust and a propensity for sharing.</text:p>
      <text:p text:style-name="P87">And nothing about it should seem revolutionary.</text:p>
      <text:p text:style-name="P88">In fact, referring to it that way risks giving the impression that it's some kind of radical or eccentric set of ideas about teaching and learning. But the possibility that someone might perceive it as such should give anyone pause. After all, the authors in this volume don't sound like revolutionaries. They sound like dedicated advocates for an education system that's in sync with its technical, <text:soft-page-break/>social, economic, and ethical contexts; that's preparing people to act not only <text:span text:style-name="T16">effectively</text:span> but also <text:span text:style-name="T16">humanely</text:span> in those contexts; and that's capable of responding adequately when those contexts inevitably shift.</text:p>
      <text:p text:style-name="P24">Education doesn't need revolution. It needs a thoughtful, careful, and deliberate upgrade for the 21st century.</text:p>
      <text:p text:style-name="P88">So that word had to go. And disappear it did—in favor of something that emphasized open education's transformative power.</text:p>
      <text:p text:style-name="P88">One final matter, then, was "the future."</text:p>
      <text:p text:style-name="P24">The reality is that educators aren't advocating greater openness as a way of preparing students for the <text:span text:style-name="T16">future</text:span>. They're doing it to help them participate in the world <text:span text:style-name="T16">as it is today</text:span>. Increasingly, modern organizations are more dynamic and nonhierarchical. They're filled with people intrinsically motivated by visions and values that transcend the profit motive. And they're more porous, connecting more readily with external partners and communities. Authors of the forthcoming pages want to align educational organizational structures with the ones students can expect to someday enter—and participate more thoughtfully, ethically, and influentially when they do.</text:p>
      <text:p text:style-name="P88">So a book promising tools and tactics useful "for the future" isn't urgent enough. The one you're holding is much more timely, more immediate. Forget tomorrow; you'll need these essays today.</text:p>
      <text:p text:style-name="P88">Because tomorrow might be different—but then again, this book might be too. Building it was its own kind of lesson, practical instruction in the art and craft of collaborative writing-at-scale, in engaging a globally distributed community of experts whose enthusiasm for open education turned it from idea to artifact in less than a year.</text:p>
      <text:p text:style-name="P88">And it remains open—to distribution and remix, thanks to the Creative Common license we've affixed to it, but also to new futures and new possibilities, since, like open source code, it's less a static text than an ever-evolving codex, a snapshot of a discussion-in-progress. You'll find its source code on GitHub.</text:p>
      <text:p text:style-name="P24"><text:soft-page-break/>We hope you'll join us there to continue the conversation about an open approach to education so desperately necessary right now—and then, more importantly, to help us keep building it.</text:p>
      <text:p text:style-name="P104">Dr. Bryan Behrenshausen is a writer and editor in corporate communications at Red Hat. He works with the Open Organization Ambassador community, manages the open organization section of Opensource.com, and edits the <text:span text:style-name="T3">Open Organization</text:span> book series.</text:p>
      <text:h text:style-name="P236" text:outline-level="2"><text:bookmark-start text:name="__RefHeading___Toc4400_3130673892"/>About the cover<text:bookmark-end text:name="__RefHeading___Toc4400_3130673892"/></text:h>
      <text:p text:style-name="P190"><text:bookmark-start text:name="__RefHeading___Toc2314_15250558211"/>Clara May &amp; Ryan Williams<text:bookmark-end text:name="__RefHeading___Toc2314_15250558211"/></text:p>
      <text:p text:style-name="P159">As an intern and a former intern in an open organization—both the children of educators—we were excited to explore the concept of "open education" and interpret it broadly. And by exploring that concept in a collaborative way, we were able to discover the importance of diversity and communication in both education and design.</text:p>
      <text:p text:style-name="P92">When we accepted the challenge of creating a cover for <text:span text:style-name="T15">The Open Organization Guide for Educators</text:span>, we began with questions: How could we successfully avoid the cliches people often use when describing education? How do we create a design anyone can easily and immediately recognize as related to education?</text:p>
      <text:p text:style-name="P86">Coming up with answers, it turns out, was easy when we worked in the open.</text:p>
      <text:p text:style-name="P86">Our first step was to jointly list tired tropes we wanted avoid (the chalkboard, the apple, the pair of eyeglasses—you've seen them all). This foundation allowed us to move into a process of rapid ideation, mind mapping, and prototyping with each other and our peers. To create the concepts, we worked with professionals across the company, including project managers, 3D animators, designers, writers, and other interns. This collaboration with a wide variety of people ensured that our concept was well executed visually. It also helped us identify the biases that might prevent our design from becoming broadly applicable to people from various educational backgrounds.</text:p>
      <text:p text:style-name="P86">In the end, we settled on wooden blocks as a metaphor for education. Blocks are foundational—not only because they literally support a structure, but also because they act as a basic tool in ele<text:soft-page-break/>mentary education. The various shapes and sizes of blocks in our design represent the various people and processes that make up the field of education. Projecting the open organization community's O-P-E-N logo onto the blocks allowed us to symbolize the fact that education is far reaching, three dimensional, and can be explored from many angles.</text:p>
      <text:p text:style-name="P86">This project helped us connect on a personal level, to get to know each other's educational backgrounds, and to discover that education is more than the sum of its parts. Our design aims to draw attention to the educators and students—the people—who form the foundation of every education system.</text:p>
      <text:p text:style-name="P105">Clara May is a senior at North Carolina State University, where she studies graphic design and has served as both director of Art2Wear and the design editor of the Windhover. A 2019 graphic design intern on the Creative Strategy and Design team at Red Hat, Clara May has worked on various projects, including Open Source Stories, Red Hat Open Studio, and The Open Organization. She expects to graduate in the spring of 2020.</text:p>
      <text:p text:style-name="P105">Ryan Williams is a brand designer at Red Hat, where he also assists with technical diagram design. After pursuing his degree in graphic design at North Carolina State University (which he earned in 2018), he was a summer intern on Red Hat's brand team. He's since worked as a designer on several open projects, including Red Hat's Open Brand Project, Opensource.com, and OKD.</text:p>
      <text:h text:style-name="P237" text:outline-level="2"><text:bookmark-start text:name="__RefHeading___Toc6243_4096846065"/>Foreword<text:bookmark-end text:name="__RefHeading___Toc6243_4096846065"/></text:h>
      <text:p text:style-name="P173"><text:bookmark-start text:name="__RefHeading___Toc394_2120980716"/>Aria F. Chernik<text:bookmark-end text:name="__RefHeading___Toc394_2120980716"/></text:p>
      <text:p text:style-name="P162">Teaching is a political act. <text:span text:style-name="T14">This statement is at the heart of a teaching philosophy known as critical pedagogy. In this context, "political" doesn't denote party politics or educators' decisions to bring the day's headlines into their teaching. "Political" in this context refers to the distribution of power in society and conclusions about who can and should change the conditions under which everyone is operating.</text:span></text:p>
      <text:p text:style-name="P84"><text:span text:style-name="T14">Paulo Freire's </text:span><text:span text:style-name="Emphasis"><text:span text:style-name="T102">Pedagogy of the Oppressed</text:span></text:span><text:span text:style-name="T14"> is a founding document of critical pedagogy. According to Freire, the Industrial Era model of education (which, disturbingly, remains largely intact to this day) dehumanizes students and discourages deviation from a status quo. Freire describes that same Industrial education model as the "banking concept of education," wherein a teacher makes "deposits" of static knowledge into passive student receptacles. This system, he argues, doesn't allow students to "develop the critical consciousness which would result from their intervention in the world as transformers of that world." Unless an educator seeks to serve the side of liberation through humanizing, radically collaborative teaching, that educator is necessarily on the side of oppression. In Freire's paradigm, neutrality is not an option.</text:span></text:p>
      <text:p text:style-name="P29">If government is one obvious embodiment of the status quo, then we might view government-designed and implemented systems of education as seeking to uphold existing orders. I was skeptical of the status quo when I began my career as an educator, and I found critical pedagogy deeply aligned with my personal and professional values. I saw a promising connection between creating humanizing contexts for learning and expanding the vision of a <text:soft-page-break/>more equitable, collaborative, and empathetic world. What I have come to see in the intervening years is that Freire's perspective on, as he calls it, "liberatory" education is also in line with open source principles.</text:p>
      <text:p text:style-name="P29">But an open <text:span text:style-name="Emphasis">source</text:span> educational model is vastly different from <text:span text:style-name="Emphasis">open education</text:span>.</text:p>
      <text:p text:style-name="P29">Freire's characterization of a humanizing, or liberatory, education is one of non-hierarchical, transparent collaboration between teachers and students—one where a community's authentic wants and needs, not the impositions or priorities of the status quo, drive teaching and learning.</text:p>
      <text:p text:style-name="P30">Unfortunately, for many years the "open education movement" has foregrounded <text:span text:style-name="Emphasis">cost</text:span> as a principal benefit of an "open" approach to education—signaling, for example, that open education is first and foremost about the ways openly licensed "content" can ameliorate the astronomical costs of educational resources. Without a doubt, the cost of textbooks and other such resources is a shameful blight on academic publishers and educational institutions and often a direct impediment to students' achieving their full potential. But these costs are just one critical issue education faces today.</text:p>
      <text:p text:style-name="P30">A discourse of open education myopically focused on freely available open educational resources too frequently does what Freire warned against—<text:span text:style-name="Emphasis">turns open education into a matter of banking</text:span>. Just as the "banking concept of education" does not enact liberation, the "banking concept of open education" fails to catalyze the power of open to truly transform—to liberate—education.</text:p>
      <text:p text:style-name="P29">As Red Hat president and CEO Jim Whitehurst writes in his contribution to this volume, "what makes openness such a compelling path forward for education has less to do with specific licensing decisions and more to do with the attitude we adopt toward educational practices altogether." In other words, the transformative power of "openness" is not just its consequences for educational <text:span text:style-name="Emphasis">materials</text:span>, but for our ability to rethink <text:span text:style-name="Emphasis">education itself</text:span>.</text:p>
      <text:p text:style-name="P29"><text:soft-page-break/>Open source pedagogy is a vision for learning that catalyzes this power, a vision founded on the open principles of transparency, collaboration, inclusivity, community, and adaptability. These values align not only with Freire's liberatory education, but also with the skills, competencies, and mindsets necessary for all students to thrive in the 21st century: collaboration, communication, critical thinking, creativity, and computational thinking.</text:p>
      <text:p text:style-name="P29">Note that these skills, competencies, and mindsets are content agnostic.</text:p>
      <text:p text:style-name="P29">Is content irrelevant in 21st century learning, careers, and lives? Of course not. But insisting that all students memorize material standardized across every grade band and discipline nineteen years into the new millennium is inexcusable. This is a deeply uncomfortable position for some educators to adopt, however, because for more than 200 years such "content mastery" defined expertise, and expertise defined hierarchy. And hierarchy helped maintain the status quo.</text:p>
      <text:p text:style-name="P29">Open source principles and methodologies prioritize community decision-making over hierarchy and co-creation over content transmission. Catalyzing the power of open source to fundamentally change who has authentic power in the classroom (i.e., who is an "expert") humanizes the process of teaching and learning through inclusivity and community; it also better prepares students for a collaborative future.</text:p>
      <text:p text:style-name="P29">Teaching is a political act. Open source critical pedagogy can put us on the side of liberation.</text:p>
      <text:p text:style-name="P131">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h text:style-name="P226" text:outline-level="1"/>
      <text:h text:style-name="P227" text:outline-level="1"><text:bookmark-start text:name="__RefHeading___Toc2114_518888843"/>Visions<text:bookmark-end text:name="__RefHeading___Toc2114_518888843"/></text:h>
      <text:h text:style-name="P238" text:outline-level="2"><text:bookmark-start text:name="__RefHeading___Toc11289_2537557969"/>Economics, openness, and the education system<text:bookmark-end text:name="__RefHeading___Toc11289_2537557969"/></text:h>
      <text:p text:style-name="P165"><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understand some of the fundamental historical, social, and economic forces driving the <text:span text:style-name="T15">current</text:span> education system in the United States. Only with that understanding can we outline future pathways for reform.</text:p>
      <text:p text:style-name="P90">Built deeply into the current education system is the idea of two scarce resources, both of which must be optimized. These are <text:span text:style-name="T15">the instructor</text:span> (the knowledge bearer) and <text:span text:style-name="T15">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needed to move in lock-step, therefore requiring the students to begin at a similar skill level. These levels of similar skills forced creation of the concept of grade levels. Over time, the scarcity of these two resources led to the creation of all the institutional structures familiar to us today, and <text:span text:style-name="T130">most </text:span>educational institutions build delivery structures to optimize for this scarcity.</text:p>
      <text:p text:style-name="P90"><text:span text:style-name="T131">A</text:span>s one proceeds <text:span text:style-name="T131">further </text:span>up the academic ladder (from high school, to undergraduate education, to graduate studies), scarcity increases because the number of instructors with knowledge of ad<text:soft-page-break/>vanced topics decreases. This increase in scarcity creates a real need for filtering—thus the invention of other familiar systems, like grades and admissions. One could easily view this system in a negative light, <text:span text:style-name="T132">b</text:span>ut two points are important to <text:span text:style-name="T51">emphasize</text:span>:</text:p>
      <text:list xml:id="list3470433899" text:style-name="L1">
        <text:list-item>
          <text:p text:style-name="P218">Until recently, <text:span text:style-name="T15">this scarcity was reality</text:span>.</text:p>
        </text:list-item>
        <text:list-item>
          <text:p text:style-name="P218">This model has been a <text:span text:style-name="T15">massive success</text:span> in raising the general education level of millions (if not billions) of people.</text:p>
        </text:list-item>
      </text:list>
      <text:p text:style-name="P40">The system works, but it has its challenges from the perspective of the individual student. These challenges include flexibility, differentiation, and a fairly contrived use of grading. Let's examine each of these and explore how we might combine open principles and open technologies to address these challenges.</text:p>
      <text:h text:style-name="P262" text:outline-level="3">Flexibility</text:h>
      <text:p text:style-name="P55">In the current system, because the student is the widget in a series of grades and tracks, the student <text:span text:style-name="T15">must</text:span> consume information at a <text:span text:style-name="T15">rate</text:span> and in a <text:span text:style-name="T15">timeframe</text:span> driven by the education machine. This lack of flexibility causes enormous issues for students, including:</text:p>
      <text:list xml:id="list2203863385" text:style-name="List_20_2">
        <text:list-item>
          <text:p text:style-name="List"><text:span text:style-name="Inline_20_Subhead">Banked learning.</text:span><text:span text:style-name="T24"> </text:span>Since students are banked into cohorts in the construction of the classroom, students who can move at a faster pace are underutilized and generally bored, <text:span text:style-name="T132">while </text:span>students who need more time to absorb concepts are penalized in a recurring fashion in a race to catch up or fail.</text:p>
        </text:list-item>
        <text:list-item>
          <text:p text:style-name="List"><text:span text:style-name="Inline_20_Subhead">Imprisoned in time/space.</text:span> Students who <text:span text:style-name="T132">struggle to function </text:span>in early morning (medically documented for teenagers) or mid-afternoon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text:span text:style-name="T132">z</text:span>ed. In fact, schools (typically unknow<text:soft-page-break/>ingly) transfer the complexity of load management to students.</text:p>
        </text:list-item>
        <text:list-item>
          <text:p text:style-name="List"><text:span text:style-name="Inline_20_Subhead">Limitations on learning time.</text:span> Most schools still only operate from 8 a.m. to 3 p.m. in non-summer months.</text:p>
        </text:list-item>
      </text:list>
      <text:p text:style-name="P15">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5">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55">All of this creates a comic<text:span text:style-name="T133">al</text:span> situation in which students are pushed through a largely uniform K‒12 education system only to have colleges ultimately ask them "So how are you different?". It's a good subject for a Far Side cartoon. Moreover, the current education system physically isolates students from their communities and segregates them from society, making career discovery a challenge.</text:p>
      <text:p text:style-name="P15">As historians say, judging historical figures by today's norms is not fair. <text:span text:style-name="T133">W</text:span>e can only judge the current educational system on how well it solves historically specific problems for which it was designed. However, solving the problems of differentiation and career discovery <text:span text:style-name="T15">earlier</text:span> would have enormous positive consequences for students as well as for society.</text:p>
      <text:h text:style-name="Heading_20_3" text:outline-level="3"><text:soft-page-break/>Grading systems</text:h>
      <text:p text:style-name="P55">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5"> filtering</text:span>. That is, scarcity and capacity constraints creates an economic need to use some method (even if somewhat arbitrary) to reduce the population of people entering the next level of education. This is why those systems often reward speed of learning or measure irrelevant intermediate assessment points—as opposed to competence at the end of a course.</text:p>
      <text:p text:style-name="P40">This, too, leads to some nonsensical situations. For example, parents pay taxes (or tuition) to schools claiming to teach their children, and if students and teachers do <text:span text:style-name="T15">not</text:span> succeed in reaching the required capabilities, students earn a "bad grade" designed to filter them out of the system. <text:span text:style-name="T15">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text:span text:style-name="T133">what's</text:span> the point? Would a simpler, capability-based model be better for all involved?</text:p>
      <text:h text:style-name="Heading_20_3" text:outline-level="3">Openness, technology, and networking enabling the teaching process</text:h>
      <text:p text:style-name="P55">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55"><text:soft-page-break/>However, technology deployed in the spirit of openness sets the basis for the next wave of capabilities. These include a revolution in instruction<text:span text:style-name="T133">al</text:span> intellectual property (IP), standard engagement models for students, and a viable model for early career discovery.</text:p>
      <text:h text:style-name="Heading_20_3" text:outline-level="3">Instruction<text:span text:style-name="T133">al</text:span> IP capture, reuse, and improvement</text:h>
      <text:p text:style-name="P55">Across the world today, teachers build and deliver lessons on a massive scale. But at most points where those lessons get delivered, they are lost because they are not recorded. This means students don't have access to the content other than at the <text:span text:style-name="T15">exact</text:span> time it was uttered. It also means that this IP cannot be reused and, most importantly, cannot be improved over time. The traditional "IP capture and reuse" mechanism is the textbook.</text:p>
      <text:p text:style-name="P55">In terms of the actual product, 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40">Educators need marketplaces that both allow for the exchange of instructional IP <text:span text:style-name="T15">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A more coherent IP strategy for instructional materials can rectify the current system's enormous inefficiencies. And since the vast majority of classes taught in high school and early college are "commodity" (that is, they've become largely standardized through years of refinement), hundreds to thousands of variations on course materials aren't typically necessary. Educators can instead modify and personalize their materials in response to student learning styles—not <text:soft-page-break/>teacher delivery styles. Further, true innovations in pedagogy now have a place to be easily distributed for maximum impact.</text:p>
      <text:h text:style-name="Heading_20_3" text:outline-level="3">Standardization of engagement model for the students/parents</text:h>
      <text:p text:style-name="P55">Today, because the predominant model for teaching is teacher-as-craftsman, 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55">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55">After ten years in the K‒12 system, students are asked the proverbial question, "What are you going to do in life?" or "What will be your major in college?" Realistically, expecting students to have any real data to make such an important decision is unreasonable.</text:p>
      <text:p text:style-name="P55"><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5">might</text:span> have become stale very quickly because of the rapid rate of industry change.</text:p>
      <text:p text:style-name="P55">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55">Before the current information revolution, solving this problem would have been difficult because of limitations driven by physical connection. However, with the advent of the internet, it's possible to build, maintain, and deliver engaging <text:span text:style-name="T134">and</text:span> structured environments for students (of all ages) to explore careers in a much more meaningful manner. Further<text:span text:style-name="T134">more</text:span>,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At industrial scale, this system—predicated on the banked classroom model—has been a roaring success. However, the system and model also <text:span text:style-name="T134">have</text:span>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112">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79" text:outline-level="3">Review and discussion questions</text:h>
      <text:list xml:id="list1144095107" text:style-name="List_20_1">
        <text:list-item>
          <text:p text:style-name="P304">Rahul provides a compelling analysis of how the current industrial model of education has evolved based on the optimization of two scarce resources: the instructor and the classroom. What are ways that this model has either been beneficial or problematic to your own educational career? <text:span text:style-name="T98">In what ways could open organization </text:span>principles make the traditional model more equitable for all students?</text:p>
        </text:list-item>
        <text:list-item>
          <text:p text:style-name="P304"><text:span text:style-name="T98">Think about the educational organization with which you work most closely. </text:span>In what ways does <text:span text:style-name="T98">that organization </text:span>embrace developments in openness, <text:span text:style-name="T98">digital </text:span>technology, and networking to shift the fundamental paradigm of the industrial model, especially with regard to development and delivery of instructional <text:span text:style-name="T98">materials</text:span> and early career discovery?</text:p>
        </text:list-item>
        <text:list-item>
          <text:p text:style-name="P304"><text:span text:style-name="T98">Rahul</text:span> articulates <text:span text:style-name="T98">a </text:span>problem many students face in high school and college (and probably elsewhere) when operating within a <text:span text:style-name="T98">"</text:span>teacher-as-craftman<text:span text:style-name="T98">"</text:span> system. What specific changes would you recommend <text:span text:style-name="T98"><text:s/>organizations make to continue leveraging teachers' unique skills and talents </text:span>but also <text:span text:style-name="T98">tap</text:span> the principles of openness to eliminate variability and improve consistency?</text:p>
        </text:list-item>
      </text:list>
      <text:h text:style-name="P239" text:outline-level="2"><text:bookmark-start text:name="__RefHeading___Toc3252_2385792462"/>Truly open education will require sweeping changes<text:bookmark-end text:name="__RefHeading___Toc3252_2385792462"/></text:h>
      <text:p text:style-name="P169"><text:bookmark-start text:name="__RefHeading___Toc11291_25375579691"/>Adam Haigler<text:bookmark-end text:name="__RefHeading___Toc11291_25375579691"/></text:p>
      <text:p text:style-name="P152">It's no secret that American schools have struggled to prepare students for the jobs of today and tomorrow. Critics have blamed schools' shortcomings on a variety of factors: change-resistant bureaucracy, low standards, inadequate teacher training, and more. One potential root cause of this fundamental issue is that the education system isn't built to be responsive to a rapidly changing environment.</text:p>
      <text:p text:style-name="P41">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41">Ben Owens, a former colleague of mine at Tri-County Early College, and I have recently embarked on a journey to see how open source principles could be fruitfully applied to education systems to address this issue.<text:note text:id="ftn6" text:note-class="footnote"><text:note-citation>6</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7" text:note-class="footnote"><text:note-citation>7</text:note-citation><text:note-body><text:p text:style-name="Footnote">https://rowman.com/ISBN/9781475841992/Open-Up-Education-How-Open-Way-Learning-Can-Transform-Schools</text:p></text:note-body></text:note> <text:span text:style-name="T135">There we build </text:span>on work from both David Price and David Preston by developing a philosophy and a "source code" for a system that can be retrofitted to infinite educational contexts.</text:p>
      <text:p text:style-name="P16">The beauty of the open source way is that it can help organizations keep pace with rapidly evolving markets and ecosystems. As Jim Whitehurst outlines in <text:span text:style-name="Emphasis">The Open Organization</text:span>, the ethos of open source applied to management can lead <text:span text:style-name="T136">to </text:span>excellent outcomes. The same could be true for our schools. For example:</text:p>
      <text:list xml:id="list95231610679149" text:continue-list="list2203863385"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49">A</text:span> distributed leadership model—like those practiced by open source projects—can cultivate buy-in at all levels. Lack of buy-in has doomed many well-intentioned, but top-down education reform efforts.</text:p>
        </text:list-item>
      </text:list>
      <text:p text:style-name="P16">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8" text:note-class="footnote"><text:note-citation>8</text:note-citation><text:note-body><text:p text:style-name="P100">See David Preston's contributions to this volume.</text:p></text:note-body></text:note></text:p>
      <text:list xml:id="list461513027"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41"><text:soft-page-break/>By instilling an expectation of constant collaboration, educational leaders can challenge the isolation epidemic that plagues teachers, students, and schools. Apparently, teachers are rarely collaborating or visiting <text:span text:style-name="T137">each other's</text:span>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9" text:note-class="footnote"><text:note-citation>9</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10" text:note-class="footnote"><text:note-citation>10</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41">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1" text:note-class="footnote"><text:note-citation>11</text:note-citation><text:note-body><text:p text:style-name="Footnote">http://inservice.ascd.org/from-teacher-to-learning-guide/</text:p></text:note-body></text:note></text:p>
      <text:p text:style-name="P41">The two preceding principles will enable a third: a culture of innovation that will lead every member of the school community to become an active agent in its continual improvement. An innovat<text:soft-page-break/>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41"><text:span text:style-name="T137">S</text:span>ince <text:span text:style-name="T137">we published </text:span><text:span text:style-name="T16">Open Up Education!</text:span> and launched our website,<text:note text:id="ftn12" text:note-class="footnote"><text:note-citation>12</text:note-citation><text:note-body><text:p text:style-name="Footnote">http://www.openwaylearning.org/</text:p></text:note-body></text:note> a flood of interest and support for Open Way Learning <text:span text:style-name="T137">(OWL)</text:span> has emerged.<text:note text:id="ftn13" text:note-class="footnote"><text:note-citation>13</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text:span text:style-name="T137">OWL</text:span>. Teacher-Powered Schools,<text:note text:id="ftn14" text:note-class="footnote"><text:note-citation>14</text:note-citation><text:note-body><text:p text:style-name="Footnote">https://www.teacherpowered.org/</text:p></text:note-body></text:note> the Innovative Schools Network,<text:note text:id="ftn15" text:note-class="footnote"><text:note-citation>15</text:note-citation><text:note-body><text:p text:style-name="Footnote">https://www.innovativeschoolsnetwork.com/</text:p></text:note-body></text:note> and schools affiliated with Education Reimagined<text:note text:id="ftn16" text:note-class="footnote"><text:note-citation>16</text:note-citation><text:note-body><text:p text:style-name="Footnote">https://education-reimagined.org/</text:p></text:note-body></text:note> are just a few that embody many of these principles.</text:p>
      <text:p text:style-name="P41">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text:span text:style-name="T137">OWL</text:span> in their own networks— organizations such as The NCSU Science House,<text:note text:id="ftn17" text:note-class="footnote"><text:note-citation>17</text:note-citation><text:note-body><text:p text:style-name="Footnote">https://sciencehouse.ncsu.edu/</text:p></text:note-body></text:note> Curio Learning,<text:note text:id="ftn18" text:note-class="footnote"><text:note-citation>18</text:note-citation><text:note-body><text:p text:style-name="Footnote">http://curiolearning.com/</text:p></text:note-body></text:note> Innovation <text:soft-page-break/>Academy,<text:note text:id="ftn19" text:note-class="footnote"><text:note-citation>19</text:note-citation><text:note-body><text:p text:style-name="Footnote">http://devinnovators.com/wpdi/</text:p></text:note-body></text:note> Re-brand NC Education,<text:note text:id="ftn20" text:note-class="footnote"><text:note-citation>20</text:note-citation><text:note-body><text:p text:style-name="Footnote">https://www.rebrandnced.com/</text:p></text:note-body></text:note> The DRIVE Revolution,<text:note text:id="ftn21" text:note-class="footnote"><text:note-citation>21</text:note-citation><text:note-body><text:p text:style-name="Footnote">http://www.thedriverevolution.com/</text:p></text:note-body></text:note> Hope Street Group,<text:note text:id="ftn22" text:note-class="footnote"><text:note-citation>22</text:note-citation><text:note-body><text:p text:style-name="Footnote">https://hopestreetgroup.org/</text:p></text:note-body></text:note> Share Your Learning,<text:note text:id="ftn23" text:note-class="footnote"><text:note-citation>23</text:note-citation><text:note-body><text:p text:style-name="Footnote">https://www.shareyourlearning.org/</text:p></text:note-body></text:note> Odigia,<text:note text:id="ftn24" text:note-class="footnote"><text:note-citation>24</text:note-citation><text:note-body><text:p text:style-name="Footnote">http://www.odigia.com/</text:p></text:note-body></text:note> as well as a number of school systems in North Carolina and beyond.</text:p>
      <text:p text:style-name="P41">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5" text:note-class="footnote"><text:note-citation>25</text:note-citation><text:note-body><text:p text:style-name="Footnote">https://twitter.com/OpenWayLearning</text:p></text:note-body></text:note> and OWL ambassadors are busy spreading the word and finding traction in their spheres of influence. Perhaps we are reaching a tipping point.</text:p>
      <text:p text:style-name="P41">The structural renovation of education towards <text:span text:style-name="T137">OWL </text:span>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6" text:note-class="footnote"><text:note-citation>26</text:note-citation><text:note-body><text:p text:style-name="Footnote">http://reports.weforum.org/future-of-jobs-2016/chapter-1-the-future-of-jobs-and-skills/?doing_wp_cron=1558455728.4337279796600341796875#view/fn-1</text:p></text:note-body></text:note></text:p>
      <text:p text:style-name="P41">Open Way Learning could be the game changer that makes that happen.</text:p>
      <text:p text:style-name="P126"><text:soft-page-break/>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80" text:outline-level="3">Review and discussion questions</text:h>
      <text:list xml:id="list95232670772420" text:continue-list="list1144095107" text:style-name="List_20_1">
        <text:list-item>
          <text:p text:style-name="P305"><text:span text:style-name="T98">Think about the educational organization with which you work most closely. </text:span>What is <text:span text:style-name="T98">it </text:span>doing to adapt to the changes the author mentions? <text:span text:style-name="T98">I</text:span>s it ensuring that it is <text:span text:style-name="T98">helping students develop </text:span>the skills and dispositions <text:span text:style-name="T98">they need in order </text:span>to thrive in a rapidly changing world?</text:p>
        </text:list-item>
        <text:list-item>
          <text:p text:style-name="P305"><text:span text:style-name="T98">Adam</text:span> mentions three pillars of the Open Way Learning model. Describe the specific ways <text:span text:style-name="T98">your educational organization </text:span>is growing a culture of relentless collaboration, the free and open exchange of ideas <text:span text:style-name="T98">and</text:span> resources, and a systematic approach to innovation.</text:p>
        </text:list-item>
        <text:list-item>
          <text:p text:style-name="P305"><text:span text:style-name="T98">"</text:span>Going open<text:span text:style-name="T98">"</text:span> can <text:span text:style-name="T98">feel</text:span> risky as you <text:span text:style-name="T98">make your work available</text:span> for others to review, critique, and adapt to their own contexts. What steps have you or your organization taken to ensure people are comfortable with the vulnerability this open approach requires?</text:p>
        </text:list-item>
      </text:list>
      <text:h text:style-name="P240" text:outline-level="2"><text:bookmark-start text:name="__RefHeading___Toc4983_980413866"/>The <text:span text:style-name="T53">f</text:span>uture of <text:span text:style-name="T53">e</text:span>thical <text:span text:style-name="T53">t</text:span>ech <text:span text:style-name="T53">e</text:span>ducation <text:span text:style-name="T53">m</text:span>ust <text:span text:style-name="T53">b</text:span>e <text:span text:style-name="T53">o</text:span>pen<text:bookmark-end text:name="__RefHeading___Toc4983_980413866"/></text:h>
      <text:p text:style-name="P180"><text:bookmark-start text:name="__RefHeading___Toc11291_25375579692"/>Justin Sherman<text:bookmark-end text:name="__RefHeading___Toc11291_25375579692"/></text:p>
      <text:p text:style-name="P151">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40">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40">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40"><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7" text:note-class="footnote"><text:note-citation>27</text:note-citation><text:note-body><text:p text:style-name="P98">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5">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8" text:note-class="footnote"><text:note-citation>28</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5">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9" text:note-class="footnote"><text:note-citation>29</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5">Here, as with many other uses of algorithms in public and private institutions—welfare distribution,<text:note text:id="ftn30" text:note-class="footnote"><text:note-citation>30</text:note-citation><text:note-body><text:p text:style-name="Footnote">https://www.npr.org/sections/alltechconsidered/2018/02/19/586387119/automating-inequality-algorithms-in-public-services-often-fail-the-most-vulnerab</text:p></text:note-body></text:note> housing allocation for the homeless,<text:note text:id="ftn31" text:note-class="footnote"><text:note-citation>31</text:note-citation><text:note-body><text:p text:style-name="Footnote">https://www.amazon.com/Automating-Inequality-High-Tech-Profile-Police/dp/1250074312/</text:p></text:note-body></text:note> resume reviewing,<text:note text:id="ftn32" text:note-class="footnote"><text:note-citation>32</text:note-citation><text:note-body><text:p text:style-name="Footnote">https://www.reuters.com/article/us-amazon-com-jobs-automation-insight/amazon-scraps-secret-ai-recruiting-tool-that-showed-bias-against-women-idUSKCN1MK08G</text:p></text:note-body></text:note> news feed curation,<text:note text:id="ftn33" text:note-class="footnote"><text:note-citation>33</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4" text:note-class="footnote"><text:note-citation>34</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5">This is exacerbated by the fact that those groups designing these technologies are often culturally and racially homogenous, identifying as white and male. Though getting consistent and accurate estimates is difficult,<text:note text:id="ftn35" text:note-class="footnote"><text:note-citation>35</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6" text:note-class="footnote"><text:note-citation>36</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5">Again, these issues are not unique to algorithms, and just like in other situations, this concentrated and homogenous decision-making lends itself to biased and/or unfair decisions as well, this time embedded in the code: sexist hiring algorithms,<text:note text:id="ftn37" text:note-class="footnote"><text:note-citation>37</text:note-citation><text:note-body><text:p text:style-name="Footnote">https://www.reuters.com/article/us-amazon-com-jobs-automation-insight/amazon-scraps-secret-ai-recruiting-tool-that-showed-bias-against-women-idUSKCN1MK08G</text:p></text:note-body></text:note> malfunctioning welfare distribution systems,<text:note text:id="ftn38" text:note-class="footnote"><text:note-citation>38</text:note-citation><text:note-body><text:p text:style-name="Footnote">https://www.amazon.com/Automating-Inequality-High-Tech-Profile-Police/dp/1250074312/</text:p></text:note-body></text:note> search engines that reinforce racial and gender stereotypes,<text:note text:id="ftn39" text:note-class="footnote"><text:note-citation>39</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40">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40">In a very immediate sense, Joy Buolamwini writes in <text:span text:style-name="Emphasis">The New York Times</text:span>, artificial intelligence is poised to worsen social inequality should its design and use go unchecked.<text:note text:id="ftn40" text:note-class="footnote"><text:note-citation>40</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1" text:note-class="footnote"><text:note-citation>41</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40">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40">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40">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40">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40">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40"><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40">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40">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112">Justin Sherman is the <text:span text:style-name="T54">c</text:span>o-<text:span text:style-name="T54">f</text:span>ounder and <text:span text:style-name="T54">p</text:span>resident of Ethical Tech, a nonpartisan initiative at Duke University focusing on research, education, and policy development on ethics and technology across all industries and socioeconomic groups.</text:p>
      <text:h text:style-name="P281" text:outline-level="3">Review and discussion questions</text:h>
      <text:list xml:id="list95233004964479" text:continue-numbering="true" text:style-name="List_20_1">
        <text:list-item>
          <text:p text:style-name="P306">Justin does not <text:span text:style-name="T127">specifically address </text:span>computer science or other technology educators, but rather argues that all <text:span text:style-name="T127">"</text:span>open-minded teachers<text:span text:style-name="T127">"</text:span> have a responsibility to educate students about <text:span text:style-name="T127">"</text:span>the power and pervasiveness of algorithmic activity.<text:span text:style-name="T127">"</text:span> Why do you think Justin does not limit his call to technology subject matter experts? <text:span text:style-name="T127">How relevant are </text:span>issues of algorithmic justice <text:span text:style-name="T127">to</text:span> the subject<text:span text:style-name="T127">s </text:span>you teach?</text:p>
        </text:list-item>
        <text:list-item>
          <text:p text:style-name="P306">One of the most serious problems facing technology education and design, according to Justin, is lack of inclusivity. How might increasing inclusivity improve artificial intelligence and algorithm<text:span text:style-name="T127">ic design</text:span>? How can a focus on inclusivity <text:span text:style-name="T127">help alter </text:span>what Justin calls <text:span text:style-name="T127">"</text:span>mainstream narratives about technology<text:span text:style-name="T127">"</text:span>?</text:p>
        </text:list-item>
        <text:list-item>
          <text:p text:style-name="P306">According to Justin, why is the open value of adaptability so essential in the context of ethical technology education? What role might students play in "feedback loops" pertaining to ethical technology education? What are some examples of relevant organizations in your local community with whom students might collaborate on feedback loops?</text:p>
        </text:list-item>
      </text:list>
      <text:h text:style-name="P251" text:outline-level="2"><text:bookmark-start text:name="__RefHeading___Toc4985_980413866"/>A practical path to open education<text:bookmark-end text:name="__RefHeading___Toc4985_980413866"/></text:h>
      <text:p text:style-name="P168"><text:bookmark-start text:name="__RefHeading___Toc11291_25375579693"/>Dan McGuire<text:bookmark-end text:name="__RefHeading___Toc11291_25375579693"/></text:p>
      <text:p text:style-name="P154">"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40">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5">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63"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95233057885379" text:continue-list="list95231610679149"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2" text:note-class="footnote"><text:note-citation>42</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um.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3" text:note-class="footnote"><text:note-citation>43</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5">lack of equipment</text:span> but rather a <text:span text:style-name="T15">lack of teacher training</text:span> in how to use the computers and software. Many teachers were unfamiliar with using computers for instruction; many <text:span text:style-name="T15">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STEM, PBL, or Maker Space) in K‒12 education, which makes it an attractive content area to support with implementation for open educational resources (OER).<text:note text:id="ftn44" text:note-class="footnote"><text:note-citation>44</text:note-citation><text:note-body><text:p text:style-name="P102">https://www.curriki.org/5-facts-everyone-should-know-about-open-educational-resources</text:p></text:note-body></text:note> SABIER is also developing professional development materials for middle school math curricula as well as for high school science, which are also areas very amenable to OER implementation.</text:p>
      <text:p text:style-name="Text_20_body">SABIER's use of a cohort-style structure of professional development that encompasses a semester or academic year is a <text:soft-page-break/>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213"><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5">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5">own</text:span> their own curricula and provide their teachers with the skills to revise and edit those curricula to meet their students' specific needs. Doing so has significant potential to lead organically to a more systemic open approach in <text:span text:style-name="T15">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homework system" in conjunction with openly licensed textbooks. The economic dynamics of higher education are somewhat different than in K‒12: students currently pay for the textbooks and <text:span text:style-name="T15">also</text:span> for the proprietary homework systems. <text:soft-page-break/>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3">h Education Reimagined's </text:span>five interrelated elements characterizing student-centered learning, and we could consider it best practice for education in 2019 and beyond.<text:note text:id="ftn45" text:note-class="footnote"><text:note-citation>45</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5">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5">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5">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5">work</text:span> of education. This approach provides resources for creating places where collaboration and transparency are common, and an adaptable, ever-evolving curriculum maintains focus on <text:span text:style-name="T15">what</text:span> and <text:span text:style-name="T15">how</text:span> students are actually learning.</text:p>
      <text:p text:style-name="P112"><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pan text:style-name="T60">e</text:span>xecutive <text:span text:style-name="T60">d</text:span>irector of the Stone Arch Bridge Initiative for Education Resources, a non-profit that enables philanthropy and foundation funding to go directly to supporting teachers and students <text:span text:style-name="T60">so they can use </text:span>free, openly licensed content on open source learning management systems.</text:p>
      <text:h text:style-name="P281" text:outline-level="3">Review and discussion questions</text:h>
      <text:list xml:id="list95232991570681" text:continue-list="list95233004964479" text:style-name="List_20_1">
        <text:list-item>
          <text:p text:style-name="P306">Consider <text:span text:style-name="T100">how Dan</text:span>'s understanding of <text:span text:style-name="T100">"</text:span>openness<text:span text:style-name="T100">"</text:span> evolved <text:span text:style-name="T100">throughout his career and reflect on your own</text:span> open source journey. What major milestones along the way <text:span text:style-name="T101">have</text:span> influenced your practice<text:span text:style-name="T100">s today</text:span>?</text:p>
        </text:list-item>
        <text:list-item>
          <text:p text:style-name="P306"><text:span text:style-name="T100">Dan</text:span> points to a relative lack of understanding of open principles, concepts, and terminology in <text:span text:style-name="T100">the </text:span>schools <text:span text:style-name="T100">with which </text:span>he works. What <text:span text:style-name="T100">has</text:span> your own experience <text:span text:style-name="T100">been in this regard</text:span>? If <text:span text:style-name="T100">it's been </text:span>similar to <text:span text:style-name="T100">Dan's</text:span>, what specific things <text:span text:style-name="T100">might you do to </text:span>raise awareness?</text:p>
        </text:list-item>
        <text:list-item>
          <text:p text:style-name="P307"><text:span text:style-name="T100">Without </text:span>question, open education resources and open platforms can improve students<text:span text:style-name="T100">'</text:span> and teachers<text:span text:style-name="T100">'</text:span> access to high quality instructional materials and resources, thus closing <text:span text:style-name="T100">a</text:span> chronic equity gap. How <text:span text:style-name="T100">is your educational organization </text:span>taking advantage of such resources? <text:span text:style-name="T100">W</text:span>hat can you do to encourage them to do more?</text:p>
        </text:list-item>
      </text:list>
      <text:h text:style-name="P234" text:outline-level="2"><text:bookmark-start text:name="__RefHeading___Toc11689_2797622010"/>Can schools be agile?<text:bookmark-end text:name="__RefHeading___Toc11689_2797622010"/></text:h>
      <text:p text:style-name="P187"><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sometimes, more frequently) we'd study yet another book to identify the "best practices" 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I have seen first hand) and that there are two basic assumptions that I think any education stakeholder should be able to agree with:</text:p>
      <text:list xml:id="list95231613604559" text:continue-list="list461513027"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95">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128">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82" text:outline-level="3">Review and discussion questions</text:h>
      <text:list xml:id="list95232683212539" text:continue-list="list95232991570681" text:style-name="List_20_1">
        <text:list-item>
          <text:p text:style-name="P308"><text:span text:style-name="T100">"</text:span>Why aren't more educational organizations working to create cultures of continuous improvement?<text:span text:style-name="T100">" Ben asks in this chapter.</text:span> He offer<text:span text:style-name="T100">s</text:span> two possible reasons, but <text:span text:style-name="T100">for </text:span>what <text:span text:style-name="Emphasis"><text:span text:style-name="T100">other</text:span></text:span><text:span text:style-name="T100"> </text:span>reasons would you suggest <text:span text:style-name="T100">this is the case</text:span>? How might <text:span text:style-name="T100">you eliminate those </text:span>reasons (or at least <text:span text:style-name="T100">reduce their impact</text:span>) by leveraging <text:span text:style-name="T100">open </text:span>principles?</text:p>
        </text:list-item>
        <text:list-item>
          <text:p text:style-name="P308"><text:span text:style-name="T100">In what </text:span>specific ways <text:span text:style-name="T100">can </text:span>you encourage <text:span text:style-name="T100">your educational organization </text:span>to look beyond the education <text:span text:style-name="T100">field</text:span> for <text:span text:style-name="T100">methods</text:span> <text:span text:style-name="T100">of </text:span>foster<text:span text:style-name="T100">ing</text:span> a culture of continuous improvement?</text:p>
        </text:list-item>
        <text:list-item>
          <text:p text:style-name="P308"><text:span text:style-name="T100">Ben</text:span> asserts that—unlike many schools—most other professions have moved away from closed, hierarchical structures to ones that encourage collective autonomy per a shared set of goals. What steps can education stakeholders take to move beyond the current school governance paradigm?</text:p>
        </text:list-item>
      </text:list>
      <text:h text:style-name="P241" text:outline-level="2"><text:bookmark-start text:name="__RefHeading___Toc6467_1673353014"/>M-learning and beyond<text:bookmark-end text:name="__RefHeading___Toc6467_1673353014"/></text:h>
      <text:p text:style-name="P183"><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55">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62">Higher education is often an entrepreneurial space, seizing on new opportunities to deliver the best value. Too often, however, institutions <text:span text:style-name="T148">devote</text:span> a year or more <text:span text:style-name="T148">to </text:span>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62">What's more, technological solutions often re-entrench traditional educational models that aren't as effective today as they once were. The "closed" classroom featuring the model of teacher as a "sage on a stage" can no longer be the norm.</text:p>
      <text:p text:style-name="P62">Education needs to evolve and embrace new technologies and new modes of learning if we are to meet our students' needs.</text:p>
      <text:h text:style-name="Heading_20_3" text:outline-level="3">Shifts in teaching and learning</text:h>
      <text:p text:style-name="P68"><text:span text:style-name="T66">T</text:span>he next fundamental technological shift <text:span text:style-name="T66">at universities will impact how </text:span>students interface with teaching and learning. To un<text:soft-page-break/>derstand the new learning landscape, let me first provide the context of previous methods.</text:p>
      <text:p text:style-name="P68">Learning has always been about students sitting in a classroom, pen and paper in hand, taking notes during a professor's lecture. We've experienced variations on this mode over time <text:span text:style-name="T66">(</text:span>such as small group breakout discussions and inverted classrooms<text:span text:style-name="T66">)</text:span> but most classes involve some version of this teaching model.</text:p>
      <text:p text:style-name="P66">In the 1980s, IBM introduced the IBM PC, which put individual computing power into the hands of everyone, including students. Overnight, institutions needed to integrate the new technology into their pedagogies.</text:p>
      <text:p text:style-name="P66">The PC changed the teaching and learning landscape. Certainly students needed to learn the new software. <text:span text:style-name="T67">Students previously wrote papers by hand—a methodology that directly mirrored work in the professional world. But with the introduction of the PC, modern students now needed to learn new skills.</text:span></text:p>
      <text:p text:style-name="P67">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8">The though<text:span text:style-name="T63">t</text:span> process behind writing remains the same, only the tools change. <text:span text:style-name="T64">In this case, the PC introduced an additional component to teaching and learning: Students learned the same writing </text:span><text:span text:style-name="T18">process</text:span><text:span text:style-name="T64">, but now learned new skills in the </text:span><text:span text:style-name="T19">mechanics</text:span><text:span text:style-name="T65"> of writing via word processing software.</text:span></text:p>
      <text:h text:style-name="Heading_20_3" text:outline-level="3">M-learning means mobile learning</text:h>
      <text:p text:style-name="Text_20_body">Technology is changing, and <text:span text:style-name="T68">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69">ies</text:span>.</text:p>
      <text:p text:style-name="Text_20_body"><text:soft-page-break/>In response to <text:span text:style-name="T70">today's </text:span>ubiquitous computing trends across higher education, many institutions have already adopted electronic learning system, or "e-learning." If <text:span text:style-name="T149">you've </text:span>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ext:span text:style-name="T149">in</text:span>to the classroom<text:span text:style-name="T149">s</text:span> of the future.</text:p>
      <text:p text:style-name="Text_20_body">But these universities cannot rest on the accomplishments of e-learning. How students interface with e-learning continues to evolve, and is already changing.</text:p>
      <text:p text:style-name="P69">By my count, only two years ago students preferred laptops for their personal computing devices. Since then, <text:span text:style-name="T69">smaller </text:span>mobile devices have overtaken the classroom. Students still use laptops for <text:span text:style-name="T15">creating</text:span> content, such as writing papers, but they increasingly use mobile devices such as phones to <text:span text:style-name="T15">consume</text:span> content. This trend is increasing. According to research by Nielsen conducted a few years ago, 98% <text:span text:style-name="T73">of surveyed Millennials aged </text:span>18 <text:span text:style-name="T73">to </text:span>24 <text:span text:style-name="T73">said they owned a smartphone.</text:span><text:span text:style-name="T73"><text:note text:id="ftn46" text:note-class="footnote"><text:note-citation>46</text:note-citation><text:note-body><text:p text:style-name="Footnote">https://www.nielsen.com/us/en/insights/article/2016/millennials-are-top-smartphone-users/</text:p></text:note-body></text:note></text:span></text:p>
      <text:p text:style-name="Text_20_body"><text:span text:style-name="T150">During</text:span> a listening session with my campus, <text:span text:style-name="T69">I heard one major concern from our students: H</text:span>ow <text:span text:style-name="T69">could </text:span>they could access e-learning systems from their phones? With loud voice<text:span text:style-name="T69">s</text:span>, students <text:span text:style-name="T69">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ext:span text:style-name="T150">both</text:span> the <text:span text:style-name="Emphasis">model</text:span> of e-learning and <text:span text:style-name="T150">the </text:span><text:span text:style-name="Emphasis"><text:span text:style-name="T150">method</text:span></text:span><text:span text:style-name="T150"> of accessing </text:span>e-learning systems. M-learning is about <text:span text:style-name="T71">responding to </text:span><text:span text:style-name="T16">the mobility of the student</text:span>, and recognizing that <text:span text:style-name="T16">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1">change will continue</text:span>. Students <text:span text:style-name="T71">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5">in partnership</text:span> with the students we serve. To meet <text:span text:style-name="T71">the challenges this </text:span>future <text:span text:style-name="T71">technology </text:span>landscape <text:span text:style-name="T71">presents us</text:span>, we cannot expect an <text:span text:style-name="T72">i</text:span>vory <text:span text:style-name="T72">t</text:span>ower to dictate how students will adopt technology. That era is long past. Instead, institutions need to work together with students—and examine how to adapt technology to serve <text:span text:style-name="T150">those </text:span>students.</text:p>
      <text:p text:style-name="P117">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83" text:outline-level="3">Review and discussion questions</text:h>
      <text:list xml:id="list95233614239370" text:continue-numbering="true" text:style-name="List_20_1">
        <text:list-item>
          <text:p text:style-name="P316">Jim warns that "technological solutions often re-entrench traditional educational models that aren't as effective today as they once were." Have your organization's tools prescribed ways of working that actually hinder your ability to achieve your goals? How might different technological choices affect how you and your teams operate?</text:p>
        </text:list-item>
        <text:list-item>
          <text:p text:style-name="P316">Jim maintains that "our responsibility as stewards of education is to discover the next educational computing methods in partnership with the students we serve." In what ways is your educational organization doing this? In what ways could it be strengthening its partnership with the people it serves?</text:p>
        </text:list-item>
        <text:list-item>
          <text:p text:style-name="P316">Jim explains how addressing a seemingly simple student need to make learning resource "more mobile" required changes to multiple domains and initiatives—from <text:span text:style-name="T116">campus </text:span>infrastructure to software design to pedagogy <text:span text:style-name="T116">itself</text:span>. Think about a way you'd like to make your educational organization more open. What resources would it require? Who would need to be involved? How long would it take? How might your teams address these requirements? Draw a map if useful.</text:p>
        </text:list-item>
      </text:list>
      <text:h text:style-name="P252" text:outline-level="2"><text:bookmark-start text:name="__RefHeading___Toc3660_3018102180"/>The most valuable cybersecurity education is an open one<text:bookmark-end text:name="__RefHeading___Toc3660_3018102180"/></text:h>
      <text:p text:style-name="P171"><text:bookmark-start text:name="__RefHeading___Toc11291_2537557969331"/>Brandon Dixon &amp; Randall Joyce<text:bookmark-end text:name="__RefHeading___Toc11291_2537557969331"/></text:p>
      <text:p text:style-name="P156">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7" text:note-class="footnote"><text:note-citation>47</text:note-citation><text:note-body><text:p text:style-name="Footnote">http://www.hiscox.com/cyber-readiness-report.pdf</text:p></text:note-body></text:note></text:p>
      <text:p text:style-name="P43">Developing a robust cybersecurity workforce is therefore essential for mitigating the effects of cybercrime on the global economy. The United States Bureau of Labor Statistics has predicted a shortage of 1.8 million cybersecurity professionals by the year 2022.<text:note text:id="ftn48" text:note-class="footnote"><text:note-citation>48</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43">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43">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8">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8">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8">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9" text:note-class="footnote"><text:note-citation>49</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43">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43">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43">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43">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43">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43">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43">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18">Brandon Dixon is an instructor at Murray State University <text:span text:style-name="T75">in the</text:span>faculty group for Telecommunication Systems Management. <text:span text:style-name="T75">He holds</text:span> a Bachelor's of Science in Computer Science and Mathematics, as well as a Master's Degree in Telecommunication Systems Management.</text:p>
      <text:p text:style-name="P118">Randall Joyce is an instructor at Murray State University <text:span text:style-name="T75">in the </text:span>Telecommunication Systems Management <text:span text:style-name="T75">program</text:span>, where <text:span text:style-name="T74">he</text:span> lectures students in the areas of cybersecurity, virtualization, and wireless. <text:span text:style-name="T74">He</text:span> has an M.S in Health Informatics from Northern Kentucky, <text:span text:style-name="T75">an</text:span> M.S. in Telecommunications Systems Management from Murray State University, and B.S. in Telecommunications Systems Management from Murray State University.</text:p>
      <text:h text:style-name="P284" text:outline-level="3">Review and discussion questions</text:h>
      <text:list xml:id="list95231899448912" text:continue-numbering="true" text:style-name="List_20_1">
        <text:list-item>
          <text:p text:style-name="P317">Connecting with communities outside the classroom is a key facet of pursuing a cybersecurity education with Brandon and Randall. What external communities could your own organization tap to enhance knowledge and experiences for stakeholders? How could you begin connecting with them?</text:p>
        </text:list-item>
        <text:list-item>
          <text:p text:style-name="P317">Brandon and Randall suggest that "developing the ability to quickly and efficiently research problems and solutions is critical for a cybersecurity student, since technology … is always evolving." What is the pace of change in your field? At your organization? Would an open approach to education help you better keep up with it?</text:p>
        </text:list-item>
        <text:list-item>
          <text:p text:style-name="P317">Brandon and Randall note that their open approach allows them to "train these students how to train themselves." What does this mean? Would an open approach help your educational organization do the same?</text:p>
        </text:list-item>
      </text:list>
      <text:h text:style-name="P242" text:outline-level="2"><text:bookmark-start text:name="__RefHeading___Toc3662_3018102180"/>Rethinking assessment in an open, peeragogical learning environment<text:bookmark-end text:name="__RefHeading___Toc3662_3018102180"/></text:h>
      <text:p text:style-name="P185"><text:bookmark-start text:name="__RefHeading___Toc11291_2537557969332"/>David Preston<text:bookmark-end text:name="__RefHeading___Toc11291_2537557969332"/></text:p>
      <text:p text:style-name="P156">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64">But one dynamic remains largely unchanged. In the traditional classroom environment, teachers tell students: "Do your own work. Keep your eyes on your own papers." And then, when students graduate and join the workforce, managers ask them: "Why can't you be better team players?"</text:p>
      <text:p text:style-name="P64">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64">But implementing peer-based assessment can be problematic in educational institutions where <text:span text:style-name="Emphasis">evaluative</text:span> authority is traditionally conflated with <text:span text:style-name="Emphasis">hierarchical</text:span> authority, and where economic and <text:soft-page-break/>political influences have focused attention on summative, quantitative, standardized measurement of learning and intelligence.</text:p>
      <text:p text:style-name="P64">This chapter will explain how new approaches to assessment are possible in light of two important and emerging theoretical frameworks: Open-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50" text:note-class="footnote"><text:note-citation>50</text:note-citation><text:note-body><text:p text:style-name="Footnote">https://en.wikipedia.org/wiki/Moneyball</text:p></text:note-body></text:note> <text:soft-page-break/>basketball,<text:note text:id="ftn51" text:note-class="footnote"><text:note-citation>51</text:note-citation><text:note-body><text:p text:style-name="Footnote">http://www.nytimes.com/2009/02/15/magazine/15Battier-t.html</text:p></text:note-body></text:note> and investment banking.<text:note text:id="ftn52" text:note-class="footnote"><text:note-citation>52</text:note-citation><text:note-body><text:p text:style-name="Footnote">http://www.wired.com/wiredenterprise/2012/10/goldman-sachs-as-google/</text:p></text:note-body></text:note> Education in the Information Age should enable learners to find, analyze, evaluate, curate, and act on the best available information.</text:p>
      <text:p text:style-name="P43">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43">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text:soft-page-break/>A pull-based education</text:h>
      <text:p text:style-name="P43">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hey decide to answer, learners respond to these invitations by participating in the process, the mini-Democratic Dialogue.</text:p>
      <text:p text:style-name="P43">To some, this may seem a bit chaotic: How can you assess a community of learners this way? This question has two answers.</text:p>
      <text:p text:style-name="P43">First, each learner will undoubtedly need a basic understanding of traditional academic concepts and skills. Together, learner and teacher can create agreements about which traditional disciplines are necessary, and at what level, so the learner can demonstrate what she knows by demonstrating mastery at level-appropriate content assessments.</text:p>
      <text:p text:style-name="P43">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i.e., without making every student do the same thing in the same way at the same time. Students who share ideas about improving their performance are providing models and resources that help others.</text:p>
      <text:p text:style-name="P43">And when they do this with modern digital communication technologies, they generate tens of thousands of multi/transmedia artifacts along the way.</text:p>
      <text:p text:style-name="P43">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text:soft-page-break/>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UX trends positively correlate with increases or decreases in social production, work quality, innovation, or other significant indicators?</text:p>
      <text:p text:style-name="P43">As each member of an open learning network progresses from passive student to active learner, she works with the teacher to set goals. Open Source Learning can then provide a variety of benchmarks that are personally meaningful to the learner.</text:p>
      <text:p text:style-name="P43">Perhaps most importantly, students themselves see everyone's work and come to understand how others see theirs. They begin to take pride in the quality of their efforts, and they decide where to invest their time and energy.</text:p>
      <text:p text:style-name="P43">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43">How do we know when we're really good at something? Standardized testing feedback doesn't help learners improve. Most of us don't have a natural talent for offering or accepting criticism. <text:soft-page-break/>And yet, as Wole Soyinka put it, "The greatest threat to freedom is the absence of criticism." Peeragogical interaction requires refining relational and topical critique, as well as skills in other "meta" literacies, including but not limited to critical thinking, collaboration, conflict resolution, decision-making, mindfulness, patience and compassion.</text:p>
      <text:p text:style-name="P43">Today's schooling paradigm undervalues interpersonal learning skills. Consequently, teachers and learners feel no real operational incentive to devote time and energy to developing them, particularly when it carries a perceived cost in achievement on tests that determine financial allocations and job security.</text:p>
      <text:p text:style-name="P43">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43">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43">This isn't easy. A member in this network must forget what she knows about school in order to test the boundaries of learning that shape her relationship to content, peers, and expert sources of <text:soft-page-break/>information and feedback. This is how the cogs in the machine become the liminal heroes who redesign it. Having rejected the old way, they must now create the rituals that will come to define the new. They are following in the path of Oedipus, who took on the inscrutable and intimidating Sphinx, solved the riddle that had killed others who tried, and ushered out the old belief systems to pave the way for the Gods of Olympus.</text:p>
      <text:p text:style-name="P43">Imagine if Oedipus had access to the Internet.</text:p>
      <text:p text:style-name="P116">David R. Preston, Ph.D. (davidpreston.net) 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84" text:outline-level="3">Review and discussion questions</text:h>
      <text:list xml:id="list95232176265234" text:continue-numbering="true" text:style-name="List_20_1">
        <text:list-item>
          <text:p text:style-name="P318">How <text:span text:style-name="T99">is your educational organization bridging </text:span>the gap between the traditional, teacher-centred instruction and assessment model to one that is more collaborative, open, and peer-based?</text:p>
        </text:list-item>
        <text:list-item>
          <text:p text:style-name="P318">What steps can you take to encourage <text:span text:style-name="T99">your educational organization </text:span>to move from an archaic model suited for the industrial age to a "pull based" model, where students have, as <text:span text:style-name="T99">David </text:span>describes, "high standards without standardization" and <text:span text:style-name="T99">are thus </text:span>better able to develop the skills needed in today's innovation economy?</text:p>
        </text:list-item>
        <text:list-item>
          <text:p text:style-name="P318"><text:span text:style-name="T99">David</text:span> offers a compelling case for <text:span text:style-name="T99">several ways</text:span> Open Source Learning can produce a paradigm shift for teachers and students. How can you and your colleagues leverage the principles of openness to build the trust and transparency <text:span text:style-name="T99">necessary for</text:span> <text:span text:style-name="T99">effecting</text:span> <text:span text:style-name="T99">these kinds of changes</text:span> in more classrooms and schools?</text:p>
        </text:list-item>
      </text:list>
      <text:h text:style-name="P243" text:outline-level="2"><text:bookmark-start text:name="__RefHeading___Toc3401_169002272"/><text:span text:style-name="T50">Three </text:span>ways university classrooms can be more open<text:bookmark-end text:name="__RefHeading___Toc3401_169002272"/></text:h>
      <text:p text:style-name="P179"><text:bookmark-start text:name="__RefHeading___Toc11291_253755796911"/>Susie Choi<text:bookmark-end text:name="__RefHeading___Toc11291_253755796911"/></text:p>
      <text:p text:style-name="P146">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5">In this <text:span text:style-name="T52">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3" text:note-class="footnote"><text:note-citation>53</text:note-citation><text:note-body><text:p text:style-name="P97">See Appendix.</text:p></text:note-body></text:note></text:p>
      <text:h text:style-name="Heading_20_3" text:outline-level="3">Problem 1: Assuming that professors always know best</text:h>
      <text:p text:style-name="P10">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0">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0">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4" text:note-class="footnote"><text:note-citation>54</text:note-citation><text:note-body><text:p text:style-name="Footnote">http://www.sfu.ca/tlc/blog/a-history-professor-invited-her-students-to-co-create-the-syllabus.html</text:p></text:note-body></text:note></text:p>
      <text:p text:style-name="P10">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0">Though some colleges require end-of-course surveys from all students, periodic evaluations are rare. Even when <text:span text:style-name="T50">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0">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55" text:note-class="footnote"><text:note-citation>55</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5">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5">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5">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35"><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5">In the spirit of organizational openness, this policy would imbue greater trust and transparency in professor-student interactions, and facilitate the proactive diagnosis of student problems with course structure and material.</text:p>
      <text:p text:style-name="P35">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107">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85" text:outline-level="3">Review and discussion questions</text:h>
      <text:list xml:id="list95232986531555" text:continue-numbering="true" text:style-name="List_20_1">
        <text:list-item>
          <text:p text:style-name="P309">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309">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309">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43" text:outline-level="2"><text:bookmark-start text:name="__RefHeading___Toc3403_169002272"/>Open education is more than open content<text:bookmark-end text:name="__RefHeading___Toc3403_169002272"/></text:h>
      <text:p text:style-name="P176"><text:bookmark-start text:name="__RefHeading___Toc11291_253755796912"/>Jim Whitehurst<text:bookmark-end text:name="__RefHeading___Toc11291_253755796912"/></text:p>
      <text:p text:style-name="P146">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5">I love that quote, and in May <text:span text:style-name="T45">2016 </text:span>I shared it with a room full of educators, administrators, and open source advocates at New York University during the Open Summit, an open conversation about education.<text:note text:id="ftn56" text:note-class="footnote"><text:note-citation>56</text:note-citation><text:note-body><text:p text:style-name="Footnote">https://opensource.org/node/832</text:p></text:note-body></text:note> I believe it reveals something critical about the future of education and the positive role openness can play in the future, if we embrace it.</text:p>
      <text:p text:style-name="P35">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0">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0"><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0">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5">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5"><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35">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95231767462685" text:continue-list="list95233057885379"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5">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107">Jim Whitehurst is <text:span text:style-name="T45">p</text:span>resident and <text:span text:style-name="T45">c</text:span>hief <text:span text:style-name="T45">e</text:span>xecutive <text:span text:style-name="T45">o</text:span>fficer of Red Hat, the world's leading provider of open source enterprise IT products and services.</text:p>
      <text:h text:style-name="P285" text:outline-level="3">Review and discussion questions</text:h>
      <text:list xml:id="list95231803934480" text:continue-list="list95232986531555" text:style-name="List_20_1">
        <text:list-item>
          <text:p text:style-name="Activity_20_Body">Jim explains that the purpose of education during the Industrial <text:span text:style-name="T128">Age</text:span> was to prepare students "to perform rote tasks repeatedly in closed organizations with little contextual perspective," and that this purpose is outmoded in today's world. In what ways is the <text:span text:style-name="T128">i</text:span>ndustrial model of education outmoded? What <text:span text:style-name="T128">is the purpose of education today? </text:span>Do you think your organization is successfully meeting this purpose?</text:p>
        </text:list-item>
        <text:list-item>
          <text:p text:style-name="P309">Jim asks the reader to consider what a classroom might look like if educators were focused on catalyzing rather than directing. How do you understand the difference between a catalyst and a director? Which teaching style is more typical in your organization? What are some benefits and challenges of each style?</text:p>
        </text:list-item>
        <text:list-item>
          <text:p text:style-name="P309">Jim observes that "most traditional educational organizations aren't inclined toward sharing." What examples <text:span text:style-name="T128">does he give </text:span>to support this statement? <text:span text:style-name="T128">Does your educational organization value </text:span>collaborative academic work <text:span text:style-name="T128">between</text:span> educators? <text:span text:style-name="T128">Between </text:span>students?</text:p>
        </text:list-item>
      </text:list>
      <text:h text:style-name="P228" text:outline-level="1"><text:bookmark-start text:name="__RefHeading___Toc11329_2537557969"/>Case Studies<text:bookmark-end text:name="__RefHeading___Toc11329_2537557969"/></text:h>
      <text:h text:style-name="P234"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57" text:note-class="footnote"><text:note-citation>57</text:note-citation><text:note-body><text:p text:style-name="Footnote">https://rcos.io</text:p></text:note-body></text:note> RCOS was founded in 2007 by a gift from Rensselaer Polytechnic Institute alumnus Sean O'Sullivan, who stated at the time of the gift:<text:note text:id="ftn58" text:note-class="footnote"><text:note-citation>58</text:note-citation><text:note-body><text:p text:style-name="Footnote">Along with the gift from Sean O'Sullivan, RCOS has also had financial support from Red Hat. Other donations of money, material, and time have come from Google, Datto, IBM, Microsoft, Mozilla, 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59" text:note-class="footnote"><text:note-citation>59</text:note-citation><text:note-body><text:p text:style-name="Footnote">http://www.cs.rpi.edu/~moorthy/rcos/donors.html</text:p></text:note-body></text:note></text:p>
      <text:p text:style-name="P46">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46">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60" text:note-class="footnote"><text:note-citation>60</text:note-citation><text:note-body><text:p text:style-name="Footnote">This course is hosted on GitHub at https://github.com/rcos/CSCI-49XX-OpenSource and can be freely accessed and used.</text:p></text:note-body></text:note></text:p>
      <text:p text:style-name="P46">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97">m</text:span>odel</text:h>
      <text:p text:style-name="P21">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1">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1">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1">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2">RCOS combines aspects of a student-led club with independent study. Students take on multiple roles as coordinators and mentors to lead club activities and work with faculty instructors on the curriculum. Instructors are responsible for ensuring academic rigor and for providing guidance and expertise to students.</text:p>
      <text:p text:style-name="P22">To meet class requirements, RCOS meets for two hours, twice a week. During the first three meetings of the semester (and <text:soft-page-break/>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2">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2">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3">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running 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text:soft-page-break/>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95233363834440" text:continue-list="list95231767462685"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item>
          <text:p text:style-name="List">All course material is available online in the RCOS Handbook repository.<text:span text:style-name="T96"><text:note text:id="ftn61" text:note-class="footnote"><text:note-citation>61</text:note-citation><text:note-body><text:p text:style-name="Footnote">https://github.com/rcos/rcos-handbook</text:p></text:note-body></text:note></text:span></text:p>
        </text:list-item>
      </text:list>
      <text:h text:style-name="Heading_20_3" text:outline-level="3"><text:soft-page-break/>Anatomy of a <text:span text:style-name="T97">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333" text:outline-level="4">Phase 1: Getting started</text:h>
      <text:p text:style-name="P47">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47">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47">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guiding students who are lost and brokering matches. After a project has fully formed, everyone sends elevator pitch slides and completed rosters to coordinators, who use this information to assign small group rooms.</text:p>
      <text:p text:style-name="P47">For the fourth meeting, projects meet in their designated small group rooms to compose formal project proposals, which in<text:soft-page-break/>clude a series of milestones, and to fill out their individual URP forms.</text:p>
      <text:h text:style-name="P333" text:outline-level="4">Phase 2: Project development</text:h>
      <text:p text:style-name="P47">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47">Throughout this phase, students attend small and large groups on a published schedule.</text:p>
      <text:h text:style-name="P333" text:outline-level="4">Phase 3: Wrapping it up</text:h>
      <text:p text:style-name="P47">Near the end of the semester, we transition to the final phase: reports and wrap-up.</text:p>
      <text:p text:style-name="P47">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47">Our final RCOS event is a class pizza party held during the final (large group) meeting of the semester.</text:p>
      <text:h text:style-name="Heading_20_3" text:outline-level="3">RCOS <text:span text:style-name="T97">a</text:span>uthored <text:span text:style-name="T97">p</text:span>rojects</text:h>
      <text:p text:style-name="Text_20_body">Projects at RCOS span a wide variety of topics and have life spans from one semester to several years (and ongoing). Sample projects include:</text:p>
      <text:list xml:id="list95233641598178" text:continue-numbering="true" text:style-name="List_20_2">
        <text:list-item>
          <text:p text:style-name="List"><text:soft-page-break/>YACS (Yet Another Course Scheduler)<text:note text:id="ftn62" text:note-class="footnote"><text:note-citation>62</text:note-citation><text:note-body><text:p text:style-name="Footnote">http://yacs.cs.rpi.edu</text:p></text:note-body></text:note></text:p>
        </text:list-item>
        <text:list-item>
          <text:p text:style-name="List">Observatory<text:note text:id="ftn63" text:note-class="footnote"><text:note-citation>63</text:note-citation><text:note-body><text:p text:style-name="Footnote">https://github.com/rcos/observatory-server</text:p></text:note-body></text:note></text:p>
        </text:list-item>
        <text:list-item>
          <text:p text:style-name="List">Submitt<text:span text:style-name="T97">y</text:span><text:span text:style-name="T97"><text:note text:id="ftn64" text:note-class="footnote"><text:note-citation>64</text:note-citation><text:note-body><text:p text:style-name="Footnote">https://github.com/submitty/submitty</text:p></text:note-body></text:note></text:span></text:p>
        </text:list-item>
        <text:list-item>
          <text:p text:style-name="List">Automatic Door Control<text:note text:id="ftn65" text:note-class="footnote"><text:note-citation>65</text:note-citation><text:note-body><text:p text:style-name="Footnote">https://github.com/AutomaticDoorControl</text:p></text:note-body></text:note></text:p>
        </text:list-item>
        <text:list-item>
          <text:p text:style-name="List">Shuttle Tracker<text:note text:id="ftn66" text:note-class="footnote"><text:note-citation>66</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text:soft-page-break/>Externally, RCOS is working with groups at other universities (like New York University and Northeastern) and other open source organizations (like the Open Source Initiative,<text:note text:id="ftn67" text:note-class="footnote"><text:note-citation>67</text:note-citation><text:note-body><text:p text:style-name="Footnote">https://opensource.org/</text:p></text:note-body></text:note> the Mozilla Open Source Student Network,<text:note text:id="ftn68" text:note-class="footnote"><text:note-citation>68</text:note-citation><text:note-body><text:p text:style-name="Footnote">https://ossn.club/</text:p></text:note-body></text:note> and Teaching Open Source<text:note text:id="ftn69" text:note-class="footnote"><text:note-citation>69</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text:soft-page-break/>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286" text:outline-level="3">Review and discussion questions</text:h>
      <text:list xml:id="list95231623598493" text:continue-list="list95231803934480" text:style-name="List_20_1">
        <text:list-item>
          <text:p text:style-name="P319">RCOS <text:span text:style-name="T117">provides several opportunities for students to participate in shaping the learning experience the institution offers every semester. Does your educational organization empower students in the same way? Are more senior members offered informal leadership opportunities? Why or why not?</text:span></text:p>
        </text:list-item>
        <text:list-item>
          <text:p text:style-name="P320">Many RCOS students complete work that directly benefits Rensselaer Polytechnic Institute or the area surrounding it. Could your educational organization engage its own stakeholders to address a local issue or assist a local community? What would be the benefits in doing so? For your organization? For the community?</text:p>
        </text:list-item>
        <text:list-item>
          <text:p text:style-name="P320">The authors explain how their program has evolved from semester to semester. In what ways does your own educational organization equip people to make iterative improvements to their programs and their work? Are you doing a sufficient job of reflecting on, assessing, and learning from past performance?</text:p>
        </text:list-item>
      </text:list>
      <text:h text:style-name="P244" text:outline-level="2"><text:bookmark-start text:name="__RefHeading___Toc4551_3839078803"/>Teaching students to critically evaluate textbooks<text:bookmark-end text:name="__RefHeading___Toc4551_3839078803"/></text:h>
      <text:p text:style-name="P172"><text:bookmark-start text:name="__RefHeading___Toc11291_2537557969312"/>Christopher McHale, Ian McDermott <text:span text:style-name="T81">&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63">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63">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63">That's what led to the project we'll describe in this chapter. We designed it to bring students' voices into the OER movement <text:soft-page-break/>and leverage their perspectives, improving the quality of their education.</text:p>
      <text:h text:style-name="Heading_20_3" text:outline-level="3">Project overview</text:h>
      <text:p text:style-name="P44">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44">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44">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70" text:note-class="footnote"><text:note-citation>70</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44"><text:soft-page-break/>The service learning component, on the other hand, involved training and paying students—giving them a marketable skill. Students received a tuition credit of $1,100 for participating in the seminar, as well as a digital badge. Digital badges are increasingly popular tools for students to demonstrate specific job skills to employers.<text:note text:id="ftn71" text:note-class="footnote"><text:note-citation>71</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44">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44">The seminar was hosted in the CUNY Academic Commons,<text:note text:id="ftn72" text:note-class="footnote"><text:note-citation>72</text:note-citation><text:note-body><text:p text:style-name="Footnote">https://commons.gc.cuny.edu/</text:p></text:note-body></text:note> a combination social network and learning management system providing a variety of free and open source tools to anyone associated with CUNY<text:note text:id="ftn73" text:note-class="footnote"><text:note-citation>73</text:note-citation><text:note-body><text:p text:style-name="Footnote">https://en.wikipedia.org/wiki/CUNY_Academic_Commons</text:p></text:note-body></text:note> (the project is available for other institutions to implement).<text:note text:id="ftn74" text:note-class="footnote"><text:note-citation>74</text:note-citation><text:note-body><text:p text:style-name="Footnote">https://commonsinabox.org/</text:p></text:note-body></text:note> The seminar used a combination private group/public blog built upon WordPress.</text:p>
      <text:p text:style-name="P44">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text:soft-page-break/>books are not something students typically think about. Textbooks are simply something students are assigned and that they must pay for. But having completed the seminar, students said they are more aware of what goes into making a good textbook. This in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5" text:note-class="footnote"><text:note-citation>75</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6" text:note-class="footnote"><text:note-citation>76</text:note-citation><text:note-body><text:p text:style-name="Footnote">https://preprint.press.jhu.edu/portal/sites/ajm/files/19.1ovadia.pdf</text:p></text:note-body></text:note> However, not all <text:soft-page-break/>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77" text:note-class="footnote"><text:note-citation>77</text:note-citation><text:note-body><text:p text:style-name="Footnote">https://academicworks.cuny.edu/cgi/viewcontent.cgi?article=1133&amp;context=kb_pubs</text:p></text:note-body></text:note></text:p>
      <text:p text:style-name="P19">At the end of the class, the project team assembled its material into the following parts:</text:p>
      <text:list xml:id="list95233133677323" text:continue-list="list95233641598178" text:style-name="List_20_2">
        <text:list-item>
          <text:p text:style-name="List">a class syllabus<text:note text:id="ftn78" text:note-class="footnote"><text:note-citation>78</text:note-citation><text:note-body><text:p text:style-name="Footnote">https://github.com/stevenov/textbook-evaluation-toolkit/blob/master/syllabus.md</text:p></text:note-body></text:note></text:p>
        </text:list-item>
        <text:list-item>
          <text:p text:style-name="List">final reflection<text:note text:id="ftn79" text:note-class="footnote"><text:note-citation>79</text:note-citation><text:note-body><text:p text:style-name="Footnote">https://github.com/stevenov/textbook-evaluation-toolkit/blob/master/final.reflection.md</text:p></text:note-body></text:note></text:p>
        </text:list-item>
        <text:list-item>
          <text:p text:style-name="List">pre-<text:note text:id="ftn80" text:note-class="footnote"><text:note-citation>80</text:note-citation><text:note-body><text:p text:style-name="Footnote">https://github.com/stevenov/textbook-evaluation-toolkit/blob/master/pre.survey.md</text:p></text:note-body></text:note> and post-evaluation surveys<text:note text:id="ftn81" text:note-class="footnote"><text:note-citation>81</text:note-citation><text:note-body><text:p text:style-name="Footnote">https://github.com/stevenov/textbook-evaluation-toolkit/blob/master/post.survey.md</text:p></text:note-body></text:note></text:p>
        </text:list-item>
        <text:list-item>
          <text:p text:style-name="List">a qualitative survey<text:note text:id="ftn82" text:note-class="footnote"><text:note-citation>82</text:note-citation><text:note-body><text:p text:style-name="Footnote">https://github.com/stevenov/textbook-evaluation-toolkit/blob/master/qualitative.survey.md</text:p></text:note-body></text:note></text:p>
        </text:list-item>
        <text:list-item>
          <text:p text:style-name="List">a quantitative survey<text:note text:id="ftn83" text:note-class="footnote"><text:note-citation>83</text:note-citation><text:note-body><text:p text:style-name="Footnote">https://github.com/stevenov/textbook-evaluation-toolkit/blob/master/quantitative.survey.md</text:p></text:note-body></text:note></text:p>
        </text:list-item>
        <text:list-item>
          <text:p text:style-name="List">a document outlining participant responsibilities<text:note text:id="ftn84" text:note-class="footnote"><text:note-citation>84</text:note-citation><text:note-body><text:p text:style-name="Footnote">https://github.com/stevenov/textbook-evaluation-toolkit/blob/master/participant.responsibilities.md</text:p></text:note-body></text:note></text:p>
        </text:list-item>
        <text:list-item>
          <text:p text:style-name="List">some Amazon-esque review prompts<text:note text:id="ftn85" text:note-class="footnote"><text:note-citation>85</text:note-citation><text:note-body><text:p text:style-name="Footnote">https://github.com/stevenov/textbook-evaluation-toolkit/blob/master/amazonesque.md</text:p></text:note-body></text:note></text:p>
        </text:list-item>
        <text:list-item>
          <text:p text:style-name="List"><text:soft-page-break/>slides associated with the class (in PowerPoint)<text:note text:id="ftn86" text:note-class="footnote"><text:note-citation>86</text:note-citation><text:note-body><text:p text:style-name="Footnote">https://github.com/stevenov/textbook-evaluation-toolkit/blob/master/lessons</text:p></text:note-body></text:note></text:p>
        </text:list-item>
        <text:list-item>
          <text:p text:style-name="List">a handout on the parts of a textbook<text:note text:id="ftn87" text:note-class="footnote"><text:note-citation>87</text:note-citation><text:note-body><text:p text:style-name="Footnote">https://github.com/stevenov/textbook-evaluation-toolkit/blob/master/handouts</text:p></text:note-body></text:note></text:p>
        </text:list-item>
      </text:list>
      <text:h text:style-name="Heading_20_3" text:outline-level="3">The challenges of openness</text:h>
      <text:p text:style-name="P19">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19">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19">Finally, the team constructed a brief narrative around the toolkit, in order to frame the work, so it made sense to end-users. This required more time and attention than the team initially anticipated.</text:p>
      <text:p text:style-name="P19">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ext:soft-page-break/>ties sharing material in the most flexible way possible, then imagine the greater potential problems for academics who want to share their class content but haven't made these provisions from the start.</text:p>
      <text:p text:style-name="P19">Making class content accessible is more than just deciding to make it open. It requires planning and massaging. It's not always a matter of simply clicking a paperclip icon to upload files or sharing the <text:span text:style-name="T80">URL</text:span> to a folder of documents when a semester has concluded. Just <text:span text:style-name="Emphasis">getting</text:span> to the "upload" and "sharing" stages takes a good deal of time.</text:p>
      <text:h text:style-name="P264" text:outline-level="3">Conclusion</text:h>
      <text:p text:style-name="P44">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44">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21">Christopher J. McHale is Associate Professor and Access Services Librarian at LaGuardia Community College, City University of New York. He served as principal investigator of the grant project described in this case study.</text:p>
      <text:p text:style-name="P121"/>
      <text:p text:style-name="P121"><text:soft-page-break/>Ian McDermott is Associate Professor and Coordinator of Instruction at LaGuardia Community College, where he serves as the Library's OER lead. He is particularly interested in exploring the intersection of OER and critical pedagogy.</text:p>
      <text:p text:style-name="P121">Steven Ovadia is Professor and Deputy Chief Librarian at LaGuardia Community College. His research centers around how people use technology.</text:p>
      <text:h text:style-name="P287" text:outline-level="3">Review and discussion questions</text:h>
      <text:list xml:id="list95232372281647" text:continue-list="list95231623598493" text:style-name="List_20_1">
        <text:list-item>
          <text:p text:style-name="P310">The authors wanted to bring students into the process of evaluating how textbooks are working (and not working) for <text:span text:style-name="T119">them</text:span>. Do you think faculty at your own <text:span text:style-name="T119">educational </text:span>organization would <text:span text:style-name="T119">object to </text:span>the idea of opening textbook selection and evaluation to students? Why or why not? What strategies <text:span text:style-name="T119">could </text:span>could use to help faculty appreciate the need for a more collaborative approach to selecting texts?</text:p>
        </text:list-item>
        <text:list-item>
          <text:p text:style-name="P310">The authors raise the issue of <text:span text:style-name="T119">"</text:span>textbook economics,<text:span text:style-name="T119">"</text:span> noting that even though OER have a favorable price, some students would opt to pay for commercial textbooks because of the features these texts offer. <text:span text:style-name="T119">In your opinion, w</text:span>hat kinds of <text:span text:style-name="T119">textbook </text:span>features are worth paying for? What do these features add to the learning process? <text:span text:style-name="T119">How might you </text:span>replicate or improve upon these features in OER?</text:p>
        </text:list-item>
        <text:list-item>
          <text:p text:style-name="P310">While the idea of <text:span text:style-name="T119">opening </text:span>the processes and products of the authors<text:span text:style-name="T119">'</text:span> seminar project was a powerful one, the authors explain that ultimately continuing the project proved unsustainable. Why? Do these problems related to sustainability resonate with your own efforts to <text:span text:style-name="T119">"</text:span>go open<text:span text:style-name="T119">"</text:span>? What strategies <text:span text:style-name="T119">might help you solve </text:span>these problems?</text:p>
        </text:list-item>
      </text:list>
      <text:h text:style-name="P253" text:outline-level="2"><text:bookmark-start text:name="__RefHeading___Toc1915_2434698073"/>What happened when I let my students fork the syllabus<text:bookmark-end text:name="__RefHeading___Toc1915_2434698073"/></text:h>
      <text:p text:style-name="P178"><text:bookmark-start text:name="__RefHeading___Toc11291_2537557969311"/>Heidi Ellis<text:bookmark-end text:name="__RefHeading___Toc11291_2537557969311"/></text:p>
      <text:p text:style-name="P148">I teach a traditional "get to know college" course for freshmen. It's designed to help new students work on the skills they'll need to be successful in college, such as time management, personal management, and communication.</text:p>
      <text:p text:style-name="P37">It's also become a prime opportunity for me to introduce freshman students to the guiding principles of open culture.</text:p>
      <text:p text:style-name="P37">I've developed a method for treating my class as an open organization. To create a more collaborative and inclusive environment, I let the students co-construct the official course syllabus.</text:p>
      <text:p text:style-name="P37">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95233454282641" text:continue-list="list95233133677323"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Figure_20_Callout">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2">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2">This resulted in a discussion about professionalism and the expectations associated with college-level work. We discussed what constituted a distraction and agreed that making sounds, whispering, and talking in class all counted as distractions. This in turn led to a discussion of the impacts distractions can have on a learning environment and the importance of paying attention in class. We also explored the impact various learning technologies can have on a classroom—for example, the tools students with disabilities re<text:soft-page-break/>quire to fully participate in class, such as a screen reader—and agreed that noise generated by these was acceptable under the policy we intended to construct.</text:p>
      <text:p text:style-name="P12">In much the same way, I also involved the students in co-constructing the course's policy regarding work submitted late. This was the challenge:</text:p>
      <text:p text:style-name="Figure_20_Callout">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2">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per day late. Collaboratively, the class produced the following statement:</text:p>
      <text:p text:style-name="Figure_20_Callout"><text:soft-page-break/>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7">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7">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up with the traditional presentation, but also came up with a number of interesting ideas, including:</text:p>
      <text:list xml:id="list95233080369117" text:continue-numbering="true" text:style-name="List_20_2">
        <text:list-item>
          <text:p text:style-name="List">Lecture: 2‒3 people create and deliver a presentation followed by quiz. Quiz results displayed on the board interactively.</text:p>
        </text:list-item>
        <text:list-item>
          <text:p text:style-name="List"><text:soft-page-break/>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7">Students were engaged throughout the process of constructing the assignment and were enthusiastic about the game itself.</text:p>
      <text:h text:style-name="Heading_20_3" text:outline-level="3">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95233136108516" text:continue-numbering="true" text:style-name="List_20_2">
        <text:list-item>
          <text:p text:style-name="List"><text:soft-page-break/>Beginning the class by providing students with information about how open organizations work and examples of open organizations</text:p>
        </text:list-item>
        <text:list-item>
          <text:p text:style-name="List">Creating one or two in-class activities (early in the term) that allow students to experience open principles and how they work in an organization</text:p>
        </text:list-item>
        <text:list-item>
          <text:p text:style-name="List">Creating activities to instill a foundation of professionalism (in order to employ open organization principles, students need to have an understanding of the boundaries of professional behavior)</text:p>
        </text:list-item>
        <text:list-item>
          <text:p text:style-name="List">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7">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7">I found that students were more creative when I gave them more space to create. They came up with very interesting ideas in response to fulfilling a broadly defined assignment. This type of creativity is key for supporting learning.</text:p>
      <text:p text:style-name="P37">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109"><text:soft-page-break/>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88" text:outline-level="3">Review and discussion questions</text:h>
      <text:list xml:id="list95232370878371" text:continue-list="list95232372281647" text:style-name="List_20_1">
        <text:list-item>
          <text:p text:style-name="P315">Heidi <text:span text:style-name="T125">found</text:span> a direct connection between student engagement and what she calls an <text:span text:style-name="T125">"</text:span>open approach<text:span text:style-name="T125">"</text:span> to learning. What examples <text:span text:style-name="T125">does she offer to </text:span>demonstrate this connection? <text:span text:style-name="T125">To successfully increase student engagement in your educational organization, w</text:span>hat strategies have you tried? Do any of these strategies integrate open principles?</text:p>
        </text:list-item>
        <text:list-item>
          <text:p text:style-name="P321">Community is <text:span text:style-name="T125">one</text:span> essential principle of an open organization. Heidi talks about how an emphasis on community not only engaged her students in the learning process, but <text:span text:style-name="T125">also </text:span>taught her valuable lessons as well. What did Heidi learn about the community norms of her students? How did Heidi and her students resolve differences in these norms?</text:p>
        </text:list-item>
        <text:list-item>
          <text:p text:style-name="Activity_20_Body"><text:span text:style-name="T125">When Heidi</text:span> invited her students to collaborate in co-constructi<text:span text:style-name="T125">ng</text:span> important course documents <text:span text:style-name="T125">(</text:span>like the disruption policy and the policy regarding work submitted late<text:span text:style-name="T125">)</text:span> on GitHub, only a very small number of students forked the documents and made changes. Why do you think more students did not engage in this collaborative process? Do you think the complexity of the technology (in this case GitHub) got in <text:span text:style-name="T126">their</text:span> way? What other <text:span text:style-name="T127">(perhaps lower-tech) </text:span>solutions might <text:span text:style-name="T127">you use </text:span>to catalyze robust collaboration <text:span text:style-name="T127">in your own classroom or educational organization</text:span>?</text:p>
        </text:list-item>
      </text:list>
      <text:h text:style-name="P234" text:outline-level="2"><text:bookmark-start text:name="__RefHeading___Toc21626_3512989452"/>An open process for discovering <text:span text:style-name="T43">our</text:span> <text:span text:style-name="T42">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1">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text:span text:style-name="T151">I </text:span>felt <text:span text:style-name="T151">was </text:span>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1">Learning </text:span>Center often spoke positively about feeling autonomous and enabled in their classrooms, and I wanted to recreate that feeling of empowerment <text:soft-page-break/>and 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1">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text:soft-page-break/>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1">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2">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text:span text:style-name="T109">also </text:span>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text:span text:style-name="T151">eventually</text:span> shared draft core values with All Hill at one of our bi-monthly, post-board meeting lunches. The draft was an up<text:soft-page-break/>dated 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95233208889681" text:continue-list="list95233136108516"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ext:soft-page-break/>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1">Learning </text:span>Center in Durham, North Carolina. Hill <text:span text:style-name="T151">Learning </text:span>Center is a private-public, K‒12 model that serves students who are struggling academically—especially those with learning differences and attention challenges—and their teachers.</text:p>
      <text:h text:style-name="P289" text:outline-level="3">Review and discussion questions</text:h>
      <text:list xml:id="list95231885660413" text:continue-list="list95232370878371" text:style-name="List_20_1">
        <text:list-item>
          <text:p text:style-name="P311"><text:span text:style-name="T110">Faculty retirements motivated </text:span>Beth to articulate a new set of "core values" for Hill Learning Center. She says she "didn't want to lose their perspectives on what made Hill successful and unique—and what had made them dedicate decades of their lives to Hill." What forms of institutional knowledge would <text:span text:style-name="T110">y</text:span>our education<text:span text:style-name="T151">al</text:span> organization lose if its longest-serving members left tomorrow? How might you begin archiving and preserving this knowledge? <text:span text:style-name="T110">How would future members of the organizational community benefit from it?</text:span></text:p>
        </text:list-item>
        <text:list-item>
          <text:p text:style-name="P311">Beth notes that her decision to "open up" the process of crafting Hill Learning Center's core values engaged <text:span text:style-name="T110">faculty who </text:span>had <text:span text:style-name="T110">otherwise </text:span>not <text:span text:style-name="T110">paid </text:span>much attention to the effort. <text:span text:style-name="T110">W</text:span>ould taking a<text:span text:style-name="T110">n</text:span> open approach to one of your organization's initiatives activate passionate participation from stakeholders? And would that participation influence the results of your work?</text:p>
        </text:list-item>
        <text:list-item>
          <text:p text:style-name="P311">"What currently hangs on the wall are not the core values I'd have written myself (though many of my original themes do come through)," Beth writes. Do you think fear of unintended consequences or unanticipated results deters leaders of educational organizations from taking the kind of open approach Beth did? How might you help assuage those fears?</text:p>
        </text:list-item>
      </text:list>
      <text:h text:style-name="P245" text:outline-level="2"><text:bookmark-start text:name="__RefHeading___Toc5594_2546339137"/>5PH1NX: 5tudent Peer Heuristic for 1Nformation Xchange (a slightly transmedia use case in <text:span text:style-name="T90">O</text:span>pen <text:span text:style-name="T90">S</text:span>ource <text:span text:style-name="T90">L</text:span>earning and <text:span text:style-name="T90">p</text:span>eeragogical assessment)<text:bookmark-end text:name="__RefHeading___Toc5594_2546339137"/></text:h>
      <text:p text:style-name="P186"><text:bookmark-start text:name="__RefHeading___Toc11291_25375579693321"/>David Preston<text:bookmark-end text:name="__RefHeading___Toc11291_25375579693321"/></text:p>
      <text:p text:style-name="P157">On Monday, April 2, 2011, students in three English classes at a California public high school discovered anomalies in the day's entry on their course blog. The date was wrong and the journal topic was this:</text:p>
      <text:p text:style-name="P216"><text:soft-page-break/>In <text:span text:style-name="T15">The Principles of Psychology</text:span> (1890), William James wrote, "The faculty of voluntarily bringing back a wandering attention, over and over again, is the very root of judgment, character and will. No one is <text:span text:style-name="T15">compos sui</text:span> if he have it not. An education which should improve this faculty would be the education par excellence.<text:span text:style-name="T112">"</text:span></text:p>
      <text:p text:style-name="Figure_20_Callout">How have your experiences in this course helped you focus your attention? What do you still need to work on? What elements of the following text (from Haruki Murakami's <text:span text:style-name="T15">1Q84</text:span>) draw your attention and help you construct meaning?</text:p>
      <text:p text:style-name="Figure_20_Callout">The driver nodded and took the money. "Would you like a receipt?"</text:p>
      <text:p text:style-name="Figure_20_Callout">"No need. And keep the change."</text:p>
      <text:p text:style-name="Figure_20_Callout">"Thanks very much," he said. "Be care<text:span text:style-name="T15">f</text:span>ul, it looks windy out there. Don't sl<text:span text:style-name="T15">i</text:span>p."</text:p>
      <text:p text:style-name="Figure_20_Callout">"I'll be careful," Aomame said.</text:p>
      <text:p text:style-name="Figure_20_Callout">"A<text:span text:style-name="T15">n</text:span>d also," the <text:span text:style-name="T15">d</text:span>river said, facing <text:span text:style-name="T15">t</text:span>he mirror, "please remember: t<text:span text:style-name="T15">h</text:span>ings are not what they seem."</text:p>
      <text:p text:style-name="Figure_20_Callout"><text:span text:style-name="T15">Things are not what they seem</text:span>, Aomame repeated mentally. "What do you mean by that?" she asked with knitt<text:span text:style-name="T15">e</text:span>d brows. The driver chose his words carefully: "It's <text:span text:style-name="T15">j</text:span>ust that y<text:span text:style-name="T15">o</text:span>u're about to do something <text:span text:style-name="T15">out of the ordinary</text:span>. Am I right? People do not ordinarily climb down the emergency stairs of the Metropolitan Expressway in the middle of the day— especially women."</text:p>
      <text:p text:style-name="Figure_20_Callout">"I suppose you're right."</text:p>
      <text:p text:style-name="Figure_20_Callout">"Right. And after you do something like that, the everyday loo<text:span text:style-name="T15">k</text:span> of things might seem to chang<text:span text:style-name="T15">e</text:span> a little. Things may look <text:span text:style-name="T15">different</text:span> to you than they did before. I've had that experience myself. But don't let appearance<text:span text:style-name="T15">s</text:span> fool you. There's always only one reality."</text:p>
      <text:p text:style-name="Figure_20_Callout">The letters in italics appeared on the blog in blue font, in contrast to the rest of the black text. Together they form a message:</text:p>
      <text:p text:style-name="Figure_20_Callout"><text:span text:style-name="T15">Find the jokers</text:span>.</text:p>
      <text:p text:style-name="P45">The jokers were real—drawn from standard decks of playing cards and hidden (without much intent to conceal) around the classroom and in students' journals. Students found them and <text:soft-page-break/>asked questions about the hidden message; the questions went unanswered. Some thought it was just another of their teacher's wild ideas. Although they didn't know it yet, they were playing the liminal role that Oedipus originated in mythology. Solving the riddle would enable them to usher out an old way of thinking and introduce the new.</text:p>
      <text:list xml:id="list95232906104589" text:continue-list="list95233208889681"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interdisciplinary course of study that emphasizes multiple modalities and the five Fs: mental <text:span text:style-name="T93">f</text:span>itness, physical <text:span text:style-name="T93">f</text:span>itness, spiritual <text:span text:style-name="T93">f</text:span>itness, civic <text:span text:style-name="T93">f</text:span>itness, and technological <text:span text:style-name="T93">f</text:span>itness. Learners collaborate with mentors and receive feedback from experts, community-based peers, and the public. They are the heroes of learning journeys.</text:p>
        </text:list-item>
      </text:list>
      <text:p text:style-name="P20">Heroes don't respond to syllabi. They respond to calls to adventure.</text:p>
      <text:p text:style-name="P20">This is the story of one such adventure.</text:p>
      <text:h text:style-name="P265" text:outline-level="3">Find the jokers</text:h>
      <text:p text:style-name="Text_20_body">Open-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text:soft-page-break/>nonfiction articles<text:note text:id="ftn88" text:note-class="footnote"><text:note-citation>88</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he first poem assigned in the course was Bukowski's "Laughing Heart": <text:span text:style-name="Emphasis">The Gods will give you chances. Know them. Take them</text:span><text:span text:style-name="T15">.</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89" text:note-class="footnote"><text:note-citation>89</text:note-citation><text:note-body><text:p text:style-name="Footnote">http://www.blogger.com/5ph1nx.blogspot.com</text:p></text:note-body></text:note> At this point students realized they were playing a game. A tab on the blog page labeled "The Law" laid out the rules of engagement:<text:note text:id="ftn90" text:note-class="footnote"><text:note-citation>90</text:note-citation><text:note-body><text:p text:style-name="Footnote">http://docs.google.com/%205ph1nx.blogspot.com/p/law.html</text:p></text:note-body></text:note></text:p>
      <text:p text:style-name="Figure_20_Callout"><text:soft-page-break/>This is The Law.</text:p>
      <text:p text:style-name="Figure_20_Callout"><text:span text:style-name="T92">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0">After a second set of on-campus and blog quests, students noticed a shift in 5PH1NX.<text:note text:id="ftn91" text:note-class="footnote"><text:note-citation>91</text:note-citation><text:note-body><text:p text:style-name="Footnote">http://5ph1nxclu2prbrn.blogspot.com/</text:p></text:note-body></text:note> A couple of weeks before the first clue was published, during a Socratic seminar on Derrida's concept of Free Play,<text:note text:id="ftn92" text:note-class="footnote"><text:note-citation>92</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0">The student's comment was a call to action. Eventually the clues led to the Feats of Wisdom, a list of challenges designed to engage learners over a vacation break in fun, collaborative, social <text:soft-page-break/>media-friendly missions that required engagement in the community, expansion of their personal learning networks, and documentation on their blogs.<text:note text:id="ftn93" text:note-class="footnote"><text:note-citation>93</text:note-citation><text:note-body><text:p text:style-name="Footnote">http://5ph1nxc1u4prnylc.blogspot.com/</text:p></text:note-body></text:note> For example:</text:p>
      <text:p text:style-name="Figure_20_Callout">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2">and</text:span> post it to your blog.</text:p>
      <text:p text:style-name="P20">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At the top I embedded an image of Hunter S. Thompson shaking his fist alongside his words: "A word to the wise is infuriating."</text:p>
      <text:h text:style-name="Heading_20_3" text:outline-level="3">The emergence of peeragogical assessment in Open-Source Learning</text:h>
      <text:p text:style-name="Text_20_body">The third page on the Feats of Wisdom blog was entitled "Identifying and Rewarding Greatness," where learners were greeted with the following paragraph:<text:note text:id="ftn94" text:note-class="footnote"><text:note-citation>94</text:note-citation><text:note-body><text:p text:style-name="Footnote">http://www.blogger.com/5ph1nxclu4prnylc.blogspot.com/p/identifying-and-rewarding-greatness.html</text:p></text:note-body></text:note></text:p>
      <text:p text:style-name="Figure_20_Callout"><text:soft-page-break/>If you see something that was done with love, that pushed the boundaries, set the standard, broke the mold, pushed the envelope, raised the bar, blew the doors off, or rocked in 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95" text:note-class="footnote"><text:note-citation>95</text:note-citation><text:note-body><text:p text:style-name="Footnote">http://queen-of-hearts.blogspot.com/</text:p></text:note-body></text:note></text:p>
      <text:p text:style-name="P45">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5">With these thoughts in mind students created Project Infinity, a peer-to-peer assessment platform through which students could independently assign value to those thoughts and activities they deemed worthy.<text:note text:id="ftn96" text:note-class="footnote"><text:note-citation>96</text:note-citation><text:note-body><text:p text:style-name="Footnote">http://projectinfinitysite.wordpress.com/</text:p></text:note-body></text:note> Because the 2011‒<text:span text:style-name="T114">20</text:span>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text:soft-page-break/>Project Infinity2 and implications for the future</text:h>
      <text:p text:style-name="P45">Alumni from the Class of 2012 felt such a strong positive connection to their experience in Open Source Learning and peeragogical assessment that they built a version for the Class of 2013. They created Project Infinity2 with enhanced functionality.<text:note text:id="ftn97" text:note-class="footnote"><text:note-citation>97</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5">They were wrong.</text:p>
      <text:p text:style-name="P45">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5">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5">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5">As students realized what was happening with the clues and QR codes, they approached the teacher and last year's alumni with <text:soft-page-break/>a request: <text:span text:style-name="Emphasis">Let us in</text:span>. They don't just want to design learning materials<text:note text:id="ftn98" text:note-class="footnote"><text:note-citation>98</text:note-citation><text:note-body><text:p text:style-name="Footnote">http://docs.google.com/%20drprestonsrhsenglitcomp12.blogspot.com/2012/10/to-be-or-not-to-be-sarah-style.html</text:p></text:note-body></text:note> or creatively demonstrate mastery;<text:note text:id="ftn99" text:note-class="footnote"><text:note-citation>99</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sponsible for no more than 30% of their grade.<text:note text:id="ftn100" text:note-class="footnote"><text:note-citation>100</text:note-citation><text:note-body><text:p text:style-name="Footnote">http://docs.google.com/%20drprestonsrhsenglitcomp12.blogspot.com/2013/01/gooooaaaaallllll.html</text:p></text:note-body></text:note> The rest will come from a community of peers, experts, and members of the public.</text:p>
      <text:p text:style-name="P45">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5">The last day of the semester is usually known as a post-finals waste of time. The class periods are just long enough for teachers to take roll and sign a yearbook or two, and lots of students don't show up. Every Open Source Learning student showed up.</text:p>
      <text:p text:style-name="P45">When I asked them why, they separated the experience of learning from the temporal, spatial, and cultural constraints of school. They get at least one part of how democracy works: those who participate get to make the decisions.</text:p>
      <text:p text:style-name="P45"><text:soft-page-break/>No one knows how this ends. We are liminal figures; so far, all we can say for sure is that the old ways are dead. The new ways 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What we are doing now may seem small, but we are part of something so much bigger than we think. What does this prove? It proves everything; it proves that it's possible.</text:p>
      <text:p text:style-name="P119">David R. Preston, Ph.D. <text:span text:style-name="T94">(davidpreston.net) </text:span>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text:span text:style-name="T94">H</text:span>e continues to mentor teachers and teach high school courses on California's Central Coast.</text:p>
      <text:h text:style-name="P290" text:outline-level="3">Review and discussion questions</text:h>
      <text:list xml:id="list95232816482352" text:continue-list="list95231885660413" text:style-name="List_20_1">
        <text:list-item>
          <text:p text:style-name="P322">"Heroes don't respond to syllab<text:span text:style-name="T113">i," David writes.</text:span> <text:span text:style-name="T113">"</text:span>They respond to calls to adventure.<text:span text:style-name="T113">" What's the difference between a syllabus and an adventure? How might you incorporate that distinction into your own work?</text:span></text:p>
        </text:list-item>
        <text:list-item>
          <text:p text:style-name="P323">David warns against using "just another tool designed by someone else to get students to do something they weren't sure they wanted or needed to do in the first place." How might your educational organization give students or other stakeholders more agency? How might you let them participate in constructing the conditions of their participation or assessment?</text:p>
        </text:list-item>
        <text:list-item>
          <text:p text:style-name="P323">Students in David's class exercised the autonomy their instructor gave them to architect their own systems and build their own tools. Do participants in your educational organization have the resources they need to architect their own experiences? If you were to grant people in your organization more agency, would they have what they need <text:span text:style-name="T115">in order </text:span>to enact it?</text:p>
        </text:list-item>
      </text:list>
      <text:h text:style-name="P246" text:outline-level="2"><text:bookmark-start text:name="__RefHeading___Toc10308_1036237620"/>The open schoolhouse: Culture, praxis, empowerment<text:bookmark-end text:name="__RefHeading___Toc10308_1036237620"/></text:h>
      <text:p text:style-name="P181"><text:bookmark-start text:name="__RefHeading___Toc11291_25375579693111"/>Charlie Reisinger<text:bookmark-end text:name="__RefHeading___Toc11291_25375579693111"/></text:p>
      <text:p text:style-name="P149">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8">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8">But how do schools put open ideas into practice to foster future innovators and leaders? It's not as simple as installing Linux on 4,000 student laptops, holding hands, and singing the alma mater in the high school cafeteria.</text:p>
      <text:p text:style-name="P38">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3">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3">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3">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note text:id="ftn101" text:note-class="footnote"><text:note-citation>101</text:note-citation><text:note-body><text:p text:style-name="P101">See Maxwell Bushong's contribution to this volume.</text:p></text:note-body></text:note></text:p>
      <text:p text:style-name="P13">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3">Penn Manor School District's Student Help Desk program is an honors-level, independent study apprenticeship course. Stu<text:soft-page-break/>dents report for the class like they would for math, science, or art. But any similarity to a traditional high school courses ends there. 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3">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3">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3">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3">Beyond the obvious career preparation and technical skill-building experiences, the Penn Manor Student Help Desk provides students an opportunity to explore individual passions via independent study. As part of this program, every student is challenged to <text:soft-page-break/>create a unique and compelling personal project that breaks new ground. Choice of the project is entirely up to each student. In the past, they've explored software defined radio, built virtual reality tours, developed a software system for Roll20, produced a podcast series, and even programmed a TurtleBot robot to self-navigate across the school's hallways.</text:p>
      <text:p text:style-name="P13">One of our goals is to help technology apprentices discover they can build and command technology—not be content with someone else's technical or marketing decisions. Hacking isn't a concept or skill we teach. It is an ethos we embrace. </text:p>
      <text:p text:style-name="P13">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8">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8">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8">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rust, Aytekin became lost in the flow of discovery, hacking, and problem-solving.</text:p>
      <text:p text:style-name="P38"><text:soft-page-break/>But there's a deeper spirit in the open schoolhouse. The thoughts of former student apprentice, Susan Black, transcend ed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8">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110">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ext:span text:style-name="T3">The Open Schoolhouse</text:span>, chronicles how open source principles and software transformed learning at Penn Manor. Follow <text:span text:style-name="T103">him</text:span> on Twitter <text:span text:style-name="T57">at</text:span> @charlie3.</text:p>
      <text:h text:style-name="P291" text:outline-level="3">Review and discussion questions</text:h>
      <text:list xml:id="list95232430998628" text:continue-numbering="true" text:style-name="List_20_1">
        <text:list-item>
          <text:p text:style-name="P324">Charlie suggests that being an open educational organization "does not begin and end with curricula, worksheets, and test scores. It starts with building connections, relationships, and trust with students." Do you agree? What would your organization need <text:s/>to begin doing <text:span text:style-name="T105">in order </text:span>to cultivate those connections and build that trust?</text:p>
        </text:list-item>
        <text:list-item>
          <text:p text:style-name="P325">Charlie writes that "sealed tablets and locked-down laptops are like kryptonite for classrooms—they weaken critical thinking and crush a student's ability to create, explore, and learn." How do your organization's technology choices impact its stakeholders? Would selecting different technologies or platforms change how you operate or what you were able to accomplish?</text:p>
        </text:list-item>
        <text:list-item>
          <text:p text:style-name="P326">In Charlie's school, <text:span text:style-name="T104">"e</text:span>ach student has root access on their school-issued Linux laptop<text:span text:style-name="T104">"—the ultimate form of control over this tool. In what ways could your educational organization empower stakeholders with greater forms of control? How would this impact levels of trust and collaboration at your organization?</text:span></text:p>
        </text:list-item>
      </text:list>
      <text:h text:style-name="P247" text:outline-level="2"><text:bookmark-start text:name="__RefHeading___Toc3035_1792337416"/>Flip the script: An open community of practice at the student help desk<text:bookmark-end text:name="__RefHeading___Toc3035_1792337416"/></text:h>
      <text:p text:style-name="P170"><text:bookmark-start text:name="__RefHeading___Toc11291_253755796931112"/>Maxwell Bushong<text:bookmark-end text:name="__RefHeading___Toc11291_253755796931112"/></text:p>
      <text:p text:style-name="P153">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61">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61">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61">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text:soft-page-break/>Penn Manor High School.<text:note text:id="ftn102" text:note-class="footnote"><text:note-citation>102</text:note-citation><text:note-body><text:p text:style-name="P101">See Charlie Reisinger's contribution to this volume.</text:p></text:note-body></text:note> It is an honors-level, elective course set up like any college or industry IT help desk. What makes the pro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42">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42">In this chapter, I'll describe my experience in the program and explain how this open approach has impacted my education.</text:p>
      <text:h text:style-name="Heading_20_3" text:outline-level="3">Collaboration built on trust</text:h>
      <text:p text:style-name="P17">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7">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text:soft-page-break/>work-related task for the greater good of the school, by having the opportunity to participate in real IT related projects, I feel like a valued member of the Penn Manor community.</text:p>
      <text:p text:style-name="P17">A recent conversation with one of my peers illustrates my point. When I mentioned I had fixed hardware problems on four or 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7">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7">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7"><text:soft-page-break/>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he world. I feel I am contributing to something much bigger in the world.</text:p>
      <text:p text:style-name="P17">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7">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42">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42">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text:p>
      <text:p text:style-name="P42"><text:soft-page-break/>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text:soft-page-break/>Life beyond the schoolhouse</text:h>
      <text:p text:style-name="P42">I think we can now return to Penn Manor's "Life After High School" mission. What will I remember from my high school career? Will I remember every detail about World War II from my history class? Probably not. Will I remember exactly why volcanoes 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42">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14">Max<text:span text:style-name="T58">well</text:span> Bushong is a high school student and Student Technology Apprentice attending Penn Manor High School in Lancaster County, <text:span text:style-name="T57">PA</text:span>. He plays boys volleyball year-<text:span text:style-name="T58">round</text:span> <text:span text:style-name="T58">on both </text:span>club and school teams, and manages the Penn Manor's girls volleyball team during their season. His goal is to impact the world through technology with ambitions of holding an IT based occupation after high school.</text:p>
      <text:h text:style-name="P292" text:outline-level="3">Review and discussion questions</text:h>
      <text:list xml:id="list95233413604320" text:continue-numbering="true" text:style-name="List_20_1">
        <text:list-item>
          <text:p text:style-name="P327">According to Maxwell, what are the principal benefits of empowering students to play a larger role in shaping their educational experiences? Would doing the same in your organization have the same benefits—or additional ones?</text:p>
        </text:list-item>
        <text:list-item>
          <text:p text:style-name="P328">Maxwell understands that his contributions as a student Help Desk apprentice allow him "to impact an entire school district of 5,400 students and 600 staff members." Does anything occurring in your learning environment impact the world outside it? How might your educational organization scale the impact its stakeholders are able to have?</text:p>
        </text:list-item>
        <text:list-item>
          <text:p text:style-name="P327">By being a Help Desk apprentice, Maxwell argues, <text:s/>students and teachers "are creating more than a technology conversation; we're creating a conversation about the relationship between life and technology." Does your educational organization foster the same kinds of conversations? If not, how could it? And what might those conversations be about?</text:p>
        </text:list-item>
      </text:list>
      <text:h text:style-name="P254" text:outline-level="2"><text:bookmark-start text:name="__RefHeading___Toc3037_1792337416"/>Open education has a POSSE<text:bookmark-end text:name="__RefHeading___Toc3037_1792337416"/></text:h>
      <text:p text:style-name="P170"><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103" text:note-class="footnote"><text:note-citation>103</text:note-citation><text:note-body><text:p text:style-name="P99">See Appendix.</text:p></text:note-body></text:note></text:span> Organizations in various industries around the world clearly understand the benefits of operating according to open principles, and they're embracing them. It's time our schools did too.</text:p>
      <text:p text:style-name="P42">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7">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66" text:outline-level="3">A brief history</text:h>
      <text:p text:style-name="P17">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7">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104" text:note-class="footnote"><text:note-citation>104</text:note-citation><text:note-body><text:p text:style-name="Footnote">http://teachingopensource.org/hfoss/</text:p></text:note-body></text:note></text:p>
      <text:p text:style-name="P17">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42">Three stages comprise POSSE's faculty development model.</text:p>
      <text:p text:style-name="P42">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42">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42">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42">As an outcome of the POSSE workshop experience, POSSE alumni introduced FOSS into their classes. And they continue to share their experiences at foss2serve.org.<text:note text:id="ftn105" text:note-class="footnote"><text:note-citation>105</text:note-citation><text:note-body><text:p text:style-name="Footnote">http://foss2serve.org/index.php/Instructor_Experiences</text:p></text:note-body></text:note></text:p>
      <text:p text:style-name="P42">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106" text:note-class="footnote"><text:note-citation>106</text:note-citation><text:note-body><text:p text:style-name="Footnote">http://foss2serve.org/index.php/POSSE</text:p></text:note-body></text:note> which met in Bologna, Italy, on July 1 and 2 of that year.<text:note text:id="ftn107" text:note-class="footnote"><text:note-citation>107</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334" text:outline-level="4">Stage 1</text:h>
      <text:p text:style-name="P57">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57">In Part A, participants received a basic introduction to the FOSS world, explored the anatomy of an open source project, and learned about the most popular communication tools among contributors to these projects (such as IRC and wikis).</text:p>
      <text:p text:style-name="P57">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57">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334" text:outline-level="4">Stage 2</text:h>
      <text:p text:style-name="P57">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57">Never in my life had I experienced a workshop like POSSE. It was a wonderful experience that really helped me sharpen my teaching methods.</text:p>
      <text:h text:style-name="P334" text:outline-level="4">Stage 3</text:h>
      <text:p text:style-name="P57">Now came that hardest part: integrating these new knowledges and skills into my classroom activities.</text:p>
      <text:p text:style-name="P57">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57">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Text_20_body">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Text_20_body">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Text_20_body">But for that to become a reality, faculty members have to become aware of and embrace open source techniques and principles.</text:p>
      <text:p text:style-name="P113">Shobha Tyagi <text:span text:style-name="T55">is an assistant professor in the Department of Computer Science and Engineering at Manav Rachna International Institute of Research and Studies in Faridabad, India.</text:span> <text:span text:style-name="T56">She was formerly an intern for Outreachy, and is currently a member of the GNOME Foundation.</text:span></text:p>
      <text:h text:style-name="P292" text:outline-level="3">Review and discussion questions</text:h>
      <text:list xml:id="list95232549615135" text:continue-numbering="true" text:style-name="List_20_1">
        <text:list-item>
          <text:p text:style-name="P312">Shobha suggests that "our very definitions of 'teaching' and 'learning' are changing drastically." Do you agree? Why or why not? How has popular understanding of both "teaching" and "learning" changed in the past 50 years? The last 10 years? The last three years?</text:p>
        </text:list-item>
        <text:list-item>
          <text:p text:style-name="P312">The POSSE program Shobha describes combines remote, distributed work with local, in-person meetings to achieve its outcomes. What are the benefits and drawbacks of such an approach? Could you reorganize one of your own educational programs or experiences in a similar "hybrid" way? Would you?</text:p>
        </text:list-item>
        <text:list-item>
          <text:p text:style-name="P312">Participating in POSSE involves a "FOSS field trip" a hands-on, guided tour through several tools and communities with which participants will likely be interacting while teaching open source. Would this "field trip" approach work for any classes, programs, or groups at your educational organization? How could you leverage communication technologies to facilitate "field trips" without leaving the classroom?</text:p>
        </text:list-item>
      </text:list>
      <text:h text:style-name="P248" text:outline-level="2"><text:bookmark-start text:name="__RefHeading___Toc2373_848053758"/>Confronting linguistic bias: The case for an open human language<text:bookmark-end text:name="__RefHeading___Toc2373_848053758"/></text:h>
      <text:p text:style-name="P167"><text:bookmark-start text:name="__RefHeading___Toc11291_253755796931111"/>Race MoChridhe<text:bookmark-end text:name="__RefHeading___Toc11291_253755796931111"/></text:p>
      <text:p text:style-name="P150">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08" text:note-class="footnote"><text:note-citation>108</text:note-citation><text:note-body><text:p text:style-name="Footnote">https://doi.org/10.1080/03080188.2016.1165456</text:p></text:note-body></text:note></text:p>
      <text:p text:style-name="P39">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9"><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9">And does that mean open educational organizations and open scholarship require an open language?</text:p>
      <text:h text:style-name="Heading_20_3" text:outline-level="3">Confronting linguistic bias</text:h>
      <text:p text:style-name="P14">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4">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4"><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4">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9">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109" text:note-class="footnote"><text:note-citation>109</text:note-citation><text:note-body><text:p text:style-name="Footnote">https://www.airspacemag.com/as-next/as-next-may-unbelievablebuttrue-180968355/</text:p></text:note-body></text:note> to works of poetry<text:note text:id="ftn110" text:note-class="footnote"><text:note-citation>110</text:note-citation><text:note-body><text:p text:style-name="Footnote">https://www.theguardian.com/theguardian/1999/sep/29/features11.g22</text:p></text:note-body></text:note> nominated for the Nobel Prize).</text:p>
      <text:p text:style-name="P39">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39">Although there are now approximately two thousand native speakers of Esperanto, there is no special native speaker role in establishing linguistic norms.<text:note text:id="ftn111" text:note-class="footnote"><text:note-citation>111</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12" text:note-class="footnote"><text:note-citation>112</text:note-citation><text:note-body><text:p text:style-name="Footnote">http://citeseerx.ist.psu.edu/viewdoc/download?doi=10.1.1.492.4267&amp;rep=rep1&amp;type=pdf</text:p></text:note-body></text:note></text:p>
      <text:p text:style-name="P39">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113" text:note-class="footnote"><text:note-citation>113</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9">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9"><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9"><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9">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9">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111"><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93" text:outline-level="3">Review and discussion questions</text:h>
      <text:list xml:id="list95232044790690" text:continue-numbering="true" text:style-name="List_20_1">
        <text:list-item>
          <text:p text:style-name="P329">Do you feel linguistic issues inhibit use of your educational organization's materials? If so, how might you begin addressing this issue?</text:p>
        </text:list-item>
        <text:list-item>
          <text:p text:style-name="P329">Race notes that "in the English-speaking world, researchers commonly work in a single language, and the paradigms that language establishes—the effects of its specific structure and lexicon—often go unchallenged." Is this the case in your field? In your organization? In what ways are your organization's language choices shaping how it thinks about itself and the people it serves? What assumptions are embedded in these default language choices?</text:p>
        </text:list-item>
        <text:list-item>
          <text:p text:style-name="P329">Race describes a program in which "every degree candidate is required to work on a dissertation in their own native language and in Esperanto—a process which observers of the AIS have found to be demonstrably effective in raising students' metalinguistic awareness." How might you make your own educational organization more aware of the power of its language choices?</text:p>
        </text:list-item>
      </text:list>
      <text:h text:style-name="P234" text:outline-level="2"><text:bookmark-start text:name="__RefHeading___Toc10197_1036237620"/>Crowdsourcing <text:span text:style-name="T47">our</text:span> way to a <text:span text:style-name="T47">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95232364925553" text:continue-list="list95232906104589"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95233456082194" text:continue-list="list95231613604559"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94" text:outline-level="3">Review and discussion questions</text:h>
      <text:list xml:id="list95231968805559" text:continue-list="list95232044790690" text:style-name="List_20_1">
        <text:list-item>
          <text:p text:style-name="P330">Curtis explains how he mobilized his entire campus to help him address the challenge of establishing IT priorities. If you could engage your entire educational organization, what problem would you like to see it solve collectively?</text:p>
        </text:list-item>
        <text:list-item>
          <text:p text:style-name="P330">Could you "open up" critical decision making processes in your educational organization? What would you do? How would you start?</text:p>
        </text:list-item>
        <text:list-item>
          <text:p text:style-name="P330">Curtis notes that "collaborative approaches like ours require more work than solitary, draconian ones." What kinds of additional work did his open approach necessitate? Do you think this more complicated approach justified the results he and his team achieved? How might you and your teams begin addressing the work involved with taking an open approach to setting goals?</text:p>
        </text:list-item>
      </text:list>
      <text:h text:style-name="P249" text:outline-level="2"><text:bookmark-start text:name="__RefHeading___Toc13369_3512989452"/>How our <text:span text:style-name="T123">organization</text:span> works openly to make education accessible<text:bookmark-end text:name="__RefHeading___Toc13369_3512989452"/></text:h>
      <text:p text:style-name="P177"><text:bookmark-start text:name="__RefHeading___Toc11291_253755796932"/>Tanner Johnson<text:bookmark-end text:name="__RefHeading___Toc11291_253755796932"/></text:p>
      <text:p text:style-name="P145">I'm lucky to work with a team of impressive students at Duke University who are leaders in their classrooms and beyond. As members of CSbyUs,<text:note text:id="ftn114" text:note-class="footnote"><text:note-citation>114</text:note-citation><text:note-body><text:p text:style-name="Footnote">http://csbyus.org/</text:p></text:note-body></text:note> a student-run organization based at Duke, we connect university students to middle school students, mostly from title I schools across North Carolina's Research Triangle Park.<text:note text:id="ftn115" text:note-class="footnote"><text:note-citation>115</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34">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34">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9">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9">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9">But the vision and implementation didn't happen overnight.</text:p>
      <text:p text:style-name="P9">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9">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16" text:note-class="footnote"><text:note-citation>116</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P75">We wanted to avoid scope creep caused by a poorly defined mission and vision (something that happens too often in some organizations). We needed structures to define our goals and maintain <text:soft-page-break/>clarity in scope.<text:note text:id="ftn117" text:note-class="footnote"><text:note-citation>117</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9">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text:soft-page-break/>use "offline" individual brainstorms and merge collective ideas online. It's the same process we used to create our rules of engagement and problem statement. In the case of ideating a solution, we started with "offline" brainstorms of three S.M.A.R.T. goals.<text:note text:id="ftn118" text:note-class="footnote"><text:note-citation>118</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text:soft-page-break/>Step 5: Prototyping</text:h>
      <text:p text:style-name="Text_20_body">This is where the fun starts.</text:p>
      <text:p text:style-name="P9">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9">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9">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9">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119" text:note-class="footnote"><text:note-citation>119</text:note-citation><text:note-body><text:p text:style-name="Footnote">https://www.youtube.com/watch?v=52kvV0plW1E</text:p></text:note-body></text:note> While this proved useful, our team has since realized the wealth of online resources that document various implementations of these technologies robustly. Also, we <text:soft-page-break/>simply haven't had enough time (but we might revisit them in the future—stay tuned).</text:p>
      <text:p text:style-name="P9">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20" text:note-class="footnote"><text:note-citation>120</text:note-citation><text:note-body><text:p text:style-name="Footnote">http://csbyus.org/</text:p></text:note-body></text:note></text:p>
      <text:p text:style-name="P34">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34">Regardless of whether you work—on a software development team, in a classroom, or, heck, even in your family—principles like transparency and community are almost always the best foundation for a successful organization.</text:p>
      <text:p text:style-name="P120"><text:soft-page-break/>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94" text:outline-level="3">Review and discussion questions</text:h>
      <text:list xml:id="list95233604294366" text:continue-numbering="true" text:style-name="List_20_1">
        <text:list-item>
          <text:p text:style-name="P331">Tanner explains the value of beginning meetings by "clarifying principles of interaction." What does this mean to the CSbyUS team? What "principles of interaction" guide meetings in your educational organization? Are they explicit? Does everyone abide by them? How can you (or should you) improve them?</text:p>
        </text:list-item>
        <text:list-item>
          <text:p text:style-name="P332">"Meritocracy" is an important principle guiding meetings of the CSbyUs team. What does that term mean to the team? What does it mean to you? Does any part of your educational organization operate meritocratically? What benefits and drawbacks does meritocracy seem to present?</text:p>
        </text:list-item>
        <text:list-item>
          <text:p text:style-name="P313"><text:span text:style-name="T128">"</text:span>Regardless of whether you work,<text:span text:style-name="T128">" Tanner argues, "</text:span>principles like transparency and community are almost always the best foundation for a successful organization.<text:span text:style-name="T128">" Do you agree? Can you think of instances in which this isn't the case? Why or why not?</text:span></text:p>
        </text:list-item>
      </text:list>
      <text:h text:style-name="P250" text:outline-level="2"><text:bookmark-start text:name="__RefHeading___Toc1892_2434698073"/>Making computer science curricula as adaptable as our code<text:bookmark-end text:name="__RefHeading___Toc1892_2434698073"/></text:h>
      <text:p text:style-name="P166"><text:bookmark-start text:name="__RefHeading___Toc11291_2537557969321"/>Amarachi Achonu<text:bookmark-end text:name="__RefHeading___Toc11291_2537557969321"/></text:p>
      <text:p text:style-name="P147">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6">Our team at CSbyUs noticed this scarcity,<text:note text:id="ftn121" text:note-class="footnote"><text:note-citation>121</text:note-citation><text:note-body><text:p text:style-name="P103">See Tanner Johnson's contribution to this volume.</text:p></text:note-body></text:note> and we've created an open source web platform to facilitate more flexible, adaptable, and tested curricula for computer science educators.<text:note text:id="ftn122" text:note-class="footnote"><text:note-citation>122</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 most classrooms today, primarily through monotonous and routinely distributed lesson plans. Many of these plans are developed without the capacity for dynamic use and <text:span text:style-name="T141">without consideration of </text:span>applica<text:soft-page-break/>tion to different classroom atmospheres. In contrast, an <text:span text:style-name="Emphasis">adaptable</text:span> curriculum is one that would <text:span text:style-name="Emphasis">account</text:span> for dynamic and changing classroom environments.</text:p>
      <text:p text:style-name="Text_20_body">An adaptable curriculum means freedom and <text:span text:style-name="T142">additional o</text:span>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 the freedom necessary <text:span text:style-name="T142">for</text:span> adapt<text:span text:style-name="T142">ing </text:span>to specific student populations.</text:p>
      <text:h text:style-name="Heading_20_3" text:outline-level="3">Making it adaptable</text:h>
      <text:p text:style-name="P26">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text:p>
      <text:p text:style-name="P26">"We are seeing the range of students that we work with," she says, "and trying to make the curriculum something that can be tailored to different students."</text:p>
      <text:p text:style-name="P11">A more adaptable curriculum is necessary for truly challenging students, Barton continues.</text:p>
      <text:p text:style-name="P11">The need for change became most evident to Barton when <text:span text:style-name="T142">she began</text:span> working <text:span text:style-name="T142">with </text:span>students to make their own preliminary apps. Barton collaborated with students who appeared to be at different levels of focus and attention. On the one hand, a group of more advanced students took well to the style of a demonstrative curriculum, <text:span text:style-name="T143">remaining</text:span> attentive and engaged <text:span text:style-name="T143">in the work</text:span>. On the other hand, another group of students seemed to have more trouble focusing in the classroom—or even being motivated to engage with <text:span text:style-name="T143">computer science </text:span>topics <text:span text:style-name="T143">or </text:span>skills <text:span text:style-name="T143">to begin with</text:span>. Witnessing <text:soft-page-break/>this difference among students, <text:span text:style-name="T143">Barton saw how </text:span>important <text:span text:style-name="T143">it is for </text:span>curriculum <text:span text:style-name="T143">to be </text:span>adaptable in multiple ways <text:span text:style-name="T143">so </text:span>students <text:span text:style-name="T143">could engage with it </text:span>at their <text:span text:style-name="T143">respective </text:span>level<text:span text:style-name="T143">s</text:span>.</text:p>
      <text:p text:style-name="P11">"We want to challenge every student without making it too challenging for any individual student," Barton says. "Thinking about those things definitely feeds into how I'm thinking about the curriculum in terms of making it accessible for all the students."</text:p>
      <text:p text:style-name="P11">As a curriculum-maker, she subsequently uses experiences like this to make changes to the original curriculum.</text:p>
      <text:p text:style-name="P11">"If those other students have one-on-one time themselves, they could be doing even more amazing things with their apps," says Barton.</text:p>
      <text:p text:style-name="P11">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27">For these changes to be effective, the onus is on teachers to notice the dynamics of the classroom. In the future, curriculum adaptation may depend on paying particular attention to and identifying these subtle differences of curriculum style. Identifying and commenting <text:span text:style-name="T144">on</text:span> these subtleties allows <text:span text:style-name="T144">for </text:span>the possibility of applying different strateg<text:span text:style-name="T144">ies</text:span>, and these changes are <text:span text:style-name="T144">then </text:span>applied to <text:span text:style-name="T144">curricula</text:span>.</text:p>
      <text:p text:style-name="P11">"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1">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text:soft-page-break/>and it depends on the teacher's rationale and reflection on how curricula uniquely pans out for them.</text:p>
      <text:p text:style-name="P36">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6">The open-focused pedagogy behind the CS<text:span text:style-name="T144">b</text:span>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text:span text:style-name="T144">those </text:span>curricul<text:span text:style-name="T144">a</text:span>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6"><text:span text:style-name="T144">Adopting o</text:span>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text:span text:style-name="T144">a</text:span> across disciplines.</text:p>
      <text:p text:style-name="P108">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95" text:outline-level="3">Review and discussion questions</text:h>
      <text:list xml:id="list95233792006486" text:continue-numbering="true" text:style-name="List_20_1">
        <text:list-item>
          <text:p text:style-name="P314">Amarachi notes that integrating open source practices into curriculum development is key to making <text:span text:style-name="T145">curricula</text:span> adaptable for different students. What are some of these practices? What is the relationship between these practices and <text:span text:style-name="T120">more malleable curricula</text:span>?</text:p>
        </text:list-item>
        <text:list-item>
          <text:p text:style-name="P314">Although <text:span text:style-name="T120">it's</text:span> easy to see the advantages of personalizing computer science curricula through what Amarachi calls the "back-and-forth" iterative process of curriculum development, would this kind of process work at your own <text:span text:style-name="T120">educational </text:span>organization? What roadblocks <text:span text:style-name="T120">might </text:span>educators at your organization might face if they <text:span text:style-name="T120">attempt</text:span> this kind of process?</text:p>
        </text:list-item>
        <text:list-item>
          <text:p text:style-name="P314">Amarachi explains that working with an adaptable computer science curriculum is especially important when teaching students who are traditionally underrepresented in the field of computer science. What do you think is the connection between a curriculum<text:span text:style-name="T120">'</text:span>s adaptability and the level of engagement from <text:span text:style-name="T123">underrepresented</text:span> students? <text:span text:style-name="T120">When have you </text:span>experienced, either as an educator or a student, a disconnect between a curriculum and <text:span text:style-name="T123">particular </text:span>student population<text:span text:style-name="T124">s</text:span>?</text:p>
        </text:list-item>
      </text:list>
      <text:h text:style-name="P229" text:outline-level="1"><text:bookmark-start text:name="__RefHeading___Toc588_2023088379"/>Activities<text:bookmark-end text:name="__RefHeading___Toc588_2023088379"/></text:h>
      <text:h text:style-name="P255" text:outline-level="2"><text:bookmark-start text:name="__RefHeading___Toc13371_3512989452"/>Making those (dreaded) faculty meetings transparent, collaborative, and effective<text:bookmark-end text:name="__RefHeading___Toc13371_3512989452"/></text:h>
      <text:p text:style-name="P184"><text:bookmark-start text:name="__RefHeading___Toc1545_2651233811"/>Aria Chernik &amp; Tanner Johnson<text:bookmark-end text:name="__RefHeading___Toc1545_2651233811"/></text:p>
      <text:p text:style-name="P193"><text:span text:style-name="Chapter_20_Type_20_Title"><text:span text:style-name="T40">activity</text:span></text:span></text:p>
      <text:p text:style-name="P193"><text:span text:style-name="T76">Time required</text:span>: The length of your scheduled faculty meeting, plus approximately 30 additional minutes before the meeting to craft the participatory agenda and approximately 15 minutes after the meeting to send actionable follow ups</text:p>
      <text:p text:style-name="P193">Materials <text:span text:style-name="T76">necessary</text:span>: Real-time editable, collaborative document software (such as Google Docs)</text:p>
      <text:p text:style-name="P160">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48">Whatever they are, they're <text:span text:style-name="Emphasis">not</text:span> what meetings should be: well-structured, laser-focused on the objective, all-hands-on-deck, and maximally efficient.</text:p>
      <text:p text:style-name="P48">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48">Here's the process, from start to finish, that Jane (and you) should take to transform that next faculty meeting and make it more collaborative and participatory.</text:p>
      <text:h text:style-name="P267" text:outline-level="3"><text:soft-page-break/>Facilitation steps</text:h>
      <text:p text:style-name="P48"><text:span text:style-name="Exercise_20_Step"><text:span text:style-name="T28">Step 0.</text:span></text:span><text:span text:style-name="T28"> Before you do anything else, determine whether you </text:span><text:span text:style-name="Emphasis"><text:span text:style-name="T28">actually</text:span></text:span><text:span text:style-name="T28"> need a meeting. Most of us in academia have become accustomed to monthly faculty meetings that are stone-etched in perpetuity. Like Jane, we've often left those meetings feeling like they've undervalued our time or, worse, completely wasted it. </text:span></text:p>
      <text:p text:style-name="P70">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95233564669252" text:continue-list="list95232364925553"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23" text:note-class="footnote"><text:note-citation>123</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48"><text:span text:style-name="Exercise_20_Step"><text:span text:style-name="T28">Step 1.</text:span></text:span><text:span text:style-name="T28"> Prepare the agenda. Once you've thoughtfully determined that a meeting is necessary,</text:span><text:span text:style-name="T28"><text:note text:id="ftn124" text:note-class="footnote"><text:note-citation>124</text:note-citation><text:note-body><text:p text:style-name="Footnote">https://www.atlassian.com/blog/teamwork/how-to-run-effective-meetings</text:p></text:note-body></text:note></text:span><text:span text:style-name="T28">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48">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95232369872266"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48"><text:span text:style-name="Exercise_20_Step"><text:span text:style-name="T28">Step 2.</text:span></text:span><text:span text:style-name="T28">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48">Here are three tips for doing that:</text:p>
      <text:list xml:id="list95232752906379"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48"><text:span text:style-name="Exercise_20_Step"><text:span text:style-name="T28">Step 3.</text:span></text:span><text:span text:style-name="T28"> Finish on time—and close with actions. </text:span><text:span text:style-name="Emphasis"><text:span text:style-name="T28">Always end the meeting on time.</text:span></text:span><text:span text:style-name="T28"> Getting accustomed to doing this can take time, but soon participants in your meetings will come to see this practice not as rude but as deeply respectful of their time.</text:span></text:p>
      <text:p text:style-name="P48">Yet even when your meeting is a great success (you ended 5 minutes early, people are smiling and sighing in relief, and it's clearly time for high-fives all around) your work isn't over.</text:p>
      <text:p text:style-name="P48"><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48"><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95233336916930"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71"><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71">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48">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22">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p text:style-name="P125">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55" text:outline-level="2"><text:bookmark-start text:name="__RefHeading___Toc13375_3512989452"/>Digital forensics the open way: A tabletop approach to common scenarios<text:bookmark-end text:name="__RefHeading___Toc13375_3512989452"/></text:h>
      <text:p text:style-name="P174"><text:bookmark-start text:name="__RefHeading___Toc1545_26512338111"/>Denise Ferebee, Carolyn Butler, Dipankar Dasgupta &amp; Marcus Kelly<text:bookmark-end text:name="__RefHeading___Toc1545_26512338111"/></text:p>
      <text:p text:style-name="P193"><text:span text:style-name="Chapter_20_Type_20_Title"><text:span text:style-name="T40">activity</text:span></text:span></text:p>
      <text:p text:style-name="P193"><text:span text:style-name="T27">Time required</text:span>: 3‒8 hours (depending on activity type and audience)</text:p>
      <text:p text:style-name="P193">Materials necessary: Varies (see individual activity descriptions)</text:p>
      <text:p text:style-name="P160">Digital forensics is the process of collecting, processioning, preserving, analyzing, and presenting computer-related evidence in support of network vulnerability mitigation and/or criminal, fraud, counterintelligence, or law enforcement investigations.<text:note text:id="ftn125" text:note-class="footnote"><text:note-citation>125</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48">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48">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26" text:note-class="footnote"><text:note-citation>126</text:note-citation><text:note-body><text:p text:style-name="Footnote">https://www.ready.gov/business/testing/exercises</text:p></text:note-body></text:note></text:p>
      <text:h text:style-name="P267" text:outline-level="3">Cyber Camp Capture the Flag Activity (CCCTF)</text:h>
      <text:p text:style-name="P48">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48">Learners participate in teams of two or three, while competing against other teams. A sample scenario is illustrated in Figure 1.</text:p>
      <text:list xml:id="list95232973473059"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127" text:note-class="footnote"><text:note-citation>127</text:note-citation><text:note-body><text:p text:style-name="Footnote">https://www.kali.org/</text:p></text:note-body></text:note></text:p>
        </text:list-item>
        <text:list-item>
          <text:p text:style-name="List"><text:soft-page-break/><text:span text:style-name="Inline_20_Subhead">Facilitator objectives:</text:span> <text:span text:style-name="T84">i</text:span>ntroduce <text:span text:style-name="T82">digital forensics </text:span>skill sets needed, <text:span text:style-name="T84">i</text:span>ntroduce the scenario, <text:span text:style-name="T84">g</text:span>uide the teams through the process <text:span text:style-name="T82">without revealing solutions, and g</text:span>ive teams the ground rules for the game</text:p>
        </text:list-item>
        <text:list-item>
          <text:p text:style-name="List"><text:span text:style-name="Inline_20_Subhead">Participant expectations:</text:span> <text:span text:style-name="T84">a</text:span>ll team members must be willing to actively participate <text:span text:style-name="T84">and m</text:span>ust follow the rules of the game</text:p>
        </text:list-item>
      </text:list>
      <text:p text:style-name="Figure_20_Callout">Scenario: AnyCorp has had its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Example of CCCTF <text:span text:style-name="T84">g</text:span>ame <text:span text:style-name="T84">c</text:span>lue <text:span text:style-name="T84">o</text:span>bjective (email headers)</text:p>
      <text:p text:style-name="Figure_20_Callout"><text:soft-page-break/>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Find the final passcode and catch the suspect.</text:p>
      <text:p text:style-name="Figure_20_Caption">Figure 3: Example of CCCTF <text:span text:style-name="T84">g</text:span>ame <text:span text:style-name="T84">c</text:span>lue <text:span text:style-name="T84">o</text:span>bjective <text:span text:style-name="T84">(i</text:span>mage <text:span text:style-name="T84">f</text:span>ile <text:span text:style-name="T84">i</text:span>dentification<text:span text:style-name="T84">)</text:span></text:p>
      <text:h text:style-name="P268" text:outline-level="3">Facilitation steps</text:h>
      <text:h text:style-name="Heading_20_4" text:outline-level="4">Phase 1: Preparation</text:h>
      <text:p text:style-name="P48"><text:span text:style-name="Exercise_20_Step">Step 1.</text:span> Cover background topics on email header content.</text:p>
      <text:p text:style-name="P48"><text:span text:style-name="Exercise_20_Step">Step 2.</text:span> Create a CCCTF game scenario (see Figure 1).</text:p>
      <text:p text:style-name="P48"><text:span text:style-name="Exercise_20_Step">Step 3.</text:span> Explain how to use a text editor (i.e., vi) to view the content of the text file.</text:p>
      <text:p text:style-name="P48"><text:span text:style-name="Exercise_20_Step">Step 4.</text:span> Create a text file of the email with available email headers.</text:p>
      <text:p text:style-name="P48"><text:span text:style-name="Exercise_20_Step">Step 5.</text:span> Include a passcode in the text file containing the email.</text:p>
      <text:p text:style-name="P48"><text:span text:style-name="Exercise_20_Step">Step 6.</text:span> Include other email text files for search purposes for the game.</text:p>
      <text:p text:style-name="P48"><text:span text:style-name="Exercise_20_Step">Step 7.</text:span> Create character cards with background information for each of the characters for the scenarios.</text:p>
      <text:p text:style-name="P48"><text:span text:style-name="Exercise_20_Step">Step 8.</text:span> Create clue cards that pertain to specific digital forensic techniques that learners will explore.</text:p>
      <text:p text:style-name="P76"><text:span text:style-name="Exercise_20_Step">Step 9.</text:span> For each clue, create a skill worksheet on which following information is both provided and captured:</text:p>
      <text:list xml:id="list95233224754331"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48"><text:span text:style-name="Exercise_20_Step"><text:span text:style-name="T28">Step 10.</text:span></text:span><text:span text:style-name="T28"> Set rules for playing the game:</text:span></text:p>
      <text:list xml:id="list95231852127597" text:continue-numbering="true" text:style-name="List_20_2">
        <text:list-item>
          <text:p text:style-name="List">Teams of two to three people</text:p>
        </text:list-item>
        <text:list-item>
          <text:p text:style-name="List">Establish a first, second, and third place price</text:p>
        </text:list-item>
        <text:list-item>
          <text:p text:style-name="List"><text:soft-page-break/>Hints to clues will incur a two-minute penalty with a max of three hints per game of CCCTF</text:p>
        </text:list-item>
        <text:list-item>
          <text:p text:style-name="List"><text:span text:style-name="T84">T</text:span>eam that finishes the fastest with the right answer wins (i.e., first, second, and third place prices)</text:p>
        </text:list-item>
        <text:list-item>
          <text:p text:style-name="List">Maximum time limit of two hours</text:p>
        </text:list-item>
      </text:list>
      <text:h text:style-name="Heading_20_4" text:outline-level="4">Phase 2: Forensic <text:span text:style-name="T84">a</text:span>nalysis</text:h>
      <text:p text:style-name="P77"><text:span text:style-name="Exercise_20_Step"><text:span text:style-name="T28">Step 1.</text:span></text:span><text:span text:style-name="T28"> Divide learners into teams of two to three people.</text:span></text:p>
      <text:p text:style-name="P77"><text:span text:style-name="Exercise_20_Step"><text:span text:style-name="T28">Step 2. </text:span></text:span><text:span text:style-name="T28">Provide game rules to CCCTF teams.</text:span></text:p>
      <text:p text:style-name="P77"><text:span text:style-name="Exercise_20_Step"><text:span text:style-name="T28">Step 3.</text:span></text:span><text:span text:style-name="T28"> Provide teams with all the manipulatives used during the game as follows:</text:span></text:p>
      <text:list xml:id="list95233836359823"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77"><text:span text:style-name="Exercise_20_Step"><text:span text:style-name="T28">Step 4.</text:span></text:span><text:span text:style-name="T28"> Provide the image to the learners for analysis. </text:span></text:p>
      <text:p text:style-name="P48"><text:span text:style-name="Exercise_20_Step"><text:span text:style-name="T28">Step 5.</text:span></text:span><text:span text:style-name="T28"> Answer any questions about the game for clarification prior to the start of the game.</text:span></text:p>
      <text:p text:style-name="P48"><text:span text:style-name="Exercise_20_Step"><text:span text:style-name="T28">Step 6.</text:span></text:span><text:span text:style-name="T28"> Remind teams that they can use their notes covered in the earlier session in reference to digital forensic techniques.</text:span></text:p>
      <text:p text:style-name="P77"><text:span text:style-name="Exercise_20_Step"><text:span text:style-name="T28">Step 7.</text:span></text:span><text:span text:style-name="T28"> Start the game.</text:span></text:p>
      <text:p text:style-name="P77"><text:span text:style-name="Exercise_20_Step"><text:span text:style-name="T28">Step 8.</text:span></text:span><text:span text:style-name="T28">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5">Step 1</text:span></text:span><text:span text:style-name="Exercise_20_Step">.</text:span> Determine which team is in first, second, and third place.</text:p>
      <text:p text:style-name="Text_20_body"><text:span text:style-name="Exercise_20_Step"><text:span text:style-name="T85">Step </text:span></text:span><text:span text:style-name="Exercise_20_Step">2.</text:span> Validate answers (i.e., passcodes/flags and suspected criminal).</text:p>
      <text:p text:style-name="Text_20_body"><text:span text:style-name="Exercise_20_Step"><text:span text:style-name="T85">Step </text:span></text:span><text:span text:style-name="Exercise_20_Step">3.</text:span> Award prizes.</text:p>
      <text:h text:style-name="P269" text:outline-level="3"><text:soft-page-break/>Reflection</text:h>
      <text:p text:style-name="P74">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28" text:note-class="footnote"><text:note-citation>128</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78">Facilitator objectives: introduce digital forensics skill sets needed, <text:span text:style-name="T85">i</text:span>ntroduce the scenario, <text:span text:style-name="T85">g</text:span>uide the teams through the <text:soft-page-break/>process <text:span text:style-name="T82">without revealing solutions, g</text:span>ive teams the ground rules for the game, <text:span text:style-name="T85">and i</text:span>ntroduce the concept of roles</text:p>
      <text:p text:style-name="Text_20_body"><text:span text:style-name="Inline_20_Subhead">Participant expectations:</text:span> <text:span text:style-name="T85">a</text:span>ll team members must be willing to actively participate <text:span text:style-name="T85">and</text:span> follow the rules of the game, <text:span text:style-name="T85">and e</text:span>ach team member <text:span text:style-name="T85">must</text:span> select a role</text:p>
      <text:p text:style-name="Figure_20_Callout">Scenario: 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Example of WLCTF <text:span text:style-name="T85">g</text:span>ame <text:span text:style-name="T85">s</text:span>cenario</text:p>
      <text:p text:style-name="P78">Each clue provided in the game covers an example of a digital forensics skill the participants must master. Examples of these are shown in Figures 5 and 6.</text:p>
      <text:p text:style-name="Figure_20_Callout">Clue 3</text:p>
      <text:p text:style-name="Figure_20_Callout">Objective: Dropbox<text:note text:id="ftn129" text:note-class="footnote"><text:note-citation>129</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Example of WLCTF <text:span text:style-name="T86">g</text:span>ame <text:span text:style-name="T86">c</text:span>lue <text:span text:style-name="T86">o</text:span>bjective <text:span text:style-name="T86">(</text:span>Dropbox<text:span text:style-name="T86">)</text:span></text:p>
      <text:p text:style-name="Figure_20_Callout"><text:soft-page-break/>Clue 6</text:p>
      <text:p text:style-name="Figure_20_Callout">Objective: MySQL<text:note text:id="ftn130" text:note-class="footnote"><text:note-citation>130</text:note-citation><text:note-body><text:p text:style-name="Footnote">https://www.mysql.com/</text:p></text:note-body></text:note></text:p>
      <text:p text:style-name="Figure_20_Callout">Description: 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Example of WLCTF <text:span text:style-name="T86">g</text:span>ame <text:span text:style-name="T86">c</text:span>lue <text:span text:style-name="T86">o</text:span>bjective <text:span text:style-name="T86">(</text:span>MySQL<text:span text:style-name="T86">)</text:span></text:p>
      <text:h text:style-name="P270" text:outline-level="3">Facilitation steps</text:h>
      <text:h text:style-name="Heading_20_4" text:outline-level="4">Phase 1: Preparation</text:h>
      <text:p text:style-name="P78"><text:span text:style-name="Exercise_20_Step"><text:span text:style-name="T28">Step 1.</text:span></text:span><text:span text:style-name="T28"> Cover background topics on Dropbox content, like:</text:span></text:p>
      <text:list xml:id="list95232498170115" text:continue-numbering="true" text:style-name="List_20_2">
        <text:list-item>
          <text:p text:style-name="List">Using a SQL viewer</text:p>
        </text:list-item>
        <text:list-item>
          <text:p text:style-name="List">Using the support documentation for Dropbox</text:p>
        </text:list-item>
      </text:list>
      <text:p text:style-name="P78"><text:span text:style-name="Exercise_20_Step"><text:span text:style-name="T28">Step 2.</text:span></text:span><text:span text:style-name="T28"> Create a WLCTF game scenario.</text:span></text:p>
      <text:p text:style-name="P78"><text:span text:style-name="Exercise_20_Step"><text:span text:style-name="T28">Step 3.</text:span></text:span><text:span text:style-name="T28"> Create a LEGO model of crime scene with appropriate characters.</text:span></text:p>
      <text:p text:style-name="P78"><text:span text:style-name="Exercise_20_Step"><text:span text:style-name="T28">Step 4.</text:span></text:span><text:span text:style-name="T28"> Install a base installation of Dropbox and make an image of the instance.</text:span></text:p>
      <text:p text:style-name="P78"><text:span text:style-name="Exercise_20_Step"><text:span text:style-name="T28">Step 5.</text:span></text:span><text:span text:style-name="T28"> Include passcode/flag in the configuration file for Dropbox.</text:span></text:p>
      <text:p text:style-name="P78"><text:span text:style-name="Exercise_20_Step"><text:span text:style-name="T28">Step 6.</text:span></text:span><text:span text:style-name="T28"> Create character cards with background information for each of the characters for the scenarios.</text:span></text:p>
      <text:p text:style-name="P78"><text:span text:style-name="Exercise_20_Step"><text:span text:style-name="T28">Step 7.</text:span></text:span><text:span text:style-name="T28"> For each clue, create a skill worksheet on which following information is both provided and captured:</text:span></text:p>
      <text:list xml:id="list95232912446230"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item>
        <text:list-item>
          <text:p text:style-name="List"><text:soft-page-break/>What technique did you use to solve the clue?</text:p>
        </text:list-item>
        <text:list-item>
          <text:p text:style-name="List">What was the passcode for the next clue?</text:p>
        </text:list-item>
        <text:list-item>
          <text:p text:style-name="List">As a team, describe a situation other than the scenario and clue where you could use this technique. Please include the benefit.</text:p>
        </text:list-item>
      </text:list>
      <text:h text:style-name="Heading_20_4" text:outline-level="4">Phase 2: Forensic Analysis</text:h>
      <text:p text:style-name="P79"><text:span text:style-name="Exercise_20_Step"><text:span text:style-name="T28">Step 1.</text:span></text:span><text:span text:style-name="T28"> Divide learners into teams of three to four people.</text:span></text:p>
      <text:p text:style-name="P79"><text:span text:style-name="Exercise_20_Step"><text:span text:style-name="T28">Step 2.</text:span></text:span><text:span text:style-name="T28"> Provide game parameters to WLCTF teams.</text:span></text:p>
      <text:p text:style-name="P79"><text:span text:style-name="Exercise_20_Step"><text:span text:style-name="T28">Step 3.</text:span></text:span><text:span text:style-name="T28"> Provide teams with all the manipulatives used during the game as follows:</text:span></text:p>
      <text:list xml:id="list95233881032527"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he first clue</text:p>
        </text:list-item>
        <text:list-item>
          <text:p text:style-name="List">the Kali Linux instance that you'll use to perform forensic analysis</text:p>
        </text:list-item>
      </text:list>
      <text:p text:style-name="P79"><text:span text:style-name="Exercise_20_Step"><text:span text:style-name="T28">Step 4.</text:span></text:span><text:span text:style-name="T28"> Provide the image to participants for analysis.</text:span></text:p>
      <text:p text:style-name="P79"><text:span text:style-name="Exercise_20_Step"><text:span text:style-name="T28">Step 5.</text:span></text:span><text:span text:style-name="T28"> Answer any questions about the game for clarification prior to the start of the game.</text:span></text:p>
      <text:p text:style-name="P79"><text:span text:style-name="Exercise_20_Step"><text:span text:style-name="T28">Step 6.</text:span></text:span><text:span text:style-name="T28"> Remind teams that they can use their notes covered in the earlier session in reference to digital forensic techniques.</text:span></text:p>
      <text:p text:style-name="P79"><text:span text:style-name="Exercise_20_Step"><text:span text:style-name="T28">Step 7.</text:span></text:span><text:span text:style-name="T28"> Start the game.</text:span></text:p>
      <text:p text:style-name="P79"><text:span text:style-name="Exercise_20_Step"><text:span text:style-name="T28">Step 8.</text:span></text:span><text:span text:style-name="T28">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335" text:outline-level="4">Phase 3: Game reflection</text:h>
      <text:p text:style-name="P79"><text:span text:style-name="Exercise_20_Step"><text:span text:style-name="T28">Step 1.</text:span></text:span><text:span text:style-name="T28"> When all teams have completed the game, begin the discussion of each clue worksheet.</text:span></text:p>
      <text:p text:style-name="P79"><text:span text:style-name="Exercise_20_Step"><text:span text:style-name="T28">Step 2.</text:span></text:span><text:span text:style-name="T28"> Discuss the techniques used for solving the clues.</text:span></text:p>
      <text:p text:style-name="P79"><text:span text:style-name="Exercise_20_Step"><text:span text:style-name="T28">Step 3.</text:span></text:span><text:span text:style-name="T28"> Discuss the issues participants had with solving clues.</text:span></text:p>
      <text:p text:style-name="P79"><text:soft-page-break/><text:span text:style-name="Exercise_20_Step"><text:span text:style-name="T28">Step 4.</text:span></text:span><text:span text:style-name="T28"> Discuss how the techniques can be used in other situations outside of the ones covered during the WLCTF.</text:span></text:p>
      <text:p text:style-name="P79"><text:span text:style-name="Exercise_20_Step"><text:span text:style-name="T28">Step 5.</text:span></text:span><text:span text:style-name="T28"> Discuss how the model helped with visualizing and analyzing the situation.</text:span></text:p>
      <text:h text:style-name="P271" text:outline-level="3">Reflection</text:h>
      <text:p text:style-name="P79">We <text:span text:style-name="T111">have</text:span>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95233032907357"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5">i</text:span>ntroduce the scenario, <text:span text:style-name="T85">g</text:span>uide the teams through the process <text:span text:style-name="T82">without revealing solutions, g</text:span>ive teams the ground rules for the game, <text:span text:style-name="T85">and i</text:span>ntroduce the concept of roles</text:p>
        </text:list-item>
        <text:list-item>
          <text:p text:style-name="List"><text:soft-page-break/><text:span text:style-name="Inline_20_Subhead">Participant expectations:</text:span> <text:span text:style-name="T85">a</text:span>ll team members must be willing to actively participate <text:span text:style-name="T85">and</text:span> follow the rules of the game, <text:span text:style-name="T85">and e</text:span>ach team member <text:span text:style-name="T85">must</text:span> select a role</text:p>
        </text:list-item>
      </text:list>
      <text:p text:style-name="Figure_20_Callout">Scenario: AnyCorp has had it<text:span text:style-name="T86">s</text:span>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Example of VRA <text:span text:style-name="T86">g</text:span>ame <text:span text:style-name="T86">s</text:span>cenario</text:p>
      <text:p text:style-name="Text_20_body">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Find the passcode to the next clue.</text:p>
      <text:p text:style-name="Figure_20_Caption">Figure 8: Example of VRA <text:span text:style-name="T86">g</text:span>ame <text:span text:style-name="T86">c</text:span>lue <text:span text:style-name="T86">o</text:span>bjective <text:span text:style-name="T86">(e</text:span>mail <text:span text:style-name="T86">h</text:span>eaders<text:span text:style-name="T86">)</text:span></text:p>
      <text:p text:style-name="Figure_20_Callout"><text:soft-page-break/>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Find the final passcode and catch the suspect.</text:p>
      <text:p text:style-name="P214">Figure <text:span text:style-name="T86">9</text:span>: Example of VRA <text:span text:style-name="T87">g</text:span>ame <text:span text:style-name="T87">c</text:span>lue <text:span text:style-name="T87">o</text:span>bjective <text:span text:style-name="T87">(i</text:span>mage <text:span text:style-name="T87">f</text:span>ile <text:span text:style-name="T87">i</text:span>dentification<text:span text:style-name="T87">)</text:span></text:p>
      <text:h text:style-name="P270" text:outline-level="3">Facilitation steps</text:h>
      <text:h text:style-name="P336" text:outline-level="4">Phase 1: Preparation</text:h>
      <text:p text:style-name="P78"><text:span text:style-name="Exercise_20_Step"><text:span text:style-name="T28">Step 1.</text:span></text:span><text:span text:style-name="T28"> Cover background topics on email header content.</text:span></text:p>
      <text:p text:style-name="P78"><text:span text:style-name="Exercise_20_Step"><text:span text:style-name="T28">Step 2.</text:span></text:span><text:span text:style-name="T28"> Create a VRA game scenario.</text:span></text:p>
      <text:p text:style-name="P78"><text:span text:style-name="Exercise_20_Step"><text:span text:style-name="T28">Step 3.</text:span></text:span><text:span text:style-name="T28"> Create a virtual crime scene environment.</text:span></text:p>
      <text:p text:style-name="P78"><text:span text:style-name="Exercise_20_Step"><text:span text:style-name="T28">Step 4.</text:span></text:span><text:span text:style-name="T28"> Explain how to use a text editor (i.e., vi) to view the content of the text file.</text:span></text:p>
      <text:p text:style-name="P78"><text:span text:style-name="Exercise_20_Step"><text:span text:style-name="T28">Step 5.</text:span></text:span><text:span text:style-name="T28"> Create a text file of the email with available email headers.</text:span></text:p>
      <text:p text:style-name="P78"><text:span text:style-name="Exercise_20_Step"><text:span text:style-name="T28">Step 6.</text:span></text:span><text:span text:style-name="T28"> Include passcode in the text file containing the email.</text:span></text:p>
      <text:p text:style-name="P78"><text:span text:style-name="Exercise_20_Step"><text:span text:style-name="T28">Step 7.</text:span></text:span><text:span text:style-name="T28"> Include other email text files for search purposes for the game.</text:span></text:p>
      <text:p text:style-name="P78"><text:span text:style-name="Exercise_20_Step"><text:span text:style-name="T28">Step 8.</text:span></text:span><text:span text:style-name="T28"> Create character cards with background information for each of the characters for the scenarios.</text:span></text:p>
      <text:p text:style-name="P78"><text:span text:style-name="Exercise_20_Step"><text:span text:style-name="T28">Step 9.</text:span></text:span><text:span text:style-name="T28"> Create clue cards that pertain to a specific digital forensic technique that the learner will explore.</text:span></text:p>
      <text:p text:style-name="P80"><text:span text:style-name="Exercise_20_Step">Step 10.</text:span> Create a skill worksheet for each clue where the following information is provided and captured for each clue solved:</text:p>
      <text:list xml:id="list95233593793434"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list>
                <text:list-item>
                  <text:p text:style-name="List"><text:soft-page-break/>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list-item>
      </text:list>
      <text:h text:style-name="Heading_20_4" text:outline-level="4">Phase 2: Forensic Analysis</text:h>
      <text:p text:style-name="P81"><text:span text:style-name="Exercise_20_Step"><text:span text:style-name="T28">Step 1.</text:span></text:span><text:span text:style-name="T28"> Divide learners in teams of three to four people.</text:span></text:p>
      <text:p text:style-name="P81"><text:span text:style-name="Exercise_20_Step"><text:span text:style-name="T28">Step 2.</text:span></text:span><text:span text:style-name="T28"> Provide game parameters to VRA teams.</text:span></text:p>
      <text:p text:style-name="P81"><text:span text:style-name="Exercise_20_Step"><text:span text:style-name="T28">Step 3.</text:span></text:span><text:span text:style-name="T28"> Provide teams with all the manipulatives used during the game as follows:</text:span></text:p>
      <text:list xml:id="list95232180288960" text:continue-numbering="true" text:style-name="List_20_2">
        <text:list-item>
          <text:p text:style-name="List">VRA game scenario</text:p>
        </text:list-item>
        <text:list-item>
          <text:p text:style-name="List"><text:span text:style-name="T88">c</text:span>haracter cards</text:p>
        </text:list-item>
        <text:list-item>
          <text:p text:style-name="List"><text:span text:style-name="T88">c</text:span>lue worksheets</text:p>
        </text:list-item>
        <text:list-item>
          <text:p text:style-name="List"><text:span text:style-name="T88">r</text:span>ole descriptions for each team member</text:p>
        </text:list-item>
        <text:list-item>
          <text:p text:style-name="List"><text:span text:style-name="T88">f</text:span>irst clue</text:p>
        </text:list-item>
        <text:list-item>
          <text:p text:style-name="List">Kali Linux instance that will be used to perform forensic analysis</text:p>
        </text:list-item>
      </text:list>
      <text:p text:style-name="P81"><text:span text:style-name="Exercise_20_Step"><text:span text:style-name="T28">Step 4.</text:span></text:span><text:span text:style-name="T28"> Provide the image to the learners for analysis.</text:span></text:p>
      <text:p text:style-name="P81"><text:span text:style-name="Exercise_20_Step"><text:span text:style-name="T28">Step 5.</text:span></text:span><text:span text:style-name="T28"> Answer any questions about the game for clarification prior to the start of the game.</text:span></text:p>
      <text:p text:style-name="P81"><text:span text:style-name="Exercise_20_Step"><text:span text:style-name="T28">Step 6.</text:span></text:span><text:span text:style-name="T28"> Remind teams that they can use their notes covered in the earlier session in reference to digital forensic techniques.</text:span></text:p>
      <text:p text:style-name="P81"><text:span text:style-name="Exercise_20_Step"><text:span text:style-name="T28">Step 7.</text:span></text:span><text:span text:style-name="T28"> Start the game.</text:span></text:p>
      <text:p text:style-name="P81"><text:span text:style-name="Exercise_20_Step"><text:span text:style-name="T28">Step 8.</text:span></text:span><text:span text:style-name="T28">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37" text:outline-level="4">Phase 3: Game reflection</text:h>
      <text:p text:style-name="P82"><text:span text:style-name="Exercise_20_Step"><text:span text:style-name="T28">Step 1.</text:span></text:span><text:span text:style-name="T28"> When all teams have completed the game, begin the discussion of each clue worksheet.</text:span></text:p>
      <text:p text:style-name="P82"><text:span text:style-name="Exercise_20_Step"><text:span text:style-name="T28">Step 2.</text:span></text:span><text:span text:style-name="T28"> Discuss the techniques used for solving the clues.</text:span></text:p>
      <text:p text:style-name="Text_20_body"><text:span text:style-name="Exercise_20_Step"><text:span text:style-name="T28">Step 3.</text:span></text:span><text:span text:style-name="T28"> Discuss the issues participants had with solving clues.</text:span></text:p>
      <text:p text:style-name="P82"><text:soft-page-break/><text:span text:style-name="Exercise_20_Step"><text:span text:style-name="T28">Step 4.</text:span></text:span><text:span text:style-name="T28"> Discuss how the techniques can be used in other situations outside of the ones covered during the VRA.</text:span></text:p>
      <text:p text:style-name="P82"><text:span text:style-name="Exercise_20_Step"><text:span text:style-name="T28">Step 5.</text:span></text:span><text:span text:style-name="T28"> Discuss how the model helped with visualizing and analyzing the situation.</text:span></text:p>
      <text:h text:style-name="P272" text:outline-level="3">Reflection</text:h>
      <text:p text:style-name="P82">The activity can be done with learners at different experience levels. The key here is managing time. Therefore, you need to limit the overall class size based on the number of co-facilitators you will have. Otherwise, learners will become idol and you will lose the team aspect of the activity. Also, you will need gauge each learners experience with using virtual reality equipment.</text:p>
      <text:p text:style-name="P127">Dr. Denise Ferebee is an assistant professor of Computer Science and the Director of the Center of Cybersecurity at LeMoyne-Owen College. She is a published scholar with both academi<text:span text:style-name="T89">c</text:span> and industry experience in the areas of cybersecurity, data analysis, programming, and system administration.</text:p>
      <text:p text:style-name="P127">Carolyn Butler works as a Project Coordinator for the Center for Information Assurance (CfIA), where she leads the CfIA team in cybersecurity training initiatives and instructional design processes.</text:p>
      <text:p text:style-name="P127">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27">Marcus Kelly is a recent graduate of LeMoyne-Owen College where he received a Bachelor of Science in Computer Science.</text:p>
      <text:h text:style-name="P256" text:outline-level="2"><text:bookmark-start text:name="__RefHeading___Toc13379_3512989452"/>How to collect feedback from your students (or, how to assess the sting of teenage rejection)<text:bookmark-end text:name="__RefHeading___Toc13379_3512989452"/></text:h>
      <text:p text:style-name="P182"><text:bookmark-start text:name="__RefHeading___Toc1545_26512338112"/>Charlie Reisinger<text:bookmark-end text:name="__RefHeading___Toc1545_26512338112"/></text:p>
      <text:p text:style-name="P193"><text:span text:style-name="Chapter_20_Type_20_Title"><text:span text:style-name="T40">activity</text:span></text:span></text:p>
      <text:p text:style-name="P193"><text:span text:style-name="T27">Time required</text:span>: <text:span text:style-name="T61">60‒90 minutes</text:span></text:p>
      <text:p text:style-name="P193">Materials <text:span text:style-name="T27">necessary</text:span>: Red and green paper sticky dots, a color printer or copier, a whiteboard <text:span text:style-name="T61">with </text:span>dry erase markers</text:p>
      <text:p text:style-name="P160">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48">But too often, students are absent from the decision-making table. Yet when costs are high and the stakes are huge, schools can't afford to ignore student feedback.</text:p>
      <text:p text:style-name="P48">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48">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48">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67" text:outline-level="3">Facilitation steps</text:h>
      <text:h text:style-name="P338" text:outline-level="4">Phase 1: Preparation</text:h>
      <text:p text:style-name="P48"><text:span text:style-name="Exercise_20_Step"><text:span text:style-name="T28">Step 1.</text:span></text:span><text:span text:style-name="T28">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48"><text:span text:style-name="Exercise_20_Step"><text:span text:style-name="T28">Step 2.</text:span></text:span><text:span text:style-name="T28"> Tape the pictures side-by-side onto a wide wall. Quantity matters. We plastered more than 100 photos in a grid approximately 18 columns wide by six rows tall. The sheer size had a dramatic visual impact on the students.</text:span></text:p>
      <text:p text:style-name="P48"><text:span text:style-name="Exercise_20_Step"><text:span text:style-name="T28">Step 3.</text:span></text:span><text:span text:style-name="T28">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48"><text:span text:style-name="Exercise_20_Step"><text:span text:style-name="T28">Step 4.</text:span></text:span><text:span text:style-name="T28"> Gather one eager and inquisitive student focus group. Fifteen students comprised our team. Of course, your stu</text:span><text:soft-page-break/><text:span text:style-name="T28">dent group should include diverse representation from every clique, class, and club.</text:span></text:p>
      <text:h text:style-name="P338" text:outline-level="4">Phase 2: Get voting</text:h>
      <text:p text:style-name="P65"><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65"><text:span text:style-name="Exercise_20_Step">Step 2.</text:span> Wait for participants to place all their dots.</text:p>
      <text:p text:style-name="P65"><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95233143221883" text:continue-numbering="true" text:style-name="List_20_2">
        <text:list-item>
          <text:p text:style-name="List">What features of the school design appealed to you? Why did you choose to place your limited dots on these features?</text:p>
        </text:list-item>
        <text:list-item>
          <text:p text:style-name="List">Given limited funding, we can't build everything. How would you rank order the most popular features? What are your criteria for making that choice?</text:p>
        </text:list-item>
        <text:list-item>
          <text:p text:style-name="List">Why did you place the red dots? Was it the color, design, or something else? How might those features be modified to be more functional or fun?</text:p>
        </text:list-item>
        <text:list-item>
          <text:p text:style-name="List">For the features that received no green or red dots, what could be improved to make the designs more appealing and inviting?</text:p>
        </text:list-item>
        <text:list-item>
          <text:p text:style-name="List">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48">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15">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32" text:outline-level="2"><text:bookmark-start text:name="__RefHeading___Toc2784_4119693890"/>Performing the collaborative dilemma<text:bookmark-end text:name="__RefHeading___Toc2784_4119693890"/></text:h>
      <text:p text:style-name="P163"><text:bookmark-start text:name="__RefHeading___Toc11456_253755796911"/>Gina Likins<text:bookmark-end text:name="__RefHeading___Toc11456_253755796911"/></text:p>
      <text:p text:style-name="P193"><text:span text:style-name="Chapter_20_Type_20_Title"><text:span text:style-name="T41">Activity</text:span></text:span></text:p>
      <text:p text:style-name="P191"><text:span text:style-name="T23">Estimated time to complete</text:span>: <text:span text:style-name="T29">30‒60 minutes (add 15‒20 minutes if using the bonus decision framework discussion module)</text:span></text:p>
      <text:p text:style-name="P191"><text:span text:style-name="T29">Materials needed</text:span>: <text:span text:style-name="T29">Two varieties of prizes, one "choice card" for every participant, a whiteboard and markers, signs that read "30 seconds" and "20 seconds," tape measure (if using bonus decision framework module)</text:span></text:p>
      <text:p text:style-name="P143">I wanted groups to experience open source values in a very concrete, hands-on way—so I created a game called "Candy or Swag,"<text:note text:id="ftn131" text:note-class="footnote"><text:note-citation>131</text:note-citation><text:note-body><text:p text:style-name="P95">Adapted from "Teaching the Prisoner's Dilemma More Effectively: Engaging the participants," by Michael A. McPherson and Michael L. Nieswiadomy (http://www.cas.unt.edu/~mcpherson/papers/mcpherson_nieswiadomy_jee.pdf)</text:p></text:note-body></text:note> which is based on The Prisoner's Dilemma.<text:note text:id="ftn132" text:note-class="footnote"><text:note-citation>132</text:note-citation><text:note-body><text:p text:style-name="P95"><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5">found them difficult to explain to others</text:span>—because <text:span text:style-name="T35">they're</text:span> abstract, <text:span text:style-name="T35">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32">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95232719499009" text:continue-numbering="true" text:style-name="List_20_2">
        <text:list-item>
          <text:p text:style-name="List"><text:span text:style-name="T16">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5">candy</text:span> every "round" and that you will run at least eight rounds. Swag (or "high value" prizes) <text:span text:style-name="T35">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List"><text:span text:style-name="T16">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List"><text:span text:style-name="T16">A whiteboard and whiteboard markers or printed sheets to distribute with the payoff matrix</text:span> (see Figure 1).</text:p>
        </text:list-item>
        <text:list-item>
          <text:p text:style-name="List"><text:span text:style-name="T29">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95233673755557" text:continue-list="list95233456082194" text:style-name="Numbering_20_123">
        <text:list-item text:start-value="1">
          <text:p text:style-name="Numbered_20_List"><text:span text:style-name="Emphasis">No talking from this point forward. Anyone who talks gets neither candy nor swag.</text:span></text:p>
        </text:list-item>
        <text:list-item>
          <text:p text:style-name="Numbered_20_List"><text:soft-page-break/><text:span text:style-name="Emphasis">You have a choice card in front of you. When I say so, pick up the card and hold it so that your choice (of candy or swag) is facing up and the other side is hidden by your hand.</text:span></text:p>
        </text:list-item>
        <text:list-item>
          <text:p text:style-name="Numbered_20_List"><text:span text:style-name="Emphasis">I'll come around and tally your choices, so make sure to hold your card so I can see it but no one else can. If you want "candy," for example, hold the card so I can see "candy" when I come around.</text:span></text:p>
        </text:list-item>
        <text:list-item>
          <text:p text:style-name="Numbered_20_List"><text:span text:style-name="Emphasis">Here's the twist: Whether you receive candy, swag—or nothing at all!—is based on what choices the whole group makes, based on a payoff matrix.</text:span></text:p>
        </text:list-item>
        <text:list-item>
          <text:p text:style-name="Numbered_20_List"><text:span text:style-name="Emphasis">Here's how the payout works. Pay close attention.</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text:span text:style-name="Inline_20_Subhead">If...</text:span></text:p>
          </table:table-cell>
          <table:table-cell table:style-name="Table1.A1" office:value-type="string">
            <text:p text:style-name="Table_20_Contents"><text:span text:style-name="Inline_20_Subhead">Who gets CANDY</text:span></text:p>
          </table:table-cell>
          <table:table-cell table:style-name="Table1.C1" office:value-type="string">
            <text:p text:style-name="Table_20_Contents"><text:span text:style-name="Inline_20_Subhead">Who gets SWAG</text:span></text:p>
          </table:table-cell>
        </table:table-row>
        <table:table-row>
          <table:table-cell table:style-name="Table1.A2" office:value-type="string">
            <text:p text:style-name="Table_20_Contents">… <text:span text:style-name="T26">everyone</text:span> chooses <text:span text:style-name="T26">candy</text:span></text:p>
          </table:table-cell>
          <table:table-cell table:style-name="Table1.A2" office:value-type="string">
            <text:p text:style-name="P194">Everyone</text:p>
          </table:table-cell>
          <table:table-cell table:style-name="Table1.C2" office:value-type="string">
            <text:p text:style-name="P194">No one</text:p>
          </table:table-cell>
        </table:table-row>
        <table:table-row>
          <table:table-cell table:style-name="Table1.A2" office:value-type="string">
            <text:p text:style-name="Table_20_Contents">… ≤ target# of participants choose <text:span text:style-name="T26">swag</text:span></text:p>
          </table:table-cell>
          <table:table-cell table:style-name="Table1.A2" office:value-type="string">
            <text:p text:style-name="Table_20_Contents"><text:span text:style-name="T26">Everyone except</text:span> the participants who chose <text:span text:style-name="T26">swag</text:span></text:p>
          </table:table-cell>
          <table:table-cell table:style-name="Table1.C2" office:value-type="string">
            <text:p text:style-name="Table_20_Contents">The participants who chose <text:span text:style-name="T25">swag</text:span></text:p>
          </table:table-cell>
        </table:table-row>
        <table:table-row>
          <table:table-cell table:style-name="Table1.A2" office:value-type="string">
            <text:p text:style-name="Table_20_Contents">… &gt; target# of participants choose <text:span text:style-name="T26">swag</text:span></text:p>
          </table:table-cell>
          <table:table-cell table:style-name="Table1.A2" office:value-type="string">
            <text:p text:style-name="P194">No one</text:p>
          </table:table-cell>
          <table:table-cell table:style-name="Table1.C2" office:value-type="string">
            <text:p text:style-name="P194">No one</text:p>
          </table:table-cell>
        </table:table-row>
      </table:table>
      <text:p text:style-name="Figure_20_Caption">Figure 1: <text:span text:style-name="T31">The "payout matrix"</text:span></text:p>
      <text:p text:style-name="P7">After explaining the payout matrix and taking questions, you're ready to play! (Important: Do not tell the participants how many rounds you're playing.)</text:p>
      <text:p text:style-name="P7"><text:soft-page-break/><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6">"We are going to try playing the game a little differently—in a way that's more </text:span><text:span text:style-name="T17">'</text:span><text:span text:style-name="T16">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5">9</text:span></text:span><text:span text:style-name="Exercise_20_Step">.</text:span> Explain these new rules:</text:p>
      <text:list xml:id="list95232810013483" text:continue-list="list95233673755557" text:style-name="Numbering_20_123">
        <text:list-item text:start-value="1">
          <text:p text:style-name="Numbered_20_List"><text:span text:style-name="Emphasis">You will have one minute from when I say "go" to collaborate as a group before each of you again chooses candy or swag.</text:span></text:p>
        </text:list-item>
        <text:list-item>
          <text:p text:style-name="Numbered_20_List"><text:span text:style-name="Emphasis">I'll hold up signs telling you when you have 30 seconds left, then 20 seconds left, then count down the last ten.</text:span></text:p>
        </text:list-item>
        <text:list-item>
          <text:p text:style-name="Numbered_20_List"><text:span text:style-name="Emphasis">All the rest of the rules are the same. Remember to choose the card for the prize you want, then hold it so that I am the only person who can see your choice.</text:span></text:p>
        </text:list-item>
      </text:list>
      <text:p text:style-name="P31"><text:span text:style-name="Exercise_20_Step">Step </text:span><text:span text:style-name="Exercise_20_Step"><text:span text:style-name="T35">10</text:span></text:span><text:span text:style-name="Exercise_20_Step">.</text:span> Say <text:span text:style-name="T16">"Go."</text:span></text:p>
      <text:p text:style-name="P31"><text:span text:style-name="Exercise_20_Step">Step 1</text:span><text:span text:style-name="Exercise_20_Step"><text:span text:style-name="T35">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way to ensure participants know there's not room for endless debate.)</text:p>
      <text:p text:style-name="P31"><text:span text:style-name="Exercise_20_Step">Step 1</text:span><text:span text:style-name="Exercise_20_Step"><text:span text:style-name="T35">2</text:span></text:span><text:span text:style-name="Exercise_20_Step">.</text:span> As above, tally the votes for swag and explain the "payout." If at any time a participant asks how many more rounds <text:soft-page-break/>there will be, tell them that you don't know. Run at least three rounds <text:span text:style-name="T32">t</text:span>his way. Run more rounds if it takes them a while to get collaborating.</text:p>
      <text:p text:style-name="P31"><text:span text:style-name="Exercise_20_Step">Step 1</text:span><text:span text:style-name="Exercise_20_Step"><text:span text:style-name="T35">3</text:span></text:span><text:span text:style-name="Exercise_20_Step">.</text:span> After a couple of rounds of playing the game this way, ask the group if—based on your discussions about "openness"—anyone can think of a change that would make the process even more open.</text:p>
      <text:p text:style-name="P31"><text:span text:style-name="Exercise_20_Step">Step 1</text:span><text:span text:style-name="Exercise_20_Step"><text:span text:style-name="T35">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31"><text:span text:style-name="Exercise_20_Step">Step 1</text:span><text:span text:style-name="Exercise_20_Step"><text:span text:style-name="T35">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72"><text:span text:style-name="Exercise_20_Step">Step 16.</text:span> If using the bonus decision-making framework discussion module, skip to it now (see below). Otherwise, take a few minutes to ask the class for their perceptions of the experience. <text:span text:style-name="T118">For example</text:span>:</text:p>
      <text:list xml:id="list95232859038662" text:continue-list="list95232719499009" text:style-name="List_20_2">
        <text:list-item>
          <text:p text:style-name="List">how the first few (non-collaborative) rounds felt to them and what they observed</text:p>
        </text:list-item>
        <text:list-item>
          <text:p text:style-name="List">how the collaboration changed their process</text:p>
        </text:list-item>
        <text:list-item>
          <text:p text:style-name="List">which of the three types of rounds they felt was "easiest"</text:p>
        </text:list-item>
      </text:list>
      <text:p text:style-name="P72">Of course there are no wrong answers—the goal here is to cement the experience of collaborating and working transparently.</text:p>
      <text:h text:style-name="Heading_20_3" text:outline-level="3"><text:soft-page-break/>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77">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77">Step 1.</text:span></text:span> During the collaboration round, notice how participants decide who gets the swag. Often, <text:span text:style-name="T77">they'll discuss</text:span> <text:span text:style-name="T77">and discard </text:span>several alternatives; try to capture <text:span text:style-name="T77">and remember </text:span>them. It may be the case that no overriding principles <text:span text:style-name="T77">seem to guide the choices</text:span>: if so, that's <text:span text:style-name="T77">fine</text:span> too. Participants may believe they are selecting randomly—more on that later.</text:p>
      <text:p text:style-name="Text_20_body"><text:span text:style-name="Exercise_20_Step"><text:span text:style-name="T77">Step 2.</text:span></text:span> After the final round, ask participants to describe how they selected the swag recipient. Write that on the whiteboard or paper. Here are some "algorithms" I've seen employed:</text:p>
      <text:list xml:id="list95233350301928" text:continue-numbering="true" text:style-name="List_20_2">
        <text:list-item>
          <text:p text:style-name="List">Loudest gets it</text:p>
        </text:list-item>
        <text:list-item>
          <text:p text:style-name="List">First one to speak up gets it</text:p>
        </text:list-item>
        <text:list-item>
          <text:p text:style-name="List">By seating order around room</text:p>
        </text:list-item>
        <text:list-item>
          <text:p text:style-name="List">Alpha<text:span text:style-name="T77">betical</text:span> by last name</text:p>
        </text:list-item>
        <text:list-item>
          <text:p text:style-name="List">By who "deserved it" (according to the participants)</text:p>
        </text:list-item>
        <text:list-item>
          <text:p text:style-name="List">By who "needed it" (swag was phone charger and one participant had lost hers)</text:p>
        </text:list-item>
      </text:list>
      <text:p text:style-name="Text_20_body"><text:span text:style-name="Exercise_20_Step">Step 3.</text:span> Ask participants why they chose <text:span text:style-name="T77">the </text:span>method <text:span text:style-name="T77">they did</text:span>. You may need to prompt them. <text:span text:style-name="T77">Say something like:</text:span><text:span text:style-name="Emphasis"> </text:span><text:span text:style-name="Emphasis"><text:span text:style-name="T77">W</text:span></text:span><text:span text:style-name="Emphasis">as it the first one everyone agreed on? Did it seem to be the fairest? Why?</text:span></text:p>
      <text:p text:style-name="Text_20_body"><text:span text:style-name="Exercise_20_Step"><text:span text:style-name="T77">Step 4.</text:span></text:span> If you noticed other methods being discussed, remind participants of each method they debated and ask them why <text:span text:style-name="T77">they </text:span>discarded <text:span text:style-name="T77">it</text:span>.</text:p>
      <text:p text:style-name="Text_20_body"><text:soft-page-break/><text:span text:style-name="Exercise_20_Step"><text:span text:style-name="T77">Step 5.</text:span></text:span> Ask participants to brainstorm other ways of making the "Who gets swag" decision. I often ask participants to think about other situations they've been in and how those decisions are made. <text:span text:style-name="T77">For example:</text:span> <text:span text:style-name="Emphasis"><text:span text:style-name="T77">H</text:span></text:span><text:span text:style-name="Emphasis">ow did your teacher decide who got to clean the chalkboard? Who gets to sit in the front seat on a car trip? How do companies choose who wins prizes in giveaways?</text:span> List the brainstormed ideas, <text:span text:style-name="T77">as well as </text:span>advantage<text:span text:style-name="T77">s</text:span> or disadvantages for each, on the whiteboard. Note <text:span text:style-name="T77">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78">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78">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78">Step 1.</text:span></text:span> <text:span text:style-name="T78">Say something like:</text:span> <text:span text:style-name="Emphasis"><text:span text:style-name="T78">W</text:span></text:span><text:span text:style-name="Emphasis">e're now going to see what it might look like to program a computer to make the decision about who gets the swag for you.</text:span></text:p>
      <text:p text:style-name="Text_20_body"><text:span text:style-name="Exercise_20_Step"><text:span text:style-name="T78">Step 2.</text:span></text:span> Remind participants that computers can't do anything that they don't have instructions for. So first we need to write the instructions to help the computer make the swag decision.</text:p>
      <text:p text:style-name="Text_20_body"><text:span text:style-name="Exercise_20_Step"><text:span text:style-name="T78">Step 3.</text:span></text:span> Tell <text:span text:style-name="T78">participants</text:span>: <text:span text:style-name="Emphasis"><text:span text:style-name="T78">W</text:span></text:span><text:span text:style-name="Emphasis">e're going to use the "tallest </text:span><text:span text:style-name="Emphasis"><text:span text:style-name="T78">to</text:span></text:span><text:span text:style-name="Emphasis"> shortest" algorithm for our example, and we're not going to write this program in the most efficient way possible, but that's </text:span><text:span text:style-name="Emphasis"><text:span text:style-name="T78">alright</text:span></text:span><text:span text:style-name="Emphasis">.</text:span></text:p>
      <text:p text:style-name="Text_20_body"><text:soft-page-break/><text:span text:style-name="Exercise_20_Step"><text:span text:style-name="T78">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33" text:note-class="footnote"><text:note-citation>133</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Lather, rinse, repeat. At the end, the computer will have chosen the tallest participant. In other words, it's just like going to the optometrist!</text:p>
      <text:p text:style-name="Text_20_body"><text:span text:style-name="Exercise_20_Step"><text:span text:style-name="T78">Step 5.</text:span></text:span> Write the following on the whiteboard. <text:span text:style-name="T78">T</text:span>his is not a real program, but it will serve our purposes:</text:p>
      <text:list xml:id="list95232388948000" text:continue-list="list95232810013483" text:style-name="Numbering_20_123">
        <text:list-item text:start-value="1">
          <text:p text:style-name="Numbered_20_List">For Participant A and Participant B, </text:p>
        </text:list-item>
        <text:list-item>
          <text:p text:style-name="Numbered_20_List">Get distance [top of head] to [floor] for Participant A. Call it H1</text:p>
        </text:list-item>
        <text:list-item>
          <text:p text:style-name="Numbered_20_List">Get distance [top of head] to [floor] for Participant B. Call it H2.</text:p>
        </text:list-item>
        <text:list-item>
          <text:p text:style-name="Numbered_20_List">If H1 &gt; H2, keep Participant A<text:note text:id="ftn134" text:note-class="footnote"><text:note-citation>134</text:note-citation><text:note-body><text:p text:style-name="Footnote">For the sake of simplicity, we're ignoring the case where the heights of Participant A and Participant B are equal. </text:p></text:note-body></text:note></text:p>
        </text:list-item>
        <text:list-item>
          <text:p text:style-name="Numbered_20_List">Else, keep Participant B. Rename Participant B to Participant A.</text:p>
        </text:list-item>
        <text:list-item>
          <text:p text:style-name="Numbered_20_List">Get new Participant B</text:p>
        </text:list-item>
        <text:list-item>
          <text:p text:style-name="Numbered_20_List">(repeat)</text:p>
        </text:list-item>
      </text:list>
      <text:p text:style-name="Text_20_body"><text:span text:style-name="Exercise_20_Step"><text:span text:style-name="T78">Step 6.</text:span></text:span> Choose between five and seven participants and ask them to come to the front of the room. They are your "subject group." <text:span text:style-name="T78">Q</text:span>uickly run through the exercise. Using another participant to help with measuring will speed <text:span text:style-name="T78">this step</text:span> up.</text:p>
      <text:p text:style-name="Text_20_body"><text:span text:style-name="Exercise_20_Step"><text:span text:style-name="T78">Step 7.</text:span></text:span> Ask participants if they agree that the steps above will result in the tallest participant being chosen. Assuming that they agree, <text:span text:style-name="T78">proceed to Phase 3.</text:span></text:p>
      <text:h text:style-name="Heading_20_4" text:outline-level="4">Phase 3: Introduction to machine learning</text:h>
      <text:p text:style-name="Text_20_body"><text:span text:style-name="Exercise_20_Step"><text:span text:style-name="T78">Step 1.</text:span></text:span> Explain <text:span text:style-name="T78">to participants: </text:span><text:span text:style-name="Emphasis"><text:span text:style-name="T78">W</text:span></text:span><text:span text:style-name="Emphasis">e just wrote a "program" with a set of explicit instructions to tell the computer what to do, </text:span><text:soft-page-break/><text:span text:style-name="Emphasis">but another way for computers to make decisions is using "machine learning.</text:span><text:span text:style-name="Emphasis"><text:span text:style-name="T78">"</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78">"</text:span></text:span><text:span text:style-name="Emphasis">training dataset</text:span><text:span text:style-name="Emphasis"><text:span text:style-name="T78">"</text:span></text:span><text:span text:style-name="Emphasis">—and the computer would generate the algorithm for picking the tallest person.</text:span></text:p>
      <text:p text:style-name="Text_20_body"><text:span text:style-name="Exercise_20_Step"><text:span text:style-name="T78">Step 2.</text:span></text:span> Tell participants: <text:span text:style-name="Emphasis"><text:span text:style-name="T78">W</text:span></text:span><text:span text:style-name="Emphasis">e're now going to pretend the algorithm we just developed was developed by a computer through ML.</text:span> (We're skipping a lot of steps here and have glossed over some important differences between <text:span text:style-name="T106">ML</text:span> and algorithmic programming, but they're not relevant for this example.)<text:note text:id="ftn135" text:note-class="footnote"><text:note-citation>135</text:note-citation><text:note-body><text:p text:style-name="Footnote">https://towardsdatascience.com/the-hidden-dangers-in-algorithmic-decision-making-27722d716a49</text:p></text:note-body></text:note></text:p>
      <text:p text:style-name="Text_20_body"><text:span text:style-name="Exercise_20_Step"><text:span text:style-name="T78">Step 3.</text:span></text:span> Ask another five to seven participants to come to the front of the room to be your new "subject group.<text:span text:style-name="T78">"</text:span> </text:p>
      <text:p text:style-name="Text_20_body"><text:span text:style-name="Exercise_20_Step"><text:span text:style-name="T78">Step 4.</text:span></text:span> Choose a participant to be the "computer.<text:span text:style-name="T78">" This person </text:span>can only follow the instructions on the board.</text:p>
      <text:p text:style-name="Text_20_body"><text:span text:style-name="Exercise_20_Step"><text:span text:style-name="T78">Step 5.</text:span></text:span> Ask half of the subject group to sit down (on the floor or in a chair).</text:p>
      <text:p text:style-name="Text_20_body"><text:span text:style-name="Exercise_20_Step"><text:span text:style-name="T78">Step 6.</text:span></text:span> Run the "program.<text:span text:style-name="T78">"</text:span> <text:span text:style-name="T78">(</text:span>Remember: the computer can't ask the participants to stand up, because it wasn't part of the instructions).</text:p>
      <text:h text:style-name="Heading_20_4" text:outline-level="4">Phase 4: <text:span text:style-name="T108">Reflection</text:span></text:h>
      <text:p text:style-name="Text_20_body"><text:span text:style-name="Exercise_20_Step"><text:span text:style-name="T79">Step 1.</text:span></text:span> Ask the participants to explain how the program the computer created might have been different if the training dataset had included people that were sitting down. <text:span text:style-name="T79">P</text:span>ossibilities <text:span text:style-name="T79">include</text:span>:<text:note text:id="ftn136" text:note-class="footnote"><text:note-citation>136</text:note-citation><text:note-body><text:p text:style-name="Footnote">Brainstorming other ways of solving this problem is also fun and worth the time, if you have it.</text:p></text:note-body></text:note></text:p>
      <text:list xml:id="list95233516190549" text:continue-list="list95232388948000" text:style-name="Numbering_20_123">
        <text:list-item text:start-value="1">
          <text:p text:style-name="Numbered_20_List">Adding a correction for sitting participants</text:p>
        </text:list-item>
        <text:list-item>
          <text:p text:style-name="Numbered_20_List">Adding a step to ask participants to stand up before getting measured</text:p>
        </text:list-item>
        <text:list-item>
          <text:p text:style-name="Numbered_20_List"><text:soft-page-break/>Using a flexible tape measure (like the ones you use when sewing) and measur<text:span text:style-name="T106">ing</text:span> the linear distance along participants' sides from [top of head] to [base of foot] </text:p>
        </text:list-item>
        <text:list-item>
          <text:p text:style-name="Numbered_20_List">Having participants lie down before measuring, and measuring [top of head] to [base of foot]</text:p>
        </text:list-item>
      </text:list>
      <text:p text:style-name="Text_20_body"><text:span text:style-name="Exercise_20_Step"><text:span text:style-name="T79">Step 2.</text:span></text:span> Ask participants if the algorithm developed in Step 2 would have been fair to <text:span text:style-name="T106">a </text:span>participant who <text:span text:style-name="T106">was </text:span>in a wheelchair.</text:p>
      <text:p text:style-name="Text_20_body"><text:span text:style-name="Exercise_20_Step"><text:span text:style-name="T79">Step 3.</text:span></text:span> Explain that this issue—how representative the "training data set<text:span text:style-name="T106">"</text:span> is of the entire data set—is a current issue for machine learning. <text:span text:style-name="T79">I</text:span>f the data aren't representative, <text:span text:style-name="T79">"</text:span>sample bias<text:span text:style-name="T79">"</text:span> is introduced.</text:p>
      <text:p text:style-name="P73"><text:span text:style-name="Exercise_20_Step">Step 4.</text:span> Ask participants to reflect on how sample bias might affect machine learning. <text:span text:style-name="T106">For example, ask them to consider what would happen if:</text:span></text:p>
      <text:list xml:id="list95233889575836" text:continue-list="list95233350301928" text:style-name="List_20_2">
        <text:list-item>
          <text:p text:style-name="List">voice recognition software was only trained on people with a southern accent.</text:p>
        </text:list-item>
        <text:list-item>
          <text:p text:style-name="List">medical diagnostic software designed to recognize the symptoms of a heart attack were trained on a dataset that is primarily men.<text:note text:id="ftn137" text:note-class="footnote"><text:note-citation>137</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79">(from </text:span>https://www.heart.org/en/health-topics/heart-attack/warning-signs-of-a-heart-attack/heart-attack-symptoms-in-women<text:span text:style-name="T79">)</text:span></text:p></text:note-body></text:note></text:p>
        </text:list-item>
        <text:list-item>
          <text:p text:style-name="List">a ML algorithm designed by a technology company to pick more successful candidates out of a pool of applications were trained on that technology company's current employee base.<text:note text:id="ftn138" text:note-class="footnote"><text:note-citation>138</text:note-citation><text:note-body><text:p text:style-name="Footnote">https://www.theverge.com/2018/10/10/17958784/ai-recruiting-tool-bias-amazon-report</text:p></text:note-body></text:note></text:p>
        </text:list-item>
      </text:list>
      <text:p text:style-name="Text_20_body"><text:span text:style-name="Exercise_20_Step"><text:span text:style-name="T79">Step 5.</text:span></text:span> Assign some homework. A good homework assignment is asking participants to find a system they interact with that might be a good candidate for ML and to give at least one example of how the data set might be biased.</text:p>
      <text:h text:style-name="Heading_20_3" text:outline-level="3"><text:soft-page-break/>Reflection</text:h>
      <text:h text:style-name="Heading_20_4" text:outline-level="4">Unexpected lessons <text:span text:style-name="T107">from </text:span>Candy or Swag</text:h>
      <text:p text:style-name="P31">In groups I've facilitated (which typically had about 20 participants with a target number of 2), the number of participants <text:span text:style-name="T79">choosing </text:span>swag each round ranged from four to eight, but it was never fewer than two (so no one won anything). <text:span text:style-name="T79">If</text:span> asked to reflect on what they're seeing, participants typically identify a few issues:</text:p>
      <text:list xml:id="list95232317727053" text:continue-numbering="true" text:style-name="List_20_2">
        <text:list-item>
          <text:p text:style-name="List">"A lot of people are greedy (i.e., want swag)."</text:p>
        </text:list-item>
        <text:list-item>
          <text:p text:style-name="List">"There's no way to tell who is asking for what."</text:p>
        </text:list-item>
        <text:list-item>
          <text:p text:style-name="List">"There were a lot of people who were trying to do the right thing so everyone could get candy at least."</text:p>
        </text:list-item>
      </text:list>
      <text:p text:style-name="P31">After I've changed the rules to allow for more collaboration, however, the participants immediately figure out that if they work together they can <text:span text:style-name="T16">all</text:span> get candy every round, and they can <text:span text:style-name="T16">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31">One group was particularly illustrative. Apparently, there'd been some interpersonal drama earlier in the week and tensions in the group were high. When they first played the collaboration round, they came up with a plan—but someone "cheated"<text:note text:id="ftn139" text:note-class="footnote"><text:note-citation>139</text:note-citation><text:note-body><text:p text:style-name="P96">I have "cheated<text:span text:style-name="T30">"</text:span> in <text:span text:style-name="T62">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31">So we tried it again, and the same thing happened. And again. By this point, the group had figured out who the rogue was <text:soft-page-break/>and <text:span text:style-name="T35">was</text:span> <text:span text:style-name="T35">becoming</text:span> quite upset with him. To my utter surprise, on the next round the cheater didn't cheat. I had to laugh, though, when someone pointed out that one of the other participants had taken away his swag card!</text:p>
      <text:p text:style-name="P31">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31">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24">Gina Likins is part of Red Hat's Community &amp; Government Affairs team. <text:span text:style-name="T79">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57" text:outline-level="2"><text:bookmark-start text:name="__RefHeading___Toc13015_2537557969"/>Open organizations on Mars<text:bookmark-end text:name="__RefHeading___Toc13015_2537557969"/></text:h>
      <text:p text:style-name="P164"><text:bookmark-start text:name="__RefHeading___Toc13017_2537557969"/>Heidi Ellis<text:bookmark-end text:name="__RefHeading___Toc13017_2537557969"/></text:p>
      <text:p text:style-name="Callout"><text:span text:style-name="Chapter_20_Type_20_Title">Exercise</text:span></text:p>
      <text:p text:style-name="P192"><text:span text:style-name="T23">Estimated time to complete</text:span>: <text:span text:style-name="T33">90 minutes</text:span></text:p>
      <text:p text:style-name="P192"><text:span text:style-name="T23">Materials needed</text:span>: <text:span text:style-name="T34">The Open Organization Maturity Model, score cards, writing utensils, notepads, and paper</text:span></text:p>
      <text:p text:style-name="P144">Those who are new to the idea of open organizations (and open source in general) may have <text:span text:style-name="T146">difficulty</text:span> envisioning how the open organization principles (see Appendix) are incorporated as part of an existing culture. Many of these folks may not be participating in—or even have had extensive exposure to—an open organization, and therefore may not have ready access to a live community to observe and from which to learn.</text:p>
      <text:p text:style-name="P91">This exercise allows participants to <text:span text:style-name="T146">design</text:span> their own communities and evaluate <text:span text:style-name="T146">those communities </text:span>with respect to the Open Organization Maturity Model.<text:note text:id="ftn140" text:note-class="footnote"><text:note-citation>140</text:note-citation><text:note-body><text:p text:style-name="Footnote">https://opensource.com/open-organization/resources/open-org-maturity-model</text:p></text:note-body></text:note>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73"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4">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4">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text:span text:style-name="T147">'</text:span>s imagined societies, specifically their relative degrees of openness.</text:p>
      <text:p text:style-name="P8"><text:span text:style-name="Exercise_20_Step">Step 1.</text:span> Explain the Open Organization Maturity Model to participants. Also explain that everyone will be evaluating the values that underpin the imagined societies with respect to each of the following aspects of a culture:</text:p>
      <text:list xml:id="list95232130275880"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ext:soft-page-break/>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6">all</text:span> <text:span text:style-name="T147">team's imagined societies</text:span>.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95232143272053" text:continue-numbering="true" text:style-name="List_20_2">
        <text:list-item>
          <text:p text:style-name="List">Which aspects of your community are most mature? Why did you design them in the manner that you did?</text:p>
        </text:list-item>
        <text:list-item>
          <text:p text:style-name="List">Which aspects of your community are least mature? Why did you design them in the manner that you did?</text:p>
        </text:list-item>
        <text:list-item>
          <text:p text:style-name="List">What underlying assumptions did you make when you designed the culture?</text:p>
        </text:list-item>
        <text:list-item>
          <text:p text:style-name="List">What changes might you suggest to move the least mature aspects of the community to be more mature? What sort of changes would that require in the community?</text:p>
        </text:list-item>
        <text:list-item>
          <text:p text:style-name="List"><text:soft-page-break/>Given the current state of your community, what sort of a process would you envision to help the community become more mature with respect to being an open organization?</text:p>
        </text:list-item>
      </text:list>
      <text:p text:style-name="P129">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58" text:outline-level="2"><text:bookmark-start text:name="__RefHeading___Toc6122_4096846065"/>Afterword<text:bookmark-end text:name="__RefHeading___Toc6122_4096846065"/></text:h>
      <text:p text:style-name="P189"><text:bookmark-start text:name="__RefHeading___Toc394_21209807161"/>Ben Owens<text:bookmark-end text:name="__RefHeading___Toc394_21209807161"/></text:p>
      <text:p text:style-name="P161">We live in unprecedented times. The only certainty is change the likes of which the world has never seen, where people have greater access to information than they have at any time in history, and where disruptive technologies change our lives on a near-daily basis. Acquiring knowledge is no longer something people do exclusively in traditional, established institutions, and anyone with a smartphone is now more networked and has more access to information than all their ancestors combined.</text:p>
      <text:p text:style-name="P89">So why have our education systems remained essentially frozen in time for more than 100 years?</text:p>
      <text:p text:style-name="P89">Why do too many students see "doing school" as a passive exercise, irrelevant to their interests and ambitions? Why do too many educators, who enter the profession to make a difference in students' lives, become disillusioned with the institutional inertia of the status quo? And why do too many students either drop out of traditional educational programs or finish their formal educational career with lots of debt and still no clear idea of what they want to do in life?</text:p>
      <text:p text:style-name="P89">If you're reading this afterword, then you've likely seen how values and principles derived from the open source movement can provide powerful answers to these hard questions. The chapters in this book provide insight, inspiration, and proven steps that any stakeholder in an educational organization can take to transform those institutions and better meet the needs of all students.</text:p>
      <text:p text:style-name="P89">With its emphasis on rapid, crowdsourced prototyping, the open source approach to software development has in only 20 years shifted from fringe technical communities to become a pri<text:soft-page-break/>mary driver of today's innovation economy. Forward-thinking people and organizations across the globe are responding to challenges through collective action to harness both open source technologies and societal expectations for greater openness and transparency. Legacy models of government, the corporation, and even the military are becoming more responsive to these changes. Educators have to make the same, critical decision: embrace these changes or face the reality of irrelevance.</text:p>
      <text:p text:style-name="P89">Are we willing to make this dynamic shift, or will we continue to assume that the same industrial model of education on which we've relied for far too long is somehow good enough for our modern world?</text:p>
      <text:p text:style-name="P89">The good news is that pioneering educators are embracing a different way, as articulated in this volume. These examples show how the open organization principles—transparency, inclusivity, adaptability, collaboration, and community—have the potential to completely change this educational paradigm, to make it more relevant to the needs of today's students and their communities, and to help them better develop the skills, knowledge, and dispositions they'll need to thrive in the midst of a 4th Industrial Revolution.</text:p>
      <text:p text:style-name="P89">The stories you've read in <text:span text:style-name="T16">The Open Organization Guide for Educators</text:span> are a call to action from open education experts around the world. Their best practices can work in myriad educational contexts; it's now time for <text:span text:style-name="T16">you</text:span> to take the necessary, bold steps by adapting and remixing these ideas to meet the challenges of your own learning community.</text:p>
      <text:p text:style-name="P89">Just as the open source movement has catalyzed the digital revolution and innovation economy, an approach to education borne of the open source movement has the potential to enable any education stakeholder to capture the true promise of a more equitable education system for all students. The <text:span text:style-name="T138">chapters</text:span> in this book <text:span text:style-name="T139">give</text:span> you the tools to enable that transformation by leveraging the collective talent and expertise in every school in a more open manner—a stark antidote to a closed, legacy model of school that is simply not working for many of our students, especially those furthest from opportunity.</text:p>
      <text:p text:style-name="P25"><text:soft-page-break/>Let's get started.</text:p>
      <text:p text:style-name="P130">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33" text:outline-level="2"/>
      <text:h text:style-name="P226" text:outline-level="1"><text:bookmark-start text:name="__RefHeading___Toc822_1232125672"/>Appendix<text:bookmark-end text:name="__RefHeading___Toc822_1232125672"/></text:h>
      <text:h text:style-name="P259" text:outline-level="2"><text:bookmark-start text:name="__RefHeading___Toc13383_3512989452"/>The Open Organization Definition<text:bookmark-end text:name="__RefHeading___Toc13383_3512989452"/></text:h>
      <text:p text:style-name="P175"><text:bookmark-start text:name="__RefHeading___Toc5173_772903223"/>The Open Organization Ambassadors<text:bookmark-end text:name="__RefHeading___Toc5173_772903223"/></text:p>
      <text:h text:style-name="P274" text:outline-level="3">Preamble</text:h>
      <text:p text:style-name="P51">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95233325731640" text:continue-numbering="true"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51">But openness is fluid. Openness is multifaceted. Openness is contested.</text:p>
      <text:p text:style-name="P51">While every organization is different—and therefore every example of an open organization is unique—we believe these five characteristics serve as the basic conditions for openness in most contexts:</text:p>
      <text:list xml:id="list2374863709" text:style-name="L2">
        <text:list-item>
          <text:p text:style-name="P219">Transparency</text:p>
        </text:list-item>
        <text:list-item>
          <text:p text:style-name="P219">Inclusivity</text:p>
        </text:list-item>
        <text:list-item>
          <text:p text:style-name="P219">Adaptability</text:p>
        </text:list-item>
        <text:list-item>
          <text:p text:style-name="P219">Collaboration</text:p>
        </text:list-item>
        <text:list-item>
          <text:p text:style-name="P219">Community</text:p>
        </text:list-item>
      </text:list>
      <text:h text:style-name="P274" text:outline-level="3"><text:soft-page-break/>Characteristics of an open organization</text:h>
      <text:p text:style-name="P51">Open organizations take many shapes. Their sizes, compositions, and missions vary. But the following five characteristics are the hallmarks of any open organization.</text:p>
      <text:p text:style-name="P51">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1">That fact makes explaining any one of the characteristics difficult without reference to the others.</text:p>
      <text:h text:style-name="P274" text:outline-level="3">Transparency</text:h>
      <text:p text:style-name="P54">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1">In open organizations, transparency looks like:</text:span></text:p>
      <text:list xml:id="list1269400959" text:style-name="L3">
        <text:list-item>
          <text:p text:style-name="P220">Everyone working on a project or initiative has access to all pertinent materials by default.</text:p>
        </text:list-item>
        <text:list-item>
          <text:p text:style-name="P220">People willingly disclose their work, invite participation on projects before those projects are complete and/or "final," and respond positively to request for additional details.</text:p>
        </text:list-item>
        <text:list-item>
          <text:p text:style-name="P220">People affected by decisions can access and review the processes and arguments that lead to those decisions, and they can comment on and respond to them.</text:p>
        </text:list-item>
        <text:list-item>
          <text:p text:style-name="P220"><text:soft-page-break/>Leaders encourage others to tell stories about both their failures and their successes without fear of repercussion; associates are forthcoming about both.</text:p>
        </text:list-item>
        <text:list-item>
          <text:p text:style-name="P220">People value both success and failures for the lessons they provide.</text:p>
        </text:list-item>
        <text:list-item>
          <text:p text:style-name="P220">Goals are public and explicit, and people working on projects clearly indicate roles and responsibilities to enhance accountability.</text:p>
        </text:list-item>
      </text:list>
      <text:h text:style-name="P274" text:outline-level="3">Inclusivity</text:h>
      <text:p text:style-name="P54">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1">In open organizations, inclusivity looks like:</text:span></text:p>
      <text:list xml:id="list1649844746" text:style-name="L4">
        <text:list-item>
          <text:p text:style-name="P221">Technical channels and social norms for encouraging diverse points of view are well-established and obvious.</text:p>
        </text:list-item>
        <text:list-item>
          <text:p text:style-name="P221">Protocols and procedures for participation are clear, widely available, and acknowledged, allowing for constructive inclusion of diverse perspectives.</text:p>
        </text:list-item>
        <text:list-item>
          <text:p text:style-name="P221">The organization features multiple channels and/or methods for receiving feedback in order to accommodate people's preferences.</text:p>
        </text:list-item>
        <text:list-item>
          <text:p text:style-name="P221">Leaders regularly assess and respond to feedback they receive, and cultivate a culture that encourages frequent dialog regarding this feedback.</text:p>
        </text:list-item>
        <text:list-item>
          <text:p text:style-name="P221">Leaders are conscious of voices not present in dialog and actively seek to include or incorporate them.</text:p>
        </text:list-item>
        <text:list-item>
          <text:p text:style-name="P221">People feel a duty to voice opinions on issues relevant to their work or about which they are passionate.</text:p>
        </text:list-item>
        <text:list-item>
          <text:p text:style-name="P221"><text:soft-page-break/>People work transparently and share materials via common standards and/or agreed-upon platforms that do not prevent others from accessing or modifying them.</text:p>
        </text:list-item>
      </text:list>
      <text:h text:style-name="P274" text:outline-level="3">Adaptability</text:h>
      <text:p text:style-name="P52">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51">In open organizations, adaptability looks like:</text:p>
      <text:list xml:id="list3846680191" text:style-name="L5">
        <text:list-item>
          <text:p text:style-name="P222">Feedback mechanisms are accessible both to members of the organization and to outside members, who can offer suggestions.</text:p>
        </text:list-item>
        <text:list-item>
          <text:p text:style-name="P222">Feedback mechanisms allow and encourage peers to assist one another without managerial oversight, if necessary.</text:p>
        </text:list-item>
        <text:list-item>
          <text:p text:style-name="P222">Leaders work to ensure that feedback loops genuinely and materially impact the ways people in the organization operate.</text:p>
        </text:list-item>
        <text:list-item>
          <text:p text:style-name="P222">Processes for collective problem solving, collaborative decision making, and continuous learning are in place, and the organization rewards both personal and team learning to reinforce a growth mindset.</text:p>
        </text:list-item>
        <text:list-item>
          <text:p text:style-name="P222">People tend to understand the context for the changes they're making or experiencing.</text:p>
        </text:list-item>
        <text:list-item>
          <text:p text:style-name="P222">People are not afraid to make mistakes, yet projects and teams are comfortable adapting their pre-existing work to project-specific contexts in order to avoid repeated failures.</text:p>
        </text:list-item>
      </text:list>
      <text:h text:style-name="P274" text:outline-level="3"><text:soft-page-break/>Collaboration</text:h>
      <text:p text:style-name="P53">Work in an open organization involves multiple parties by default. Participants believe that joint work produces better (more 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1586392162" text:style-name="L6">
        <text:list-item>
          <text:p text:style-name="P223">People tend to believe that working together produces better results.</text:p>
        </text:list-item>
        <text:list-item>
          <text:p text:style-name="P223">People tend to begin work collaboratively, rather than "add collaboration" after they've each completed individual components of work.</text:p>
        </text:list-item>
        <text:list-item>
          <text:p text:style-name="P223">People tend to engage partners outside their immediate teams when undertaking new projects.</text:p>
        </text:list-item>
        <text:list-item>
          <text:p text:style-name="P223">Work produced collaboratively is easily available internally for others to build upon.</text:p>
        </text:list-item>
        <text:list-item>
          <text:p text:style-name="P223">Work produced collaboratively is available externally for creators outside the organization to use in potentially unforeseen ways.</text:p>
        </text:list-item>
        <text:list-item>
          <text:p text:style-name="P223">People can discover, provide feedback on, and join work in progress easily—and are welcomed to do so.</text:p>
        </text:list-item>
      </text:list>
      <text:h text:style-name="P275" text:outline-level="3">Community</text:h>
      <text:p text:style-name="P54">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1">In open organizations, community looks like:</text:span></text:p>
      <text:list xml:id="list601236744" text:style-name="L7">
        <text:list-item>
          <text:p text:style-name="P224">Shared values and principles that inform decision-making and assessment processes are clear and obvious to members.</text:p>
        </text:list-item>
        <text:list-item>
          <text:p text:style-name="P224"><text:soft-page-break/>People feel equipped and empowered to make meaningful contributions to collaborative work.</text:p>
        </text:list-item>
        <text:list-item>
          <text:p text:style-name="P224">Leaders mentor others and demonstrate strong accountability to the group by modeling shared values and principles.</text:p>
        </text:list-item>
        <text:list-item>
          <text:p text:style-name="P299">People have a common language and work together to ensure that ideas do not get "lost in translation," and they are comfortable sharing their knowledge and stories to further the group's work.</text:p>
        </text:list-item>
      </text:list>
      <text:p text:style-name="P123">Version <text:span text:style-name="T21">2</text:span>.0<text:line-break/><text:span text:style-name="T21">April</text:span> 201<text:span text:style-name="T21">7</text:span><text:line-break/><text:span text:style-name="T22">github.com/open-organization-ambassadors/open-org-definition</text:span></text:p>
      <text:p text:style-name="P217"/>
      <text:h text:style-name="P226" text:outline-level="1"><text:bookmark-start text:name="__RefHeading___Toc842_1232125672"/>Learn More<text:bookmark-end text:name="__RefHeading___Toc842_1232125672"/></text:h>
      <text:h text:style-name="P260" text:outline-level="2"><text:bookmark-start text:name="__RefHeading___Toc2382_190016556"/>Additional resources<text:bookmark-end text:name="__RefHeading___Toc2382_190016556"/></text:h>
      <text:h text:style-name="P276" text:outline-level="3">The book series</text:h>
      <text:p text:style-name="P58">Continue reading about the future of work, management, and leadership in the <text:span text:style-name="T16">Open Organization</text:span><text:span text:style-name="T3"> book series. Get started at opensource.com/open-organization/resources/book-series.</text:span></text:p>
      <text:h text:style-name="P276" text:outline-level="3">The newsletter</text:h>
      <text:p text:style-name="P59"><text:span text:style-name="T4">Get open organization stories sent directly to your inbox. Visit </text:span><text:span text:style-name="T6">opensource.com/open-organization/resources/newsletter</text:span><text:span text:style-name="T4"> to sign up.</text:span></text:p>
      <text:h text:style-name="P276" text:outline-level="3"><text:span text:style-name="T13">T</text:span><text:span text:style-name="T3">he discussion list</text:span></text:h>
      <text:p text:style-name="P59"><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61" text:outline-level="2"><text:bookmark-start text:name="__RefHeading___Toc13385_3512989452"/>Get involved<text:bookmark-end text:name="__RefHeading___Toc13385_3512989452"/></text:h>
      <text:h text:style-name="P267" text:outline-level="3">Share this book</text:h>
      <text:p text:style-name="P49">We've licensed this book with a Creative Commons license, so you're free to share a copy with anyone who might benefit from learning more about the ways open source values are changing organizations today. See the copyright statement for more detail.</text:p>
      <text:h text:style-name="P277" text:outline-level="3">Tell your story</text:h>
      <text:p text:style-name="P50">Every week, Opensource.com publishes stories about the ways open principles are changing the way we work, manage, and lead. <text:span text:style-name="T20">You can read them at opensource.com/open-organization. Do you have a story to tell? </text:span>Please consider submitting it to us at opensource.com/story.</text:p>
      <text:h text:style-name="P278" text:outline-level="3">Join the community</text:h>
      <text:p text:style-name="P48"><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text:p text:style-name="P2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fo:line-height="105%"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paragraph-properties fo:margin-top="0.0402in" fo:margin-bottom="0.1201in" loext:contextual-spacing="false" fo:padding="0.1201in" fo:border="0.99pt solid #000000"/>
      <style:text-properties style:font-name="DejaVu Sans Mono" fo:font-family="'DejaVu Sans Mono'" style:font-style-name="Book" style:font-family-generic="modern" style:font-pitch="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45</text:page-number></text:p>
      </style:footer>
    </style:master-page>
    <style:master-page style:name="Start_20_Page" style:display-name="Start Page" style:page-layout-name="Mpm2" style:next-style-name="Standard">
      <style:footer>
        <text:p text:style-name="Footer"><text:page-number text:select-page="current">240</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49</text:page-number></text:p>
      </style:footer>
    </style:master-page>
    <style:master-page style:name="Questions_20_Page" style:display-name="Questions Page" style:page-layout-name="Mpm7">
      <style:header>
        <text:p text:style-name="MP2">The Open Organization Guide for Educators</text:p>
      </style:header>
      <style:footer>
        <text:p text:style-name="MP3"><text:page-number text:select-page="current">192</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20H47M45S</meta:editing-duration>
    <meta:editing-cycles>1006</meta:editing-cycles>
    <dc:title>Open Organization Book</dc:title>
    <dc:date>2019-08-13T09:52:30.888772438</dc:date>
    <meta:document-statistic meta:table-count="4" meta:image-count="1" meta:object-count="0" meta:page-count="250" meta:paragraph-count="1707" meta:word-count="58051" meta:character-count="376886" meta:non-whitespace-character-count="321019"/>
    <meta:template xlink:type="simple" xlink:actuate="onRequest" xlink:title="Open Organization Book" xlink:href="../../../../.config/libreoffice/4/user/template/Open%20Organization%20Book.ott" meta:date="2017-03-02T13:55:41.957328267"/>
  </office:meta>
</office:document-meta>
</file>